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5264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3516in"/>
    </style:style>
    <style:style style:name="co13" style:family="table-column">
      <style:table-column-properties fo:break-before="auto" style:column-width="0.2752in"/>
    </style:style>
    <style:style style:name="co14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1984in"/>
    </style:style>
    <style:style style:name="co16" style:family="table-column">
      <style:table-column-properties fo:break-before="auto" style:column-width="2.0535in"/>
    </style:style>
    <style:style style:name="co17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0.7445in"/>
    </style:style>
    <style:style style:name="co19" style:family="table-column">
      <style:table-column-properties fo:break-before="auto" style:column-width="0.8972in"/>
    </style:style>
    <style:style style:name="co20" style:family="table-column">
      <style:table-column-properties fo:break-before="auto" style:column-width="1.0945in"/>
    </style:style>
    <style:style style:name="co21" style:family="table-column">
      <style:table-column-properties fo:break-before="auto" style:column-width="1.2909in"/>
    </style:style>
    <style:style style:name="co22" style:family="table-column">
      <style:table-column-properties fo:break-before="auto" style:column-width="1.4437in"/>
    </style:style>
    <style:style style:name="co23" style:family="table-column">
      <style:table-column-properties fo:break-before="auto" style:column-width="1.6402in"/>
    </style:style>
    <style:style style:name="co24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1.9902in"/>
    </style:style>
    <style:style style:name="co26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ffff00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Empty Spaces</text:p>
          </table:table-cell>
          <table:table-cell office:value-type="string">
            <text:p>6x6 Easy</text:p>
          </table:table-cell>
          <table:table-cell office:value-type="string">
            <text:p>6x6 Normal</text:p>
          </table:table-cell>
          <table:table-cell office:value-type="string">
            <text:p>6x6 Genius</text:p>
          </table:table-cell>
          <table:table-cell office:value-type="string">
            <text:p>8x8 Easy</text:p>
          </table:table-cell>
          <table:table-cell office:value-type="string">
            <text:p>8x8 Normal</text:p>
          </table:table-cell>
          <table:table-cell office:value-type="string">
            <text:p>8x8 Genius</text:p>
          </table:table-cell>
          <table:table-cell office:value-type="string">
            <text:p>10x10 Easy</text:p>
          </table:table-cell>
          <table:table-cell office:value-type="string">
            <text:p>10x10 Normal</text:p>
          </table:table-cell>
          <table:table-cell office:value-type="string">
            <text:p>10x10 Genius</text:p>
          </table:table-cell>
          <table:table-cell>
            <draw:frame table:end-cell-address="Plot.T27" table:end-x="0.2984in" table:end-y="0.0417in" draw:z-index="0" draw:style-name="gr1" draw:text-style-name="P1" svg:width="8.2496in" svg:height="4.6543in" svg:x="0.05in" svg:y="0.0102in">
              <draw:object draw:notify-on-update-of-ranges="Plot.A1:Plot.A3 Plot.A4:Plot.A102 Plot.B1:Plot.B3 Plot.B4:Plot.B102 Plot.C1:Plot.C3 Plot.C4:Plot.C102 Plot.D1:Plot.D3 Plot.D4:Plot.D102 Plot.E1:Plot.E3 Plot.E4:Plot.E102 Plot.F1:Plot.F3 Plot.F4:Plot.F102 Plot.G1:Plot.G3 Plot.G4:Plot.G102 Plot.H1:Plot.H3 Plot.H4:Plot.H102 Plot.I1:Plot.I3 Plot.I4:Plot.I102 Plot.J1:Plot.J3 Plot.J4:Plot.J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73">
            <text:p>673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/>
        </table:table-row>
      </table:table>
      <table:table table:name="Resul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row table:style-name="ro2">
          <table:table-cell office:value-type="string">
            <text:p>ize</text:p>
          </table:table-cell>
          <table:table-cell office:value-type="string">
            <text:p>Difficulty</text:p>
          </table:table-cell>
          <table:table-cell office:value-type="string">
            <text:p>Player</text:p>
          </table:table-cell>
          <table:table-cell office:value-type="string">
            <text:p>pace</text:p>
          </table:table-cell>
          <table:table-cell office:value-type="string">
            <text:p>Move</text:p>
          </table:table-cell>
          <table:table-cell office:value-type="string">
            <text:p>Tim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6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6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3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3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7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7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2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2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5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5,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4,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4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3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6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8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1">
            <text:p>11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8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3">
            <text:p>13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80">
            <text:p>8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3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51">
            <text:p>15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2">
            <text:p>3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4">
            <text:p>1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673">
            <text:p>673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75">
            <text:p>17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6">
            <text:p>26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8">
            <text:p>18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6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2">
            <text:p>12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8">
            <text:p>1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4">
            <text:p>3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8">
            <text:p>28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4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7">
            <text:p>17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0">
            <text:p>2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7">
            <text:p>37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7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64">
            <text:p>6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8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2">
            <text:p>12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88">
            <text:p>8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6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8">
            <text:p>18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1">
            <text:p>51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87">
            <text:p>87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8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7">
            <text:p>1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2">
            <text:p>32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13">
            <text:p>213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7">
            <text:p>1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6,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6">
            <text:p>56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34">
            <text:p>134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3">
            <text:p>23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6,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9">
            <text:p>5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3">
            <text:p>13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96">
            <text:p>296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53">
            <text:p>53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9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4">
            <text:p>14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5">
            <text:p>3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66">
            <text:p>66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7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">
            <text:p>18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42">
            <text:p>4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3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80">
            <text:p>8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78">
            <text:p>78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6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47">
            <text:p>147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62">
            <text:p>62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1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37">
            <text:p>337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38">
            <text:p>13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4,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04">
            <text:p>10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06">
            <text:p>106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0,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51">
            <text:p>2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61">
            <text:p>161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3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5">
            <text:p>15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07">
            <text:p>107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23">
            <text:p>123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8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5">
            <text:p>2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67">
            <text:p>16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89">
            <text:p>389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1,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8">
            <text:p>18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63">
            <text:p>163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52">
            <text:p>15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7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53">
            <text:p>53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68">
            <text:p>26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2">
            <text:p>12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74">
            <text:p>274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8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0">
            <text:p>40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33">
            <text:p>233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38">
            <text:p>238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3">
            <text:p>4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04">
            <text:p>20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94">
            <text:p>294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98">
            <text:p>98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52">
            <text:p>25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96">
            <text:p>196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67">
            <text:p>267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5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2">
            <text:p>12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6">
            <text:p>186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87">
            <text:p>287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3,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8">
            <text:p>18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1">
            <text:p>18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27">
            <text:p>327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5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1">
            <text:p>21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44">
            <text:p>144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3">
            <text:p>3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8">
            <text:p>1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428">
            <text:p>428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5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39">
            <text:p>239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9">
            <text:p>19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643">
            <text:p>643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1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5">
            <text:p>1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4">
            <text:p>34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2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0">
            <text:p>20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2">
            <text:p>3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2,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9">
            <text:p>19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3">
            <text:p>3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37">
            <text:p>37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3,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7">
            <text:p>27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42">
            <text:p>4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9,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5">
            <text:p>5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0">
            <text:p>20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4">
            <text:p>4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7,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6">
            <text:p>36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5">
            <text:p>5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62">
            <text:p>6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0,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8">
            <text:p>28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6">
            <text:p>6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9,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0">
            <text:p>30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2,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42">
            <text:p>42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2,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6">
            <text:p>2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7">
            <text:p>7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83">
            <text:p>83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8">
            <text:p>8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27">
            <text:p>127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0,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3">
            <text:p>33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1">
            <text:p>1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62">
            <text:p>162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01">
            <text:p>101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14">
            <text:p>214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0,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6">
            <text:p>3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84">
            <text:p>284</text:p>
          </table:table-cell>
          <table:table-cell table:number-columns-repeated="15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3">
            <text:p>13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24">
            <text:p>124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2">
            <text:p>12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1">
            <text:p>51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54">
            <text:p>154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4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95">
            <text:p>95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5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9">
            <text:p>9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86">
            <text:p>8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9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03">
            <text:p>203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2">
            <text:p>12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95">
            <text:p>95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9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2">
            <text:p>182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8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98">
            <text:p>198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8,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14">
            <text:p>214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1,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3">
            <text:p>13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20">
            <text:p>220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3">
            <text:p>13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61">
            <text:p>161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5">
            <text:p>15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8">
            <text:p>188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9,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66">
            <text:p>16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0">
            <text:p>180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9,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6">
            <text:p>16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6">
            <text:p>18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8">
            <text:p>18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7,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7">
            <text:p>17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6,2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4">
            <text:p>24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5,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6">
            <text:p>2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7,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0">
            <text:p>30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4,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9">
            <text:p>29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6">
            <text:p>3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5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1">
            <text:p>31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4,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7">
            <text:p>37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4,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37">
            <text:p>37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,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45">
            <text:p>45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3">
            <text:p>53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3,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3">
            <text:p>53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,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53">
            <text:p>53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66">
            <text:p>66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6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62">
            <text:p>62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74">
            <text:p>74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89">
            <text:p>89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95">
            <text:p>95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02">
            <text:p>102</text:p>
          </table:table-cell>
          <table:table-cell table:number-columns-repeated="30"/>
        </table:table-row>
        <table:table-row table:style-name="ro1">
          <table:table-cell office:value-type="string">
            <text:p>10x10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6,6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3,6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3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6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1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5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6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8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2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7,7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1,3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2,2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4,6</text:p>
          </table:table-cell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0,6</text:p>
          </table:table-cell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6,9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4,5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2,8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9,3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9,2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4,4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6,4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9,7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5,0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4,3</text:p>
          </table:table-cell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8,8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5,5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3,5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4,2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7,5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9,9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3,0</text:p>
          </table:table-cell>
          <table:table-cell office:value-type="float" office:value="6">
            <text:p>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1,9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5,1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1,5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1,8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2,7</text:p>
          </table:table-cell>
          <table:table-cell office:value-type="float" office:value="6">
            <text:p>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2,4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0,5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8,7</text:p>
          </table:table-cell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1,1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9,8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0,0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8,1</text:p>
          </table:table-cell>
          <table:table-cell office:value-type="float" office:value="35">
            <text:p>3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2,1</text:p>
          </table:table-cell>
          <table:table-cell office:value-type="float" office:value="43">
            <text:p>4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9,0</text:p>
          </table:table-cell>
          <table:table-cell office:value-type="float" office:value="40">
            <text:p>4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6,1</text:p>
          </table:table-cell>
          <table:table-cell office:value-type="float" office:value="53">
            <text:p>5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5,8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4,9</text:p>
          </table:table-cell>
          <table:table-cell office:value-type="float" office:value="25">
            <text:p>2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3,4</text:p>
          </table:table-cell>
          <table:table-cell office:value-type="float" office:value="15">
            <text:p>1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3,1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,4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2,3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2,0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8,2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9,1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9,5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4,8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,7</text:p>
          </table:table-cell>
          <table:table-cell office:value-type="float" office:value="30">
            <text:p>3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8,9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6,0</text:p>
          </table:table-cell>
          <table:table-cell office:value-type="float" office:value="17">
            <text:p>1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7,0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0,7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4,7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7,9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3,9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8,6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9,6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7,1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9,4</text:p>
          </table:table-cell>
          <table:table-cell office:value-type="float" office:value="6">
            <text:p>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8,3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8,0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5,2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6,7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7,8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2,9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0,8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,9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3,6</text:p>
          </table:table-cell>
          <table:table-cell office:value-type="float" office:value="102">
            <text:p>10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3,3</text:p>
          </table:table-cell>
          <table:table-cell office:value-type="float" office:value="95">
            <text:p>9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6,3</text:p>
          </table:table-cell>
          <table:table-cell office:value-type="float" office:value="89">
            <text:p>8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6,6</text:p>
          </table:table-cell>
          <table:table-cell office:value-type="float" office:value="74">
            <text:p>7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6,7</text:p>
          </table:table-cell>
          <table:table-cell office:value-type="float" office:value="62">
            <text:p>6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7,3</text:p>
          </table:table-cell>
          <table:table-cell office:value-type="float" office:value="66">
            <text:p>6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7,5</text:p>
          </table:table-cell>
          <table:table-cell office:value-type="float" office:value="53">
            <text:p>5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2,5</text:p>
          </table:table-cell>
          <table:table-cell office:value-type="float" office:value="53">
            <text:p>5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4,3</text:p>
          </table:table-cell>
          <table:table-cell office:value-type="float" office:value="53">
            <text:p>5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3,7</text:p>
          </table:table-cell>
          <table:table-cell office:value-type="float" office:value="45">
            <text:p>4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3,5</text:p>
          </table:table-cell>
          <table:table-cell office:value-type="float" office:value="37">
            <text:p>3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6,1</text:p>
          </table:table-cell>
          <table:table-cell office:value-type="float" office:value="37">
            <text:p>3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2,3</text:p>
          </table:table-cell>
          <table:table-cell office:value-type="float" office:value="31">
            <text:p>3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8,5</text:p>
          </table:table-cell>
          <table:table-cell office:value-type="float" office:value="36">
            <text:p>3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6,2</text:p>
          </table:table-cell>
          <table:table-cell office:value-type="float" office:value="29">
            <text:p>2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3,2</text:p>
          </table:table-cell>
          <table:table-cell office:value-type="float" office:value="30">
            <text:p>3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3,1</text:p>
          </table:table-cell>
          <table:table-cell office:value-type="float" office:value="26">
            <text:p>2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5,6</text:p>
          </table:table-cell>
          <table:table-cell office:value-type="float" office:value="24">
            <text:p>2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8,3</text:p>
          </table:table-cell>
          <table:table-cell office:value-type="float" office:value="17">
            <text:p>1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7,6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1,6</text:p>
          </table:table-cell>
          <table:table-cell office:value-type="float" office:value="186">
            <text:p>18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1,7</text:p>
          </table:table-cell>
          <table:table-cell office:value-type="float" office:value="180">
            <text:p>18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7,7</text:p>
          </table:table-cell>
          <table:table-cell office:value-type="float" office:value="166">
            <text:p>16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2,1</text:p>
          </table:table-cell>
          <table:table-cell office:value-type="float" office:value="188">
            <text:p>18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5,7</text:p>
          </table:table-cell>
          <table:table-cell office:value-type="float" office:value="161">
            <text:p>16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8,2</text:p>
          </table:table-cell>
          <table:table-cell office:value-type="float" office:value="220">
            <text:p>22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7,1</text:p>
          </table:table-cell>
          <table:table-cell office:value-type="float" office:value="214">
            <text:p>2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6,4</text:p>
          </table:table-cell>
          <table:table-cell office:value-type="float" office:value="198">
            <text:p>19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0,6</text:p>
          </table:table-cell>
          <table:table-cell office:value-type="float" office:value="182">
            <text:p>18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6,8</text:p>
          </table:table-cell>
          <table:table-cell office:value-type="float" office:value="95">
            <text:p>9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5,3</text:p>
          </table:table-cell>
          <table:table-cell office:value-type="float" office:value="203">
            <text:p>20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0,7</text:p>
          </table:table-cell>
          <table:table-cell office:value-type="float" office:value="86">
            <text:p>8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2,6</text:p>
          </table:table-cell>
          <table:table-cell office:value-type="float" office:value="95">
            <text:p>9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6,9</text:p>
          </table:table-cell>
          <table:table-cell office:value-type="float" office:value="154">
            <text:p>15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4,7</text:p>
          </table:table-cell>
          <table:table-cell office:value-type="float" office:value="51">
            <text:p>5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5,2</text:p>
          </table:table-cell>
          <table:table-cell office:value-type="float" office:value="124">
            <text:p>12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4,2</text:p>
          </table:table-cell>
          <table:table-cell office:value-type="float" office:value="36">
            <text:p>3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4,5</text:p>
          </table:table-cell>
          <table:table-cell office:value-type="float" office:value="101">
            <text:p>10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8,6</text:p>
          </table:table-cell>
          <table:table-cell office:value-type="float" office:value="33">
            <text:p>3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4,6</text:p>
          </table:table-cell>
          <table:table-cell office:value-type="float" office:value="83">
            <text:p>8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2,7</text:p>
          </table:table-cell>
          <table:table-cell office:value-type="float" office:value="26">
            <text:p>2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8,0</text:p>
          </table:table-cell>
          <table:table-cell office:value-type="float" office:value="42">
            <text:p>4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1,3</text:p>
          </table:table-cell>
          <table:table-cell office:value-type="float" office:value="30">
            <text:p>3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4,0</text:p>
          </table:table-cell>
          <table:table-cell office:value-type="float" office:value="28">
            <text:p>2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9,6</text:p>
          </table:table-cell>
          <table:table-cell office:value-type="float" office:value="36">
            <text:p>3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9,1</text:p>
          </table:table-cell>
          <table:table-cell office:value-type="float" office:value="20">
            <text:p>2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2,0</text:p>
          </table:table-cell>
          <table:table-cell office:value-type="float" office:value="27">
            <text:p>2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9,7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,4</text:p>
          </table:table-cell>
          <table:table-cell office:value-type="float" office:value="20">
            <text:p>2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2,8</text:p>
          </table:table-cell>
          <table:table-cell office:value-type="float" office:value="15">
            <text:p>1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2,2</text:p>
          </table:table-cell>
          <table:table-cell office:value-type="float" office:value="239">
            <text:p>23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1,9</text:p>
          </table:table-cell>
          <table:table-cell office:value-type="float" office:value="144">
            <text:p>14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3,8</text:p>
          </table:table-cell>
          <table:table-cell office:value-type="float" office:value="181">
            <text:p>18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1,2</text:p>
          </table:table-cell>
          <table:table-cell office:value-type="float" office:value="186">
            <text:p>18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4,4</text:p>
          </table:table-cell>
          <table:table-cell office:value-type="float" office:value="196">
            <text:p>19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9,3</text:p>
          </table:table-cell>
          <table:table-cell office:value-type="float" office:value="98">
            <text:p>9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4,9</text:p>
          </table:table-cell>
          <table:table-cell office:value-type="float" office:value="204">
            <text:p>20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4,1</text:p>
          </table:table-cell>
          <table:table-cell office:value-type="float" office:value="233">
            <text:p>23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9,2</text:p>
          </table:table-cell>
          <table:table-cell office:value-type="float" office:value="268">
            <text:p>26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6,5</text:p>
          </table:table-cell>
          <table:table-cell office:value-type="float" office:value="163">
            <text:p>16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8,9</text:p>
          </table:table-cell>
          <table:table-cell office:value-type="float" office:value="167">
            <text:p>16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5,4</text:p>
          </table:table-cell>
          <table:table-cell office:value-type="float" office:value="107">
            <text:p>10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0,3</text:p>
          </table:table-cell>
          <table:table-cell office:value-type="float" office:value="251">
            <text:p>25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0,2</text:p>
          </table:table-cell>
          <table:table-cell office:value-type="float" office:value="104">
            <text:p>10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6,0</text:p>
          </table:table-cell>
          <table:table-cell office:value-type="float" office:value="337">
            <text:p>33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8,7</text:p>
          </table:table-cell>
          <table:table-cell office:value-type="float" office:value="147">
            <text:p>14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7,4</text:p>
          </table:table-cell>
          <table:table-cell office:value-type="float" office:value="80">
            <text:p>8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7,2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9,9</text:p>
          </table:table-cell>
          <table:table-cell office:value-type="float" office:value="24">
            <text:p>2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5,9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9,8</text:p>
          </table:table-cell>
          <table:table-cell office:value-type="float" office:value="59">
            <text:p>5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3,0</text:p>
          </table:table-cell>
          <table:table-cell office:value-type="float" office:value="56">
            <text:p>5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9,5</text:p>
          </table:table-cell>
          <table:table-cell office:value-type="float" office:value="32">
            <text:p>3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9,0</text:p>
          </table:table-cell>
          <table:table-cell office:value-type="float" office:value="51">
            <text:p>5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8,8</text:p>
          </table:table-cell>
          <table:table-cell office:value-type="float" office:value="39">
            <text:p>39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7,0</text:p>
          </table:table-cell>
          <table:table-cell office:value-type="float" office:value="17">
            <text:p>17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8,4</text:p>
          </table:table-cell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7,9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7,8</text:p>
          </table:table-cell>
          <table:table-cell office:value-type="float" office:value="26">
            <text:p>26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,8</text:p>
          </table:table-cell>
          <table:table-cell office:value-type="float" office:value="673">
            <text:p>67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5,8</text:p>
          </table:table-cell>
          <table:table-cell office:value-type="float" office:value="151">
            <text:p>15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,5</text:p>
          </table:table-cell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8,1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5,5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5,0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3,9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,4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,9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2,9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4,8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,8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10x10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4,4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4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3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5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2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4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1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3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6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4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5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4,0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6,2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0,3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4,1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4,6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5,6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7,4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3,0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3,7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3,5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6,4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6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2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2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7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5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7,7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6,6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3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2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7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6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,0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7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6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7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6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5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5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5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3,3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3,4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4,5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5,5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4,3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2,3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6,4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4,2</text:p>
          </table:table-cell>
          <table:table-cell office:value-type="float" office:value="6">
            <text:p>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5,2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6,3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1,4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4,4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3,5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3,6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7,3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3,1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2,4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6,5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0,4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4,0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2,1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6,0</text:p>
          </table:table-cell>
          <table:table-cell office:value-type="float" office:value="12">
            <text:p>1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7,4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5,7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1,2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3,2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0,1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5,6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4,7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5,3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2,0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5,4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,0</text:p>
          </table:table-cell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0,5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,0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2,2</text:p>
          </table:table-cell>
          <table:table-cell office:value-type="float" office:value="26">
            <text:p>2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7,7</text:p>
          </table:table-cell>
          <table:table-cell office:value-type="float" office:value="16">
            <text:p>1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3,0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2,7</text:p>
          </table:table-cell>
          <table:table-cell office:value-type="float" office:value="20">
            <text:p>2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6,1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7,1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,6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6,7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7,6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7,2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7,0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7,5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5,0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5,1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6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6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3,7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5,3</text:p>
          </table:table-cell>
          <table:table-cell office:value-type="float" office:value="284">
            <text:p>28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5,4</text:p>
          </table:table-cell>
          <table:table-cell office:value-type="float" office:value="214">
            <text:p>21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4,5</text:p>
          </table:table-cell>
          <table:table-cell office:value-type="float" office:value="162">
            <text:p>16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2,3</text:p>
          </table:table-cell>
          <table:table-cell office:value-type="float" office:value="127">
            <text:p>12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3,6</text:p>
          </table:table-cell>
          <table:table-cell office:value-type="float" office:value="108">
            <text:p>10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4,3</text:p>
          </table:table-cell>
          <table:table-cell office:value-type="float" office:value="95">
            <text:p>9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3,2</text:p>
          </table:table-cell>
          <table:table-cell office:value-type="float" office:value="108">
            <text:p>10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6,4</text:p>
          </table:table-cell>
          <table:table-cell office:value-type="float" office:value="79">
            <text:p>7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2,4</text:p>
          </table:table-cell>
          <table:table-cell office:value-type="float" office:value="62">
            <text:p>6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4,4</text:p>
          </table:table-cell>
          <table:table-cell office:value-type="float" office:value="85">
            <text:p>8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3,1</text:p>
          </table:table-cell>
          <table:table-cell office:value-type="float" office:value="42">
            <text:p>4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7,4</text:p>
          </table:table-cell>
          <table:table-cell office:value-type="float" office:value="37">
            <text:p>3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6,5</text:p>
          </table:table-cell>
          <table:table-cell office:value-type="float" office:value="32">
            <text:p>3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1,3</text:p>
          </table:table-cell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3,3</text:p>
          </table:table-cell>
          <table:table-cell office:value-type="float" office:value="643">
            <text:p>64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4,2</text:p>
          </table:table-cell>
          <table:table-cell office:value-type="float" office:value="428">
            <text:p>42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0,4</text:p>
          </table:table-cell>
          <table:table-cell office:value-type="float" office:value="327">
            <text:p>32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4,1</text:p>
          </table:table-cell>
          <table:table-cell office:value-type="float" office:value="287">
            <text:p>28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1,4</text:p>
          </table:table-cell>
          <table:table-cell office:value-type="float" office:value="267">
            <text:p>26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2,6</text:p>
          </table:table-cell>
          <table:table-cell office:value-type="float" office:value="252">
            <text:p>25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5,5</text:p>
          </table:table-cell>
          <table:table-cell office:value-type="float" office:value="294">
            <text:p>29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5,0</text:p>
          </table:table-cell>
          <table:table-cell office:value-type="float" office:value="238">
            <text:p>23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6,2</text:p>
          </table:table-cell>
          <table:table-cell office:value-type="float" office:value="274">
            <text:p>27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1,7</text:p>
          </table:table-cell>
          <table:table-cell office:value-type="float" office:value="152">
            <text:p>15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3,4</text:p>
          </table:table-cell>
          <table:table-cell office:value-type="float" office:value="389">
            <text:p>389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7,5</text:p>
          </table:table-cell>
          <table:table-cell office:value-type="float" office:value="123">
            <text:p>12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4,7</text:p>
          </table:table-cell>
          <table:table-cell office:value-type="float" office:value="161">
            <text:p>16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0,3</text:p>
          </table:table-cell>
          <table:table-cell office:value-type="float" office:value="106">
            <text:p>10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7,3</text:p>
          </table:table-cell>
          <table:table-cell office:value-type="float" office:value="138">
            <text:p>13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3,5</text:p>
          </table:table-cell>
          <table:table-cell office:value-type="float" office:value="62">
            <text:p>6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2,5</text:p>
          </table:table-cell>
          <table:table-cell office:value-type="float" office:value="78">
            <text:p>7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5,1</text:p>
          </table:table-cell>
          <table:table-cell office:value-type="float" office:value="42">
            <text:p>4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7,0</text:p>
          </table:table-cell>
          <table:table-cell office:value-type="float" office:value="66">
            <text:p>6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5,6</text:p>
          </table:table-cell>
          <table:table-cell office:value-type="float" office:value="35">
            <text:p>3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7,1</text:p>
          </table:table-cell>
          <table:table-cell office:value-type="float" office:value="296">
            <text:p>296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0,7</text:p>
          </table:table-cell>
          <table:table-cell office:value-type="float" office:value="134">
            <text:p>13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7,2</text:p>
          </table:table-cell>
          <table:table-cell office:value-type="float" office:value="213">
            <text:p>21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7,6</text:p>
          </table:table-cell>
          <table:table-cell office:value-type="float" office:value="87">
            <text:p>8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7,7</text:p>
          </table:table-cell>
          <table:table-cell office:value-type="float" office:value="88">
            <text:p>8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6,3</text:p>
          </table:table-cell>
          <table:table-cell office:value-type="float" office:value="64">
            <text:p>6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5,2</text:p>
          </table:table-cell>
          <table:table-cell office:value-type="float" office:value="37">
            <text:p>37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3,0</text:p>
          </table:table-cell>
          <table:table-cell office:value-type="float" office:value="28">
            <text:p>2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4,0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5,7</text:p>
          </table:table-cell>
          <table:table-cell office:value-type="float" office:value="18">
            <text:p>1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6,6</text:p>
          </table:table-cell>
          <table:table-cell office:value-type="float" office:value="175">
            <text:p>17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,2</text:p>
          </table:table-cell>
          <table:table-cell office:value-type="float" office:value="32">
            <text:p>32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2,1</text:p>
          </table:table-cell>
          <table:table-cell office:value-type="float" office:value="80">
            <text:p>8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6,7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6,1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6,0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4,6</text:p>
          </table:table-cell>
          <table:table-cell office:value-type="float" office:value="4">
            <text:p>4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2,7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2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6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8x8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2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3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3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4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2,1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2,5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5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4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0,2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5,5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4,1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2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4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5,2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4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5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Eas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4,2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3,3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3,4</text:p>
          </table:table-cell>
          <table:table-cell office:value-type="float" office:value="6">
            <text:p>6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2,3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1,3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4,3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5,3</text:p>
          </table:table-cell>
          <table:table-cell office:value-type="float" office:value="53">
            <text:p>5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3,1</text:p>
          </table:table-cell>
          <table:table-cell office:value-type="float" office:value="23">
            <text:p>2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3,2</text:p>
          </table:table-cell>
          <table:table-cell office:value-type="float" office:value="17">
            <text:p>17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1,2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3,0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5,2</text:p>
          </table:table-cell>
          <table:table-cell office:value-type="float" office:value="10">
            <text:p>1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3,5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2,5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2,2</text:p>
          </table:table-cell>
          <table:table-cell office:value-type="float" office:value="3">
            <text:p>3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,4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5,5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5,4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5,0</text:p>
          </table:table-cell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4,0</text:p>
          </table:table-cell>
          <table:table-cell office:value-type="float" office:value="2">
            <text:p>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4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4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2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Norm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4,3</text:p>
          </table:table-cell>
          <table:table-cell office:value-type="float" office:value="119">
            <text:p>11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3,4</text:p>
          </table:table-cell>
          <table:table-cell office:value-type="float" office:value="92">
            <text:p>9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3,3</text:p>
          </table:table-cell>
          <table:table-cell office:value-type="float" office:value="69">
            <text:p>6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2,3</text:p>
          </table:table-cell>
          <table:table-cell office:value-type="float" office:value="58">
            <text:p>5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3,1</text:p>
          </table:table-cell>
          <table:table-cell office:value-type="float" office:value="30">
            <text:p>3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1,2</text:p>
          </table:table-cell>
          <table:table-cell office:value-type="float" office:value="25">
            <text:p>25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3,0</text:p>
          </table:table-cell>
          <table:table-cell office:value-type="float" office:value="139">
            <text:p>13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2,2</text:p>
          </table:table-cell>
          <table:table-cell office:value-type="float" office:value="169">
            <text:p>16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3,2</text:p>
          </table:table-cell>
          <table:table-cell office:value-type="float" office:value="132">
            <text:p>132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2,1</text:p>
          </table:table-cell>
          <table:table-cell office:value-type="float" office:value="91">
            <text:p>9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0,2</text:p>
          </table:table-cell>
          <table:table-cell office:value-type="float" office:value="28">
            <text:p>2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3,5</text:p>
          </table:table-cell>
          <table:table-cell office:value-type="float" office:value="48">
            <text:p>4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4,2</text:p>
          </table:table-cell>
          <table:table-cell office:value-type="float" office:value="19">
            <text:p>1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2,4</text:p>
          </table:table-cell>
          <table:table-cell office:value-type="float" office:value="30">
            <text:p>3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5,3</text:p>
          </table:table-cell>
          <table:table-cell office:value-type="float" office:value="48">
            <text:p>4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4,4</text:p>
          </table:table-cell>
          <table:table-cell office:value-type="float" office:value="14">
            <text:p>14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4,0</text:p>
          </table:table-cell>
          <table:table-cell office:value-type="float" office:value="54">
            <text:p>54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4,1</text:p>
          </table:table-cell>
          <table:table-cell office:value-type="float" office:value="44">
            <text:p>44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2,0</text:p>
          </table:table-cell>
          <table:table-cell office:value-type="float" office:value="38">
            <text:p>38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5,4</text:p>
          </table:table-cell>
          <table:table-cell office:value-type="float" office:value="25">
            <text:p>25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5,2</text:p>
          </table:table-cell>
          <table:table-cell office:value-type="float" office:value="11">
            <text:p>11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4,5</text:p>
          </table:table-cell>
          <table:table-cell office:value-type="float" office:value="15">
            <text:p>15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5,5</text:p>
          </table:table-cell>
          <table:table-cell office:value-type="float" office:value="9">
            <text:p>9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5,0</text:p>
          </table:table-cell>
          <table:table-cell office:value-type="float" office:value="7">
            <text:p>7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,0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,4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,3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,1</text:p>
          </table:table-cell>
          <table:table-cell office:value-type="float" office:value="0">
            <text:p>0</text:p>
          </table:table-cell>
          <table:table-cell table:number-columns-repeated="46"/>
        </table:table-row>
        <table:table-row table:style-name="ro1">
          <table:table-cell office:value-type="string">
            <text:p>6x6</text:p>
          </table:table-cell>
          <table:table-cell office:value-type="string">
            <text:p>Gen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,0</text:p>
          </table:table-cell>
          <table:table-cell office:value-type="float" office:value="0">
            <text:p>0</text:p>
          </table:table-cell>
          <table:table-cell table:number-columns-repeated="46"/>
        </table:table-row>
      </table:table>
      <table:table table:name="Search Dept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Empty Spaces</text:p>
          </table:table-cell>
          <table:table-cell office:value-type="string">
            <text:p>Easy</text:p>
          </table:table-cell>
          <table:table-cell office:value-type="string">
            <text:p>Normal</text:p>
          </table:table-cell>
          <table:table-cell office:value-type="string">
            <text:p>Genius</text:p>
          </table:table-cell>
          <table:table-cell>
            <draw:frame table:end-cell-address="'Search Depth'.L21" table:end-x="0.1614in" table:end-y="0.1571in" draw:z-index="0" draw:style-name="gr1" draw:text-style-name="P1" svg:width="6.3047in" svg:height="3.713in" svg:x="0.0799in" svg:y="0in">
              <draw:object draw:notify-on-update-of-ranges="'Search Depth'.A2:'Search Depth'.A102 'Search Depth'.B1:'Search Depth'.B1 'Search Depth'.B2:'Search Depth'.B102 'Search Depth'.C1:'Search Depth'.C1 'Search Depth'.C2:'Search Depth'.C102 'Search Depth'.D1:'Search Depth'.D1 'Search Depth'.D2:'Search Depth'.D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Complexity Tables" table:style-name="ta1" table:print="false">
        <table:table-column table:style-name="co12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3"/>
        <table:table-column table:style-name="co20" table:default-cell-style-name="ce3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1013" table:default-cell-style-name="Default"/>
        <table:table-row table:style-name="ro1">
          <table:table-cell office:value-type="string">
            <text:p>X</text:p>
          </table:table-cell>
          <table:table-cell table:style-name="Default" office:value-type="string">
            <text:p>Factorial</text:p>
          </table:table-cell>
          <table:table-cell table:style-name="Default" office:value-type="string">
            <text:p>X^2</text:p>
          </table:table-cell>
          <table:table-cell table:style-name="Default" office:value-type="string">
            <text:p>X^3</text:p>
          </table:table-cell>
          <table:table-cell table:style-name="Default" office:value-type="string">
            <text:p>X^4</text:p>
          </table:table-cell>
          <table:table-cell table:style-name="Default" office:value-type="string">
            <text:p>X^5</text:p>
          </table:table-cell>
          <table:table-cell table:style-name="Default" office:value-type="string">
            <text:p>X^6</text:p>
          </table:table-cell>
          <table:table-cell table:style-name="Default" office:value-type="string">
            <text:p>X^7</text:p>
          </table:table-cell>
          <table:table-cell table:style-name="Default" office:value-type="string">
            <text:p>X^8</text:p>
          </table:table-cell>
          <table:table-cell table:style-name="Default" office:value-type="string">
            <text:p>X^9</text:p>
          </table:table-cell>
          <table:table-cell table:style-name="Default" office:value-type="string">
            <text:p>X^1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[.A2]" office:value-type="float" office:value="1">
            <text:p>1</text:p>
          </table:table-cell>
          <table:table-cell table:formula="of:=[.$A2]*[.$A2]" office:value-type="float" office:value="1">
            <text:p>1</text:p>
          </table:table-cell>
          <table:table-cell table:formula="of:=[.$A2]*[.$A2]*[.$A2]" office:value-type="float" office:value="1">
            <text:p>1</text:p>
          </table:table-cell>
          <table:table-cell table:style-name="ce2" table:formula="of:=[.$A2]*[.$A2]*[.$A2]*[.$A2]" office:value-type="float" office:value="1">
            <text:p>1</text:p>
          </table:table-cell>
          <table:table-cell table:style-name="ce2" table:formula="of:=[.$A2]*[.$A2]*[.$A2]*[.$A2]*[.$A2]" office:value-type="float" office:value="1">
            <text:p>1</text:p>
          </table:table-cell>
          <table:table-cell table:formula="of:=[.$A2]*[.$A2]*[.$A2]*[.$A2]*[.$A2]*[.$A2]" office:value-type="float" office:value="1">
            <text:p>1</text:p>
          </table:table-cell>
          <table:table-cell table:formula="of:=[.$A2]*[.$A2]*[.$A2]*[.$A2]*[.$A2]*[.$A2]*[.$A2]" office:value-type="float" office:value="1">
            <text:p>1</text:p>
          </table:table-cell>
          <table:table-cell table:formula="of:=[.$A2]*[.$A2]*[.$A2]*[.$A2]*[.$A2]*[.$A2]*[.$A2]*[.$A2]" office:value-type="float" office:value="1">
            <text:p>1</text:p>
          </table:table-cell>
          <table:table-cell table:formula="of:=[.$A2]*[.$A2]*[.$A2]*[.$A2]*[.$A2]*[.$A2]*[.$A2]*[.$A2]*[.$A2]" office:value-type="float" office:value="1">
            <text:p>1</text:p>
          </table:table-cell>
          <table:table-cell table:formula="of:=[.$A2]*[.$A2]*[.$A2]*[.$A2]*[.$A2]*[.$A2]*[.$A2]*[.$A2]*[.$A2]*[.$A2]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A3]*[.B2]" office:value-type="float" office:value="2">
            <text:p>2</text:p>
          </table:table-cell>
          <table:table-cell table:formula="of:=[.$A3]*[.$A3]" office:value-type="float" office:value="4">
            <text:p>4</text:p>
          </table:table-cell>
          <table:table-cell table:formula="of:=[.$A3]*[.$A3]*[.$A3]" office:value-type="float" office:value="8">
            <text:p>8</text:p>
          </table:table-cell>
          <table:table-cell table:style-name="ce2" table:formula="of:=[.$A3]*[.$A3]*[.$A3]*[.$A3]" office:value-type="float" office:value="16">
            <text:p>16</text:p>
          </table:table-cell>
          <table:table-cell table:style-name="ce2" table:formula="of:=[.$A3]*[.$A3]*[.$A3]*[.$A3]*[.$A3]" office:value-type="float" office:value="32">
            <text:p>32</text:p>
          </table:table-cell>
          <table:table-cell table:formula="of:=[.$A3]*[.$A3]*[.$A3]*[.$A3]*[.$A3]*[.$A3]" office:value-type="float" office:value="64">
            <text:p>64</text:p>
          </table:table-cell>
          <table:table-cell table:formula="of:=[.$A3]*[.$A3]*[.$A3]*[.$A3]*[.$A3]*[.$A3]*[.$A3]" office:value-type="float" office:value="128">
            <text:p>128</text:p>
          </table:table-cell>
          <table:table-cell table:formula="of:=[.$A3]*[.$A3]*[.$A3]*[.$A3]*[.$A3]*[.$A3]*[.$A3]*[.$A3]" office:value-type="float" office:value="256">
            <text:p>256</text:p>
          </table:table-cell>
          <table:table-cell table:formula="of:=[.$A3]*[.$A3]*[.$A3]*[.$A3]*[.$A3]*[.$A3]*[.$A3]*[.$A3]*[.$A3]" office:value-type="float" office:value="512">
            <text:p>512</text:p>
          </table:table-cell>
          <table:table-cell table:formula="of:=[.$A3]*[.$A3]*[.$A3]*[.$A3]*[.$A3]*[.$A3]*[.$A3]*[.$A3]*[.$A3]*[.$A3]" office:value-type="float" office:value="1024">
            <text:p>1,02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A4]*[.B3]" office:value-type="float" office:value="6">
            <text:p>6</text:p>
          </table:table-cell>
          <table:table-cell table:formula="of:=[.$A4]*[.$A4]" office:value-type="float" office:value="9">
            <text:p>9</text:p>
          </table:table-cell>
          <table:table-cell table:formula="of:=[.$A4]*[.$A4]*[.$A4]" office:value-type="float" office:value="27">
            <text:p>27</text:p>
          </table:table-cell>
          <table:table-cell table:style-name="ce2" table:formula="of:=[.$A4]*[.$A4]*[.$A4]*[.$A4]" office:value-type="float" office:value="81">
            <text:p>81</text:p>
          </table:table-cell>
          <table:table-cell table:style-name="ce2" table:formula="of:=[.$A4]*[.$A4]*[.$A4]*[.$A4]*[.$A4]" office:value-type="float" office:value="243">
            <text:p>243</text:p>
          </table:table-cell>
          <table:table-cell table:formula="of:=[.$A4]*[.$A4]*[.$A4]*[.$A4]*[.$A4]*[.$A4]" office:value-type="float" office:value="729">
            <text:p>729</text:p>
          </table:table-cell>
          <table:table-cell table:formula="of:=[.$A4]*[.$A4]*[.$A4]*[.$A4]*[.$A4]*[.$A4]*[.$A4]" office:value-type="float" office:value="2187">
            <text:p>2,187</text:p>
          </table:table-cell>
          <table:table-cell table:formula="of:=[.$A4]*[.$A4]*[.$A4]*[.$A4]*[.$A4]*[.$A4]*[.$A4]*[.$A4]" office:value-type="float" office:value="6561">
            <text:p>6,561</text:p>
          </table:table-cell>
          <table:table-cell table:formula="of:=[.$A4]*[.$A4]*[.$A4]*[.$A4]*[.$A4]*[.$A4]*[.$A4]*[.$A4]*[.$A4]" office:value-type="float" office:value="19683">
            <text:p>19,683</text:p>
          </table:table-cell>
          <table:table-cell table:formula="of:=[.$A4]*[.$A4]*[.$A4]*[.$A4]*[.$A4]*[.$A4]*[.$A4]*[.$A4]*[.$A4]*[.$A4]" office:value-type="float" office:value="59049">
            <text:p>59,049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[.A5]*[.B4]" office:value-type="float" office:value="24">
            <text:p>24</text:p>
          </table:table-cell>
          <table:table-cell table:formula="of:=[.$A5]*[.$A5]" office:value-type="float" office:value="16">
            <text:p>16</text:p>
          </table:table-cell>
          <table:table-cell table:formula="of:=[.$A5]*[.$A5]*[.$A5]" office:value-type="float" office:value="64">
            <text:p>64</text:p>
          </table:table-cell>
          <table:table-cell table:style-name="ce2" table:formula="of:=[.$A5]*[.$A5]*[.$A5]*[.$A5]" office:value-type="float" office:value="256">
            <text:p>256</text:p>
          </table:table-cell>
          <table:table-cell table:style-name="ce2" table:formula="of:=[.$A5]*[.$A5]*[.$A5]*[.$A5]*[.$A5]" office:value-type="float" office:value="1024">
            <text:p>1,024</text:p>
          </table:table-cell>
          <table:table-cell table:formula="of:=[.$A5]*[.$A5]*[.$A5]*[.$A5]*[.$A5]*[.$A5]" office:value-type="float" office:value="4096">
            <text:p>4,096</text:p>
          </table:table-cell>
          <table:table-cell table:formula="of:=[.$A5]*[.$A5]*[.$A5]*[.$A5]*[.$A5]*[.$A5]*[.$A5]" office:value-type="float" office:value="16384">
            <text:p>16,384</text:p>
          </table:table-cell>
          <table:table-cell table:formula="of:=[.$A5]*[.$A5]*[.$A5]*[.$A5]*[.$A5]*[.$A5]*[.$A5]*[.$A5]" office:value-type="float" office:value="65536">
            <text:p>65,536</text:p>
          </table:table-cell>
          <table:table-cell table:formula="of:=[.$A5]*[.$A5]*[.$A5]*[.$A5]*[.$A5]*[.$A5]*[.$A5]*[.$A5]*[.$A5]" office:value-type="float" office:value="262144">
            <text:p>262,144</text:p>
          </table:table-cell>
          <table:table-cell table:formula="of:=[.$A5]*[.$A5]*[.$A5]*[.$A5]*[.$A5]*[.$A5]*[.$A5]*[.$A5]*[.$A5]*[.$A5]" office:value-type="float" office:value="1048576">
            <text:p>1,048,576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[.A6]*[.B5]" office:value-type="float" office:value="120">
            <text:p>120</text:p>
          </table:table-cell>
          <table:table-cell table:formula="of:=[.$A6]*[.$A6]" office:value-type="float" office:value="25">
            <text:p>25</text:p>
          </table:table-cell>
          <table:table-cell table:formula="of:=[.$A6]*[.$A6]*[.$A6]" office:value-type="float" office:value="125">
            <text:p>125</text:p>
          </table:table-cell>
          <table:table-cell table:style-name="ce2" table:formula="of:=[.$A6]*[.$A6]*[.$A6]*[.$A6]" office:value-type="float" office:value="625">
            <text:p>625</text:p>
          </table:table-cell>
          <table:table-cell table:style-name="ce2" table:formula="of:=[.$A6]*[.$A6]*[.$A6]*[.$A6]*[.$A6]" office:value-type="float" office:value="3125">
            <text:p>3,125</text:p>
          </table:table-cell>
          <table:table-cell table:formula="of:=[.$A6]*[.$A6]*[.$A6]*[.$A6]*[.$A6]*[.$A6]" office:value-type="float" office:value="15625">
            <text:p>15,625</text:p>
          </table:table-cell>
          <table:table-cell table:formula="of:=[.$A6]*[.$A6]*[.$A6]*[.$A6]*[.$A6]*[.$A6]*[.$A6]" office:value-type="float" office:value="78125">
            <text:p>78,125</text:p>
          </table:table-cell>
          <table:table-cell table:formula="of:=[.$A6]*[.$A6]*[.$A6]*[.$A6]*[.$A6]*[.$A6]*[.$A6]*[.$A6]" office:value-type="float" office:value="390625">
            <text:p>390,625</text:p>
          </table:table-cell>
          <table:table-cell table:formula="of:=[.$A6]*[.$A6]*[.$A6]*[.$A6]*[.$A6]*[.$A6]*[.$A6]*[.$A6]*[.$A6]" office:value-type="float" office:value="1953125">
            <text:p>1,953,125</text:p>
          </table:table-cell>
          <table:table-cell table:formula="of:=[.$A6]*[.$A6]*[.$A6]*[.$A6]*[.$A6]*[.$A6]*[.$A6]*[.$A6]*[.$A6]*[.$A6]" office:value-type="float" office:value="9765625">
            <text:p>9,765,625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[.A7]*[.B6]" office:value-type="float" office:value="720">
            <text:p>720</text:p>
          </table:table-cell>
          <table:table-cell table:formula="of:=[.$A7]*[.$A7]" office:value-type="float" office:value="36">
            <text:p>36</text:p>
          </table:table-cell>
          <table:table-cell table:formula="of:=[.$A7]*[.$A7]*[.$A7]" office:value-type="float" office:value="216">
            <text:p>216</text:p>
          </table:table-cell>
          <table:table-cell table:style-name="ce2" table:formula="of:=[.$A7]*[.$A7]*[.$A7]*[.$A7]" office:value-type="float" office:value="1296">
            <text:p>1,296</text:p>
          </table:table-cell>
          <table:table-cell table:style-name="ce2" table:formula="of:=[.$A7]*[.$A7]*[.$A7]*[.$A7]*[.$A7]" office:value-type="float" office:value="7776">
            <text:p>7,776</text:p>
          </table:table-cell>
          <table:table-cell table:formula="of:=[.$A7]*[.$A7]*[.$A7]*[.$A7]*[.$A7]*[.$A7]" office:value-type="float" office:value="46656">
            <text:p>46,656</text:p>
          </table:table-cell>
          <table:table-cell table:formula="of:=[.$A7]*[.$A7]*[.$A7]*[.$A7]*[.$A7]*[.$A7]*[.$A7]" office:value-type="float" office:value="279936">
            <text:p>279,936</text:p>
          </table:table-cell>
          <table:table-cell table:formula="of:=[.$A7]*[.$A7]*[.$A7]*[.$A7]*[.$A7]*[.$A7]*[.$A7]*[.$A7]" office:value-type="float" office:value="1679616">
            <text:p>1,679,616</text:p>
          </table:table-cell>
          <table:table-cell table:formula="of:=[.$A7]*[.$A7]*[.$A7]*[.$A7]*[.$A7]*[.$A7]*[.$A7]*[.$A7]*[.$A7]" office:value-type="float" office:value="10077696">
            <text:p>10,077,696</text:p>
          </table:table-cell>
          <table:table-cell table:formula="of:=[.$A7]*[.$A7]*[.$A7]*[.$A7]*[.$A7]*[.$A7]*[.$A7]*[.$A7]*[.$A7]*[.$A7]" office:value-type="float" office:value="60466176">
            <text:p>60,466,17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[.A8]*[.B7]" office:value-type="float" office:value="5040">
            <text:p>5,040</text:p>
          </table:table-cell>
          <table:table-cell table:formula="of:=[.$A8]*[.$A8]" office:value-type="float" office:value="49">
            <text:p>49</text:p>
          </table:table-cell>
          <table:table-cell table:formula="of:=[.$A8]*[.$A8]*[.$A8]" office:value-type="float" office:value="343">
            <text:p>343</text:p>
          </table:table-cell>
          <table:table-cell table:style-name="ce2" table:formula="of:=[.$A8]*[.$A8]*[.$A8]*[.$A8]" office:value-type="float" office:value="2401">
            <text:p>2,401</text:p>
          </table:table-cell>
          <table:table-cell table:style-name="ce2" table:formula="of:=[.$A8]*[.$A8]*[.$A8]*[.$A8]*[.$A8]" office:value-type="float" office:value="16807">
            <text:p>16,807</text:p>
          </table:table-cell>
          <table:table-cell table:formula="of:=[.$A8]*[.$A8]*[.$A8]*[.$A8]*[.$A8]*[.$A8]" office:value-type="float" office:value="117649">
            <text:p>117,649</text:p>
          </table:table-cell>
          <table:table-cell table:formula="of:=[.$A8]*[.$A8]*[.$A8]*[.$A8]*[.$A8]*[.$A8]*[.$A8]" office:value-type="float" office:value="823543">
            <text:p>823,543</text:p>
          </table:table-cell>
          <table:table-cell table:formula="of:=[.$A8]*[.$A8]*[.$A8]*[.$A8]*[.$A8]*[.$A8]*[.$A8]*[.$A8]" office:value-type="float" office:value="5764801">
            <text:p>5,764,801</text:p>
          </table:table-cell>
          <table:table-cell table:formula="of:=[.$A8]*[.$A8]*[.$A8]*[.$A8]*[.$A8]*[.$A8]*[.$A8]*[.$A8]*[.$A8]" office:value-type="float" office:value="40353607">
            <text:p>40,353,607</text:p>
          </table:table-cell>
          <table:table-cell table:formula="of:=[.$A8]*[.$A8]*[.$A8]*[.$A8]*[.$A8]*[.$A8]*[.$A8]*[.$A8]*[.$A8]*[.$A8]" office:value-type="float" office:value="282475249">
            <text:p>282,475,249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[.A9]*[.B8]" office:value-type="float" office:value="40320">
            <text:p>40,320</text:p>
          </table:table-cell>
          <table:table-cell table:formula="of:=[.$A9]*[.$A9]" office:value-type="float" office:value="64">
            <text:p>64</text:p>
          </table:table-cell>
          <table:table-cell table:formula="of:=[.$A9]*[.$A9]*[.$A9]" office:value-type="float" office:value="512">
            <text:p>512</text:p>
          </table:table-cell>
          <table:table-cell table:style-name="ce2" table:formula="of:=[.$A9]*[.$A9]*[.$A9]*[.$A9]" office:value-type="float" office:value="4096">
            <text:p>4,096</text:p>
          </table:table-cell>
          <table:table-cell table:style-name="ce2" table:formula="of:=[.$A9]*[.$A9]*[.$A9]*[.$A9]*[.$A9]" office:value-type="float" office:value="32768">
            <text:p>32,768</text:p>
          </table:table-cell>
          <table:table-cell table:formula="of:=[.$A9]*[.$A9]*[.$A9]*[.$A9]*[.$A9]*[.$A9]" office:value-type="float" office:value="262144">
            <text:p>262,144</text:p>
          </table:table-cell>
          <table:table-cell table:formula="of:=[.$A9]*[.$A9]*[.$A9]*[.$A9]*[.$A9]*[.$A9]*[.$A9]" office:value-type="float" office:value="2097152">
            <text:p>2,097,152</text:p>
          </table:table-cell>
          <table:table-cell table:formula="of:=[.$A9]*[.$A9]*[.$A9]*[.$A9]*[.$A9]*[.$A9]*[.$A9]*[.$A9]" office:value-type="float" office:value="16777216">
            <text:p>16,777,216</text:p>
          </table:table-cell>
          <table:table-cell table:formula="of:=[.$A9]*[.$A9]*[.$A9]*[.$A9]*[.$A9]*[.$A9]*[.$A9]*[.$A9]*[.$A9]" office:value-type="float" office:value="134217728">
            <text:p>134,217,728</text:p>
          </table:table-cell>
          <table:table-cell table:formula="of:=[.$A9]*[.$A9]*[.$A9]*[.$A9]*[.$A9]*[.$A9]*[.$A9]*[.$A9]*[.$A9]*[.$A9]" office:value-type="float" office:value="1073741824">
            <text:p>1,073,741,8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[.A10]*[.B9]" office:value-type="float" office:value="362880">
            <text:p>362,880</text:p>
          </table:table-cell>
          <table:table-cell table:formula="of:=[.$A10]*[.$A10]" office:value-type="float" office:value="81">
            <text:p>81</text:p>
          </table:table-cell>
          <table:table-cell table:formula="of:=[.$A10]*[.$A10]*[.$A10]" office:value-type="float" office:value="729">
            <text:p>729</text:p>
          </table:table-cell>
          <table:table-cell table:style-name="ce2" table:formula="of:=[.$A10]*[.$A10]*[.$A10]*[.$A10]" office:value-type="float" office:value="6561">
            <text:p>6,561</text:p>
          </table:table-cell>
          <table:table-cell table:style-name="ce2" table:formula="of:=[.$A10]*[.$A10]*[.$A10]*[.$A10]*[.$A10]" office:value-type="float" office:value="59049">
            <text:p>59,049</text:p>
          </table:table-cell>
          <table:table-cell table:formula="of:=[.$A10]*[.$A10]*[.$A10]*[.$A10]*[.$A10]*[.$A10]" office:value-type="float" office:value="531441">
            <text:p>531,441</text:p>
          </table:table-cell>
          <table:table-cell table:formula="of:=[.$A10]*[.$A10]*[.$A10]*[.$A10]*[.$A10]*[.$A10]*[.$A10]" office:value-type="float" office:value="4782969">
            <text:p>4,782,969</text:p>
          </table:table-cell>
          <table:table-cell table:formula="of:=[.$A10]*[.$A10]*[.$A10]*[.$A10]*[.$A10]*[.$A10]*[.$A10]*[.$A10]" office:value-type="float" office:value="43046721">
            <text:p>43,046,721</text:p>
          </table:table-cell>
          <table:table-cell table:formula="of:=[.$A10]*[.$A10]*[.$A10]*[.$A10]*[.$A10]*[.$A10]*[.$A10]*[.$A10]*[.$A10]" office:value-type="float" office:value="387420489">
            <text:p>387,420,489</text:p>
          </table:table-cell>
          <table:table-cell table:formula="of:=[.$A10]*[.$A10]*[.$A10]*[.$A10]*[.$A10]*[.$A10]*[.$A10]*[.$A10]*[.$A10]*[.$A10]" office:value-type="float" office:value="3486784401">
            <text:p>3,486,784,401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[.A11]*[.B10]" office:value-type="float" office:value="3628800">
            <text:p>3,628,800</text:p>
          </table:table-cell>
          <table:table-cell table:formula="of:=[.$A11]*[.$A11]" office:value-type="float" office:value="100">
            <text:p>100</text:p>
          </table:table-cell>
          <table:table-cell table:formula="of:=[.$A11]*[.$A11]*[.$A11]" office:value-type="float" office:value="1000">
            <text:p>1,000</text:p>
          </table:table-cell>
          <table:table-cell table:style-name="ce2" table:formula="of:=[.$A11]*[.$A11]*[.$A11]*[.$A11]" office:value-type="float" office:value="10000">
            <text:p>10,000</text:p>
          </table:table-cell>
          <table:table-cell table:style-name="ce2" table:formula="of:=[.$A11]*[.$A11]*[.$A11]*[.$A11]*[.$A11]" office:value-type="float" office:value="100000">
            <text:p>100,000</text:p>
          </table:table-cell>
          <table:table-cell table:formula="of:=[.$A11]*[.$A11]*[.$A11]*[.$A11]*[.$A11]*[.$A11]" office:value-type="float" office:value="1000000">
            <text:p>1,000,000</text:p>
          </table:table-cell>
          <table:table-cell table:formula="of:=[.$A11]*[.$A11]*[.$A11]*[.$A11]*[.$A11]*[.$A11]*[.$A11]" office:value-type="float" office:value="10000000">
            <text:p>10,000,000</text:p>
          </table:table-cell>
          <table:table-cell table:formula="of:=[.$A11]*[.$A11]*[.$A11]*[.$A11]*[.$A11]*[.$A11]*[.$A11]*[.$A11]" office:value-type="float" office:value="100000000">
            <text:p>100,000,000</text:p>
          </table:table-cell>
          <table:table-cell table:formula="of:=[.$A11]*[.$A11]*[.$A11]*[.$A11]*[.$A11]*[.$A11]*[.$A11]*[.$A11]*[.$A11]" office:value-type="float" office:value="1000000000">
            <text:p>1,000,000,000</text:p>
          </table:table-cell>
          <table:table-cell table:formula="of:=[.$A11]*[.$A11]*[.$A11]*[.$A11]*[.$A11]*[.$A11]*[.$A11]*[.$A11]*[.$A11]*[.$A11]" office:value-type="float" office:value="10000000000">
            <text:p>10,000,000,00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[.A12]*[.B11]" office:value-type="float" office:value="39916800">
            <text:p>39,916,800</text:p>
          </table:table-cell>
          <table:table-cell table:formula="of:=[.$A12]*[.$A12]" office:value-type="float" office:value="121">
            <text:p>121</text:p>
          </table:table-cell>
          <table:table-cell table:formula="of:=[.$A12]*[.$A12]*[.$A12]" office:value-type="float" office:value="1331">
            <text:p>1,331</text:p>
          </table:table-cell>
          <table:table-cell table:style-name="ce2" table:formula="of:=[.$A12]*[.$A12]*[.$A12]*[.$A12]" office:value-type="float" office:value="14641">
            <text:p>14,641</text:p>
          </table:table-cell>
          <table:table-cell table:style-name="ce2" table:formula="of:=[.$A12]*[.$A12]*[.$A12]*[.$A12]*[.$A12]" office:value-type="float" office:value="161051">
            <text:p>161,051</text:p>
          </table:table-cell>
          <table:table-cell table:formula="of:=[.$A12]*[.$A12]*[.$A12]*[.$A12]*[.$A12]*[.$A12]" office:value-type="float" office:value="1771561">
            <text:p>1,771,561</text:p>
          </table:table-cell>
          <table:table-cell table:formula="of:=[.$A12]*[.$A12]*[.$A12]*[.$A12]*[.$A12]*[.$A12]*[.$A12]" office:value-type="float" office:value="19487171">
            <text:p>19,487,171</text:p>
          </table:table-cell>
          <table:table-cell table:formula="of:=[.$A12]*[.$A12]*[.$A12]*[.$A12]*[.$A12]*[.$A12]*[.$A12]*[.$A12]" office:value-type="float" office:value="214358881">
            <text:p>214,358,881</text:p>
          </table:table-cell>
          <table:table-cell table:formula="of:=[.$A12]*[.$A12]*[.$A12]*[.$A12]*[.$A12]*[.$A12]*[.$A12]*[.$A12]*[.$A12]" office:value-type="float" office:value="2357947691">
            <text:p>2,357,947,691</text:p>
          </table:table-cell>
          <table:table-cell table:formula="of:=[.$A12]*[.$A12]*[.$A12]*[.$A12]*[.$A12]*[.$A12]*[.$A12]*[.$A12]*[.$A12]*[.$A12]" office:value-type="float" office:value="25937424601">
            <text:p>25,937,424,601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table:formula="of:=[.A13]*[.B12]" office:value-type="float" office:value="479001600">
            <text:p>479,001,600</text:p>
          </table:table-cell>
          <table:table-cell table:formula="of:=[.$A13]*[.$A13]" office:value-type="float" office:value="144">
            <text:p>144</text:p>
          </table:table-cell>
          <table:table-cell table:formula="of:=[.$A13]*[.$A13]*[.$A13]" office:value-type="float" office:value="1728">
            <text:p>1,728</text:p>
          </table:table-cell>
          <table:table-cell table:style-name="ce2" table:formula="of:=[.$A13]*[.$A13]*[.$A13]*[.$A13]" office:value-type="float" office:value="20736">
            <text:p>20,736</text:p>
          </table:table-cell>
          <table:table-cell table:style-name="ce2" table:formula="of:=[.$A13]*[.$A13]*[.$A13]*[.$A13]*[.$A13]" office:value-type="float" office:value="248832">
            <text:p>248,832</text:p>
          </table:table-cell>
          <table:table-cell table:formula="of:=[.$A13]*[.$A13]*[.$A13]*[.$A13]*[.$A13]*[.$A13]" office:value-type="float" office:value="2985984">
            <text:p>2,985,984</text:p>
          </table:table-cell>
          <table:table-cell table:style-name="ce1" table:formula="of:=[.$A13]*[.$A13]*[.$A13]*[.$A13]*[.$A13]*[.$A13]*[.$A13]" office:value-type="float" office:value="35831808">
            <text:p>35,831,808</text:p>
          </table:table-cell>
          <table:table-cell table:style-name="ce3" table:formula="of:=[.$A13]*[.$A13]*[.$A13]*[.$A13]*[.$A13]*[.$A13]*[.$A13]*[.$A13]" office:value-type="float" office:value="429981696">
            <text:p>429,981,696</text:p>
          </table:table-cell>
          <table:table-cell table:formula="of:=[.$A13]*[.$A13]*[.$A13]*[.$A13]*[.$A13]*[.$A13]*[.$A13]*[.$A13]*[.$A13]" office:value-type="float" office:value="5159780352">
            <text:p>5,159,780,352</text:p>
          </table:table-cell>
          <table:table-cell table:formula="of:=[.$A13]*[.$A13]*[.$A13]*[.$A13]*[.$A13]*[.$A13]*[.$A13]*[.$A13]*[.$A13]*[.$A13]" office:value-type="float" office:value="61917364224">
            <text:p>61,917,364,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formula="of:=[.A14]*[.B13]" office:value-type="float" office:value="6227020800">
            <text:p>6,227,020,800</text:p>
          </table:table-cell>
          <table:table-cell table:formula="of:=[.$A14]*[.$A14]" office:value-type="float" office:value="169">
            <text:p>169</text:p>
          </table:table-cell>
          <table:table-cell table:formula="of:=[.$A14]*[.$A14]*[.$A14]" office:value-type="float" office:value="2197">
            <text:p>2,197</text:p>
          </table:table-cell>
          <table:table-cell table:style-name="ce2" table:formula="of:=[.$A14]*[.$A14]*[.$A14]*[.$A14]" office:value-type="float" office:value="28561">
            <text:p>28,561</text:p>
          </table:table-cell>
          <table:table-cell table:style-name="ce2" table:formula="of:=[.$A14]*[.$A14]*[.$A14]*[.$A14]*[.$A14]" office:value-type="float" office:value="371293">
            <text:p>371,293</text:p>
          </table:table-cell>
          <table:table-cell table:formula="of:=[.$A14]*[.$A14]*[.$A14]*[.$A14]*[.$A14]*[.$A14]" office:value-type="float" office:value="4826809">
            <text:p>4,826,809</text:p>
          </table:table-cell>
          <table:table-cell table:style-name="ce1" table:formula="of:=[.$A14]*[.$A14]*[.$A14]*[.$A14]*[.$A14]*[.$A14]*[.$A14]" office:value-type="float" office:value="62748517">
            <text:p>62,748,517</text:p>
          </table:table-cell>
          <table:table-cell table:style-name="ce3" table:formula="of:=[.$A14]*[.$A14]*[.$A14]*[.$A14]*[.$A14]*[.$A14]*[.$A14]*[.$A14]" office:value-type="float" office:value="815730721">
            <text:p>815,730,721</text:p>
          </table:table-cell>
          <table:table-cell table:formula="of:=[.$A14]*[.$A14]*[.$A14]*[.$A14]*[.$A14]*[.$A14]*[.$A14]*[.$A14]*[.$A14]" office:value-type="float" office:value="10604499373">
            <text:p>10,604,499,373</text:p>
          </table:table-cell>
          <table:table-cell table:formula="of:=[.$A14]*[.$A14]*[.$A14]*[.$A14]*[.$A14]*[.$A14]*[.$A14]*[.$A14]*[.$A14]*[.$A14]" office:value-type="float" office:value="137858491849">
            <text:p>137,858,491,849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formula="of:=[.A15]*[.B14]" office:value-type="float" office:value="87178291200">
            <text:p>87,178,291,200</text:p>
          </table:table-cell>
          <table:table-cell table:formula="of:=[.$A15]*[.$A15]" office:value-type="float" office:value="196">
            <text:p>196</text:p>
          </table:table-cell>
          <table:table-cell table:formula="of:=[.$A15]*[.$A15]*[.$A15]" office:value-type="float" office:value="2744">
            <text:p>2,744</text:p>
          </table:table-cell>
          <table:table-cell table:style-name="ce2" table:formula="of:=[.$A15]*[.$A15]*[.$A15]*[.$A15]" office:value-type="float" office:value="38416">
            <text:p>38,416</text:p>
          </table:table-cell>
          <table:table-cell table:style-name="ce2" table:formula="of:=[.$A15]*[.$A15]*[.$A15]*[.$A15]*[.$A15]" office:value-type="float" office:value="537824">
            <text:p>537,824</text:p>
          </table:table-cell>
          <table:table-cell table:style-name="ce3" table:formula="of:=[.$A15]*[.$A15]*[.$A15]*[.$A15]*[.$A15]*[.$A15]" office:value-type="float" office:value="7529536">
            <text:p>7,529,536</text:p>
          </table:table-cell>
          <table:table-cell table:style-name="ce1" table:formula="of:=[.$A15]*[.$A15]*[.$A15]*[.$A15]*[.$A15]*[.$A15]*[.$A15]" office:value-type="float" office:value="105413504">
            <text:p>105,413,504</text:p>
          </table:table-cell>
          <table:table-cell table:style-name="ce3" table:formula="of:=[.$A15]*[.$A15]*[.$A15]*[.$A15]*[.$A15]*[.$A15]*[.$A15]*[.$A15]" office:value-type="float" office:value="1475789056">
            <text:p>1,475,789,056</text:p>
          </table:table-cell>
          <table:table-cell table:formula="of:=[.$A15]*[.$A15]*[.$A15]*[.$A15]*[.$A15]*[.$A15]*[.$A15]*[.$A15]*[.$A15]" office:value-type="float" office:value="20661046784">
            <text:p>20,661,046,784</text:p>
          </table:table-cell>
          <table:table-cell table:formula="of:=[.$A15]*[.$A15]*[.$A15]*[.$A15]*[.$A15]*[.$A15]*[.$A15]*[.$A15]*[.$A15]*[.$A15]" office:value-type="float" office:value="289254654976">
            <text:p>289,254,654,976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formula="of:=[.A16]*[.B15]" office:value-type="float" office:value="1307674368000">
            <text:p>1,307,674,368,000</text:p>
          </table:table-cell>
          <table:table-cell table:formula="of:=[.$A16]*[.$A16]" office:value-type="float" office:value="225">
            <text:p>225</text:p>
          </table:table-cell>
          <table:table-cell table:formula="of:=[.$A16]*[.$A16]*[.$A16]" office:value-type="float" office:value="3375">
            <text:p>3,375</text:p>
          </table:table-cell>
          <table:table-cell table:style-name="ce2" table:formula="of:=[.$A16]*[.$A16]*[.$A16]*[.$A16]" office:value-type="float" office:value="50625">
            <text:p>50,625</text:p>
          </table:table-cell>
          <table:table-cell table:style-name="ce2" table:formula="of:=[.$A16]*[.$A16]*[.$A16]*[.$A16]*[.$A16]" office:value-type="float" office:value="759375">
            <text:p>759,375</text:p>
          </table:table-cell>
          <table:table-cell table:style-name="ce3" table:formula="of:=[.$A16]*[.$A16]*[.$A16]*[.$A16]*[.$A16]*[.$A16]" office:value-type="float" office:value="11390625">
            <text:p>11,390,625</text:p>
          </table:table-cell>
          <table:table-cell table:style-name="ce1" table:formula="of:=[.$A16]*[.$A16]*[.$A16]*[.$A16]*[.$A16]*[.$A16]*[.$A16]" office:value-type="float" office:value="170859375">
            <text:p>170,859,375</text:p>
          </table:table-cell>
          <table:table-cell table:style-name="ce3" table:formula="of:=[.$A16]*[.$A16]*[.$A16]*[.$A16]*[.$A16]*[.$A16]*[.$A16]*[.$A16]" office:value-type="float" office:value="2562890625">
            <text:p>2,562,890,625</text:p>
          </table:table-cell>
          <table:table-cell table:formula="of:=[.$A16]*[.$A16]*[.$A16]*[.$A16]*[.$A16]*[.$A16]*[.$A16]*[.$A16]*[.$A16]" office:value-type="float" office:value="38443359375">
            <text:p>38,443,359,375</text:p>
          </table:table-cell>
          <table:table-cell table:formula="of:=[.$A16]*[.$A16]*[.$A16]*[.$A16]*[.$A16]*[.$A16]*[.$A16]*[.$A16]*[.$A16]*[.$A16]" office:value-type="float" office:value="576650390625">
            <text:p>576,650,390,625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table:formula="of:=[.A17]*[.B16]" office:value-type="float" office:value="20922789888000">
            <text:p>20,922,789,888,000</text:p>
          </table:table-cell>
          <table:table-cell table:formula="of:=[.$A17]*[.$A17]" office:value-type="float" office:value="256">
            <text:p>256</text:p>
          </table:table-cell>
          <table:table-cell table:formula="of:=[.$A17]*[.$A17]*[.$A17]" office:value-type="float" office:value="4096">
            <text:p>4,096</text:p>
          </table:table-cell>
          <table:table-cell table:style-name="ce2" table:formula="of:=[.$A17]*[.$A17]*[.$A17]*[.$A17]" office:value-type="float" office:value="65536">
            <text:p>65,536</text:p>
          </table:table-cell>
          <table:table-cell table:style-name="ce2" table:formula="of:=[.$A17]*[.$A17]*[.$A17]*[.$A17]*[.$A17]" office:value-type="float" office:value="1048576">
            <text:p>1,048,576</text:p>
          </table:table-cell>
          <table:table-cell table:style-name="ce3" table:formula="of:=[.$A17]*[.$A17]*[.$A17]*[.$A17]*[.$A17]*[.$A17]" office:value-type="float" office:value="16777216">
            <text:p>16,777,216</text:p>
          </table:table-cell>
          <table:table-cell table:style-name="ce1" table:formula="of:=[.$A17]*[.$A17]*[.$A17]*[.$A17]*[.$A17]*[.$A17]*[.$A17]" office:value-type="float" office:value="268435456">
            <text:p>268,435,456</text:p>
          </table:table-cell>
          <table:table-cell table:style-name="ce3" table:formula="of:=[.$A17]*[.$A17]*[.$A17]*[.$A17]*[.$A17]*[.$A17]*[.$A17]*[.$A17]" office:value-type="float" office:value="4294967296">
            <text:p>4,294,967,296</text:p>
          </table:table-cell>
          <table:table-cell table:formula="of:=[.$A17]*[.$A17]*[.$A17]*[.$A17]*[.$A17]*[.$A17]*[.$A17]*[.$A17]*[.$A17]" office:value-type="float" office:value="68719476736">
            <text:p>68,719,476,736</text:p>
          </table:table-cell>
          <table:table-cell table:formula="of:=[.$A17]*[.$A17]*[.$A17]*[.$A17]*[.$A17]*[.$A17]*[.$A17]*[.$A17]*[.$A17]*[.$A17]" office:value-type="float" office:value="1099511627776">
            <text:p>1,099,511,627,77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formula="of:=[.A18]*[.B17]" office:value-type="float" office:value="355687428096000">
            <text:p>355,687,428,096,000</text:p>
          </table:table-cell>
          <table:table-cell table:formula="of:=[.$A18]*[.$A18]" office:value-type="float" office:value="289">
            <text:p>289</text:p>
          </table:table-cell>
          <table:table-cell table:formula="of:=[.$A18]*[.$A18]*[.$A18]" office:value-type="float" office:value="4913">
            <text:p>4,913</text:p>
          </table:table-cell>
          <table:table-cell table:formula="of:=[.$A18]*[.$A18]*[.$A18]*[.$A18]" office:value-type="float" office:value="83521">
            <text:p>83,521</text:p>
          </table:table-cell>
          <table:table-cell table:formula="of:=[.$A18]*[.$A18]*[.$A18]*[.$A18]*[.$A18]" office:value-type="float" office:value="1419857">
            <text:p>1,419,857</text:p>
          </table:table-cell>
          <table:table-cell table:style-name="ce3" table:formula="of:=[.$A18]*[.$A18]*[.$A18]*[.$A18]*[.$A18]*[.$A18]" office:value-type="float" office:value="24137569">
            <text:p>24,137,569</text:p>
          </table:table-cell>
          <table:table-cell table:style-name="ce1" table:formula="of:=[.$A18]*[.$A18]*[.$A18]*[.$A18]*[.$A18]*[.$A18]*[.$A18]" office:value-type="float" office:value="410338673">
            <text:p>410,338,673</text:p>
          </table:table-cell>
          <table:table-cell table:style-name="ce3" table:formula="of:=[.$A18]*[.$A18]*[.$A18]*[.$A18]*[.$A18]*[.$A18]*[.$A18]*[.$A18]" office:value-type="float" office:value="6975757441">
            <text:p>6,975,757,441</text:p>
          </table:table-cell>
          <table:table-cell table:formula="of:=[.$A18]*[.$A18]*[.$A18]*[.$A18]*[.$A18]*[.$A18]*[.$A18]*[.$A18]*[.$A18]" office:value-type="float" office:value="118587876497">
            <text:p>118,587,876,497</text:p>
          </table:table-cell>
          <table:table-cell table:formula="of:=[.$A18]*[.$A18]*[.$A18]*[.$A18]*[.$A18]*[.$A18]*[.$A18]*[.$A18]*[.$A18]*[.$A18]" office:value-type="float" office:value="2015993900449">
            <text:p>2,015,993,900,449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[.A19]*[.B18]" office:value-type="float" office:value="6.402373705728E+015">
            <text:p>6,402,373,705,728,000</text:p>
          </table:table-cell>
          <table:table-cell table:formula="of:=[.$A19]*[.$A19]" office:value-type="float" office:value="324">
            <text:p>324</text:p>
          </table:table-cell>
          <table:table-cell table:formula="of:=[.$A19]*[.$A19]*[.$A19]" office:value-type="float" office:value="5832">
            <text:p>5,832</text:p>
          </table:table-cell>
          <table:table-cell table:formula="of:=[.$A19]*[.$A19]*[.$A19]*[.$A19]" office:value-type="float" office:value="104976">
            <text:p>104,976</text:p>
          </table:table-cell>
          <table:table-cell table:formula="of:=[.$A19]*[.$A19]*[.$A19]*[.$A19]*[.$A19]" office:value-type="float" office:value="1889568">
            <text:p>1,889,568</text:p>
          </table:table-cell>
          <table:table-cell table:style-name="ce3" table:formula="of:=[.$A19]*[.$A19]*[.$A19]*[.$A19]*[.$A19]*[.$A19]" office:value-type="float" office:value="34012224">
            <text:p>34,012,224</text:p>
          </table:table-cell>
          <table:table-cell table:style-name="ce1" table:formula="of:=[.$A19]*[.$A19]*[.$A19]*[.$A19]*[.$A19]*[.$A19]*[.$A19]" office:value-type="float" office:value="612220032">
            <text:p>612,220,032</text:p>
          </table:table-cell>
          <table:table-cell table:style-name="ce3" table:formula="of:=[.$A19]*[.$A19]*[.$A19]*[.$A19]*[.$A19]*[.$A19]*[.$A19]*[.$A19]" office:value-type="float" office:value="11019960576">
            <text:p>11,019,960,576</text:p>
          </table:table-cell>
          <table:table-cell table:formula="of:=[.$A19]*[.$A19]*[.$A19]*[.$A19]*[.$A19]*[.$A19]*[.$A19]*[.$A19]*[.$A19]" office:value-type="float" office:value="198359290368">
            <text:p>198,359,290,368</text:p>
          </table:table-cell>
          <table:table-cell table:formula="of:=[.$A19]*[.$A19]*[.$A19]*[.$A19]*[.$A19]*[.$A19]*[.$A19]*[.$A19]*[.$A19]*[.$A19]" office:value-type="float" office:value="3570467226624">
            <text:p>3,570,467,226,62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[.A20]*[.B19]" office:value-type="float" office:value="1.21645100408832E+017">
            <text:p>121,645,100,408,832,000</text:p>
          </table:table-cell>
          <table:table-cell table:formula="of:=[.$A20]*[.$A20]" office:value-type="float" office:value="361">
            <text:p>361</text:p>
          </table:table-cell>
          <table:table-cell table:formula="of:=[.$A20]*[.$A20]*[.$A20]" office:value-type="float" office:value="6859">
            <text:p>6,859</text:p>
          </table:table-cell>
          <table:table-cell table:formula="of:=[.$A20]*[.$A20]*[.$A20]*[.$A20]" office:value-type="float" office:value="130321">
            <text:p>130,321</text:p>
          </table:table-cell>
          <table:table-cell table:formula="of:=[.$A20]*[.$A20]*[.$A20]*[.$A20]*[.$A20]" office:value-type="float" office:value="2476099">
            <text:p>2,476,099</text:p>
          </table:table-cell>
          <table:table-cell table:style-name="ce3" table:formula="of:=[.$A20]*[.$A20]*[.$A20]*[.$A20]*[.$A20]*[.$A20]" office:value-type="float" office:value="47045881">
            <text:p>47,045,881</text:p>
          </table:table-cell>
          <table:table-cell table:style-name="ce1" table:formula="of:=[.$A20]*[.$A20]*[.$A20]*[.$A20]*[.$A20]*[.$A20]*[.$A20]" office:value-type="float" office:value="893871739">
            <text:p>893,871,739</text:p>
          </table:table-cell>
          <table:table-cell table:style-name="ce3" table:formula="of:=[.$A20]*[.$A20]*[.$A20]*[.$A20]*[.$A20]*[.$A20]*[.$A20]*[.$A20]" office:value-type="float" office:value="16983563041">
            <text:p>16,983,563,041</text:p>
          </table:table-cell>
          <table:table-cell table:formula="of:=[.$A20]*[.$A20]*[.$A20]*[.$A20]*[.$A20]*[.$A20]*[.$A20]*[.$A20]*[.$A20]" office:value-type="float" office:value="322687697779">
            <text:p>322,687,697,779</text:p>
          </table:table-cell>
          <table:table-cell table:formula="of:=[.$A20]*[.$A20]*[.$A20]*[.$A20]*[.$A20]*[.$A20]*[.$A20]*[.$A20]*[.$A20]*[.$A20]" office:value-type="float" office:value="6131066257801">
            <text:p>6,131,066,257,801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[.A21]*[.B20]" office:value-type="float" office:value="2.43290200817664E+018">
            <text:p>2,432,902,008,176,640,000</text:p>
          </table:table-cell>
          <table:table-cell table:formula="of:=[.$A21]*[.$A21]" office:value-type="float" office:value="400">
            <text:p>400</text:p>
          </table:table-cell>
          <table:table-cell table:formula="of:=[.$A21]*[.$A21]*[.$A21]" office:value-type="float" office:value="8000">
            <text:p>8,000</text:p>
          </table:table-cell>
          <table:table-cell table:formula="of:=[.$A21]*[.$A21]*[.$A21]*[.$A21]" office:value-type="float" office:value="160000">
            <text:p>160,000</text:p>
          </table:table-cell>
          <table:table-cell table:formula="of:=[.$A21]*[.$A21]*[.$A21]*[.$A21]*[.$A21]" office:value-type="float" office:value="3200000">
            <text:p>3,200,000</text:p>
          </table:table-cell>
          <table:table-cell table:style-name="ce3" table:formula="of:=[.$A21]*[.$A21]*[.$A21]*[.$A21]*[.$A21]*[.$A21]" office:value-type="float" office:value="64000000">
            <text:p>64,000,000</text:p>
          </table:table-cell>
          <table:table-cell table:style-name="ce1" table:formula="of:=[.$A21]*[.$A21]*[.$A21]*[.$A21]*[.$A21]*[.$A21]*[.$A21]" office:value-type="float" office:value="1280000000">
            <text:p>1,280,000,000</text:p>
          </table:table-cell>
          <table:table-cell table:formula="of:=[.$A21]*[.$A21]*[.$A21]*[.$A21]*[.$A21]*[.$A21]*[.$A21]*[.$A21]" office:value-type="float" office:value="25600000000">
            <text:p>25,600,000,000</text:p>
          </table:table-cell>
          <table:table-cell table:formula="of:=[.$A21]*[.$A21]*[.$A21]*[.$A21]*[.$A21]*[.$A21]*[.$A21]*[.$A21]*[.$A21]" office:value-type="float" office:value="512000000000">
            <text:p>512,000,000,000</text:p>
          </table:table-cell>
          <table:table-cell table:formula="of:=[.$A21]*[.$A21]*[.$A21]*[.$A21]*[.$A21]*[.$A21]*[.$A21]*[.$A21]*[.$A21]*[.$A21]" office:value-type="float" office:value="10240000000000">
            <text:p>10,240,000,000,00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[.A22]*[.B21]" office:value-type="float" office:value="5.10909421717094E+019">
            <text:p>51,090,942,171,709,400,000</text:p>
          </table:table-cell>
          <table:table-cell table:formula="of:=[.$A22]*[.$A22]" office:value-type="float" office:value="441">
            <text:p>441</text:p>
          </table:table-cell>
          <table:table-cell table:formula="of:=[.$A22]*[.$A22]*[.$A22]" office:value-type="float" office:value="9261">
            <text:p>9,261</text:p>
          </table:table-cell>
          <table:table-cell table:formula="of:=[.$A22]*[.$A22]*[.$A22]*[.$A22]" office:value-type="float" office:value="194481">
            <text:p>194,481</text:p>
          </table:table-cell>
          <table:table-cell table:formula="of:=[.$A22]*[.$A22]*[.$A22]*[.$A22]*[.$A22]" office:value-type="float" office:value="4084101">
            <text:p>4,084,101</text:p>
          </table:table-cell>
          <table:table-cell table:style-name="ce1" table:formula="of:=[.$A22]*[.$A22]*[.$A22]*[.$A22]*[.$A22]*[.$A22]" office:value-type="float" office:value="85766121">
            <text:p>85,766,121</text:p>
          </table:table-cell>
          <table:table-cell table:style-name="ce3" table:formula="of:=[.$A22]*[.$A22]*[.$A22]*[.$A22]*[.$A22]*[.$A22]*[.$A22]" office:value-type="float" office:value="1801088541">
            <text:p>1,801,088,541</text:p>
          </table:table-cell>
          <table:table-cell table:formula="of:=[.$A22]*[.$A22]*[.$A22]*[.$A22]*[.$A22]*[.$A22]*[.$A22]*[.$A22]" office:value-type="float" office:value="37822859361">
            <text:p>37,822,859,361</text:p>
          </table:table-cell>
          <table:table-cell table:formula="of:=[.$A22]*[.$A22]*[.$A22]*[.$A22]*[.$A22]*[.$A22]*[.$A22]*[.$A22]*[.$A22]" office:value-type="float" office:value="794280046581">
            <text:p>794,280,046,581</text:p>
          </table:table-cell>
          <table:table-cell table:formula="of:=[.$A22]*[.$A22]*[.$A22]*[.$A22]*[.$A22]*[.$A22]*[.$A22]*[.$A22]*[.$A22]*[.$A22]" office:value-type="float" office:value="16679880978201">
            <text:p>16,679,880,978,201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[.A23]*[.B22]" office:value-type="float" office:value="1.12400072777761E+021">
            <text:p>1,124,000,727,777,610,000,000</text:p>
          </table:table-cell>
          <table:table-cell table:formula="of:=[.$A23]*[.$A23]" office:value-type="float" office:value="484">
            <text:p>484</text:p>
          </table:table-cell>
          <table:table-cell table:formula="of:=[.$A23]*[.$A23]*[.$A23]" office:value-type="float" office:value="10648">
            <text:p>10,648</text:p>
          </table:table-cell>
          <table:table-cell table:formula="of:=[.$A23]*[.$A23]*[.$A23]*[.$A23]" office:value-type="float" office:value="234256">
            <text:p>234,256</text:p>
          </table:table-cell>
          <table:table-cell table:formula="of:=[.$A23]*[.$A23]*[.$A23]*[.$A23]*[.$A23]" office:value-type="float" office:value="5153632">
            <text:p>5,153,632</text:p>
          </table:table-cell>
          <table:table-cell table:style-name="ce1" table:formula="of:=[.$A23]*[.$A23]*[.$A23]*[.$A23]*[.$A23]*[.$A23]" office:value-type="float" office:value="113379904">
            <text:p>113,379,904</text:p>
          </table:table-cell>
          <table:table-cell table:style-name="ce3" table:formula="of:=[.$A23]*[.$A23]*[.$A23]*[.$A23]*[.$A23]*[.$A23]*[.$A23]" office:value-type="float" office:value="2494357888">
            <text:p>2,494,357,888</text:p>
          </table:table-cell>
          <table:table-cell table:formula="of:=[.$A23]*[.$A23]*[.$A23]*[.$A23]*[.$A23]*[.$A23]*[.$A23]*[.$A23]" office:value-type="float" office:value="54875873536">
            <text:p>54,875,873,536</text:p>
          </table:table-cell>
          <table:table-cell table:formula="of:=[.$A23]*[.$A23]*[.$A23]*[.$A23]*[.$A23]*[.$A23]*[.$A23]*[.$A23]*[.$A23]" office:value-type="float" office:value="1207269217792">
            <text:p>1,207,269,217,792</text:p>
          </table:table-cell>
          <table:table-cell table:formula="of:=[.$A23]*[.$A23]*[.$A23]*[.$A23]*[.$A23]*[.$A23]*[.$A23]*[.$A23]*[.$A23]*[.$A23]" office:value-type="float" office:value="26559922791424">
            <text:p>26,559,922,791,42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[.A24]*[.B23]" office:value-type="float" office:value="2.5852016738885E+022">
            <text:p>25,852,016,738,885,000,000,000</text:p>
          </table:table-cell>
          <table:table-cell table:formula="of:=[.$A24]*[.$A24]" office:value-type="float" office:value="529">
            <text:p>529</text:p>
          </table:table-cell>
          <table:table-cell table:formula="of:=[.$A24]*[.$A24]*[.$A24]" office:value-type="float" office:value="12167">
            <text:p>12,167</text:p>
          </table:table-cell>
          <table:table-cell table:formula="of:=[.$A24]*[.$A24]*[.$A24]*[.$A24]" office:value-type="float" office:value="279841">
            <text:p>279,841</text:p>
          </table:table-cell>
          <table:table-cell table:formula="of:=[.$A24]*[.$A24]*[.$A24]*[.$A24]*[.$A24]" office:value-type="float" office:value="6436343">
            <text:p>6,436,343</text:p>
          </table:table-cell>
          <table:table-cell table:style-name="ce1" table:formula="of:=[.$A24]*[.$A24]*[.$A24]*[.$A24]*[.$A24]*[.$A24]" office:value-type="float" office:value="148035889">
            <text:p>148,035,889</text:p>
          </table:table-cell>
          <table:table-cell table:style-name="ce3" table:formula="of:=[.$A24]*[.$A24]*[.$A24]*[.$A24]*[.$A24]*[.$A24]*[.$A24]" office:value-type="float" office:value="3404825447">
            <text:p>3,404,825,447</text:p>
          </table:table-cell>
          <table:table-cell table:formula="of:=[.$A24]*[.$A24]*[.$A24]*[.$A24]*[.$A24]*[.$A24]*[.$A24]*[.$A24]" office:value-type="float" office:value="78310985281">
            <text:p>78,310,985,281</text:p>
          </table:table-cell>
          <table:table-cell table:formula="of:=[.$A24]*[.$A24]*[.$A24]*[.$A24]*[.$A24]*[.$A24]*[.$A24]*[.$A24]*[.$A24]" office:value-type="float" office:value="1801152661463">
            <text:p>1,801,152,661,463</text:p>
          </table:table-cell>
          <table:table-cell table:formula="of:=[.$A24]*[.$A24]*[.$A24]*[.$A24]*[.$A24]*[.$A24]*[.$A24]*[.$A24]*[.$A24]*[.$A24]" office:value-type="float" office:value="41426511213649">
            <text:p>41,426,511,213,649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[.A25]*[.B24]" office:value-type="float" office:value="6.2044840173324E+023">
            <text:p>620,448,401,733,240,000,000,000</text:p>
          </table:table-cell>
          <table:table-cell table:formula="of:=[.$A25]*[.$A25]" office:value-type="float" office:value="576">
            <text:p>576</text:p>
          </table:table-cell>
          <table:table-cell table:formula="of:=[.$A25]*[.$A25]*[.$A25]" office:value-type="float" office:value="13824">
            <text:p>13,824</text:p>
          </table:table-cell>
          <table:table-cell table:formula="of:=[.$A25]*[.$A25]*[.$A25]*[.$A25]" office:value-type="float" office:value="331776">
            <text:p>331,776</text:p>
          </table:table-cell>
          <table:table-cell table:formula="of:=[.$A25]*[.$A25]*[.$A25]*[.$A25]*[.$A25]" office:value-type="float" office:value="7962624">
            <text:p>7,962,624</text:p>
          </table:table-cell>
          <table:table-cell table:style-name="ce1" table:formula="of:=[.$A25]*[.$A25]*[.$A25]*[.$A25]*[.$A25]*[.$A25]" office:value-type="float" office:value="191102976">
            <text:p>191,102,976</text:p>
          </table:table-cell>
          <table:table-cell table:style-name="ce3" table:formula="of:=[.$A25]*[.$A25]*[.$A25]*[.$A25]*[.$A25]*[.$A25]*[.$A25]" office:value-type="float" office:value="4586471424">
            <text:p>4,586,471,424</text:p>
          </table:table-cell>
          <table:table-cell table:formula="of:=[.$A25]*[.$A25]*[.$A25]*[.$A25]*[.$A25]*[.$A25]*[.$A25]*[.$A25]" office:value-type="float" office:value="110075314176">
            <text:p>110,075,314,176</text:p>
          </table:table-cell>
          <table:table-cell table:formula="of:=[.$A25]*[.$A25]*[.$A25]*[.$A25]*[.$A25]*[.$A25]*[.$A25]*[.$A25]*[.$A25]" office:value-type="float" office:value="2641807540224">
            <text:p>2,641,807,540,224</text:p>
          </table:table-cell>
          <table:table-cell table:formula="of:=[.$A25]*[.$A25]*[.$A25]*[.$A25]*[.$A25]*[.$A25]*[.$A25]*[.$A25]*[.$A25]*[.$A25]" office:value-type="float" office:value="63403380965376">
            <text:p>63,403,380,965,376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[.A26]*[.B25]" office:value-type="float" office:value="1.5511210043331E+025">
            <text:p>15,511,210,043,331,000,000,000,000</text:p>
          </table:table-cell>
          <table:table-cell table:formula="of:=[.$A26]*[.$A26]" office:value-type="float" office:value="625">
            <text:p>625</text:p>
          </table:table-cell>
          <table:table-cell table:formula="of:=[.$A26]*[.$A26]*[.$A26]" office:value-type="float" office:value="15625">
            <text:p>15,625</text:p>
          </table:table-cell>
          <table:table-cell table:formula="of:=[.$A26]*[.$A26]*[.$A26]*[.$A26]" office:value-type="float" office:value="390625">
            <text:p>390,625</text:p>
          </table:table-cell>
          <table:table-cell table:formula="of:=[.$A26]*[.$A26]*[.$A26]*[.$A26]*[.$A26]" office:value-type="float" office:value="9765625">
            <text:p>9,765,625</text:p>
          </table:table-cell>
          <table:table-cell table:style-name="ce1" table:formula="of:=[.$A26]*[.$A26]*[.$A26]*[.$A26]*[.$A26]*[.$A26]" office:value-type="float" office:value="244140625">
            <text:p>244,140,625</text:p>
          </table:table-cell>
          <table:table-cell table:style-name="ce3" table:formula="of:=[.$A26]*[.$A26]*[.$A26]*[.$A26]*[.$A26]*[.$A26]*[.$A26]" office:value-type="float" office:value="6103515625">
            <text:p>6,103,515,625</text:p>
          </table:table-cell>
          <table:table-cell table:formula="of:=[.$A26]*[.$A26]*[.$A26]*[.$A26]*[.$A26]*[.$A26]*[.$A26]*[.$A26]" office:value-type="float" office:value="152587890625">
            <text:p>152,587,890,625</text:p>
          </table:table-cell>
          <table:table-cell table:formula="of:=[.$A26]*[.$A26]*[.$A26]*[.$A26]*[.$A26]*[.$A26]*[.$A26]*[.$A26]*[.$A26]" office:value-type="float" office:value="3814697265625">
            <text:p>3,814,697,265,625</text:p>
          </table:table-cell>
          <table:table-cell table:formula="of:=[.$A26]*[.$A26]*[.$A26]*[.$A26]*[.$A26]*[.$A26]*[.$A26]*[.$A26]*[.$A26]*[.$A26]" office:value-type="float" office:value="95367431640625">
            <text:p>95,367,431,640,625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[.A27]*[.B26]" office:value-type="float" office:value="4.03291461126606E+026">
            <text:p>403,291,461,126,606,000,000,000,000</text:p>
          </table:table-cell>
          <table:table-cell table:formula="of:=[.$A27]*[.$A27]" office:value-type="float" office:value="676">
            <text:p>676</text:p>
          </table:table-cell>
          <table:table-cell table:formula="of:=[.$A27]*[.$A27]*[.$A27]" office:value-type="float" office:value="17576">
            <text:p>17,576</text:p>
          </table:table-cell>
          <table:table-cell table:formula="of:=[.$A27]*[.$A27]*[.$A27]*[.$A27]" office:value-type="float" office:value="456976">
            <text:p>456,976</text:p>
          </table:table-cell>
          <table:table-cell table:formula="of:=[.$A27]*[.$A27]*[.$A27]*[.$A27]*[.$A27]" office:value-type="float" office:value="11881376">
            <text:p>11,881,376</text:p>
          </table:table-cell>
          <table:table-cell table:style-name="ce1" table:formula="of:=[.$A27]*[.$A27]*[.$A27]*[.$A27]*[.$A27]*[.$A27]" office:value-type="float" office:value="308915776">
            <text:p>308,915,776</text:p>
          </table:table-cell>
          <table:table-cell table:style-name="ce3" table:formula="of:=[.$A27]*[.$A27]*[.$A27]*[.$A27]*[.$A27]*[.$A27]*[.$A27]" office:value-type="float" office:value="8031810176">
            <text:p>8,031,810,176</text:p>
          </table:table-cell>
          <table:table-cell table:formula="of:=[.$A27]*[.$A27]*[.$A27]*[.$A27]*[.$A27]*[.$A27]*[.$A27]*[.$A27]" office:value-type="float" office:value="208827064576">
            <text:p>208,827,064,576</text:p>
          </table:table-cell>
          <table:table-cell table:formula="of:=[.$A27]*[.$A27]*[.$A27]*[.$A27]*[.$A27]*[.$A27]*[.$A27]*[.$A27]*[.$A27]" office:value-type="float" office:value="5429503678976">
            <text:p>5,429,503,678,976</text:p>
          </table:table-cell>
          <table:table-cell table:formula="of:=[.$A27]*[.$A27]*[.$A27]*[.$A27]*[.$A27]*[.$A27]*[.$A27]*[.$A27]*[.$A27]*[.$A27]" office:value-type="float" office:value="141167095653376">
            <text:p>141,167,095,653,37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[.A28]*[.B27]" office:value-type="float" office:value="1.08888694504184E+028">
            <text:p>10,888,869,450,418,400,000,000,000,000</text:p>
          </table:table-cell>
          <table:table-cell table:formula="of:=[.$A28]*[.$A28]" office:value-type="float" office:value="729">
            <text:p>729</text:p>
          </table:table-cell>
          <table:table-cell table:formula="of:=[.$A28]*[.$A28]*[.$A28]" office:value-type="float" office:value="19683">
            <text:p>19,683</text:p>
          </table:table-cell>
          <table:table-cell table:formula="of:=[.$A28]*[.$A28]*[.$A28]*[.$A28]" office:value-type="float" office:value="531441">
            <text:p>531,441</text:p>
          </table:table-cell>
          <table:table-cell table:formula="of:=[.$A28]*[.$A28]*[.$A28]*[.$A28]*[.$A28]" office:value-type="float" office:value="14348907">
            <text:p>14,348,907</text:p>
          </table:table-cell>
          <table:table-cell table:style-name="ce1" table:formula="of:=[.$A28]*[.$A28]*[.$A28]*[.$A28]*[.$A28]*[.$A28]" office:value-type="float" office:value="387420489">
            <text:p>387,420,489</text:p>
          </table:table-cell>
          <table:table-cell table:style-name="ce3" table:formula="of:=[.$A28]*[.$A28]*[.$A28]*[.$A28]*[.$A28]*[.$A28]*[.$A28]" office:value-type="float" office:value="10460353203">
            <text:p>10,460,353,203</text:p>
          </table:table-cell>
          <table:table-cell table:formula="of:=[.$A28]*[.$A28]*[.$A28]*[.$A28]*[.$A28]*[.$A28]*[.$A28]*[.$A28]" office:value-type="float" office:value="282429536481">
            <text:p>282,429,536,481</text:p>
          </table:table-cell>
          <table:table-cell table:formula="of:=[.$A28]*[.$A28]*[.$A28]*[.$A28]*[.$A28]*[.$A28]*[.$A28]*[.$A28]*[.$A28]" office:value-type="float" office:value="7625597484987">
            <text:p>7,625,597,484,987</text:p>
          </table:table-cell>
          <table:table-cell table:formula="of:=[.$A28]*[.$A28]*[.$A28]*[.$A28]*[.$A28]*[.$A28]*[.$A28]*[.$A28]*[.$A28]*[.$A28]" office:value-type="float" office:value="205891132094649">
            <text:p>205,891,132,094,649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[.A29]*[.B28]" office:value-type="float" office:value="3.04888344611714E+029">
            <text:p>304,888,344,611,714,000,000,000,000,000</text:p>
          </table:table-cell>
          <table:table-cell table:formula="of:=[.$A29]*[.$A29]" office:value-type="float" office:value="784">
            <text:p>784</text:p>
          </table:table-cell>
          <table:table-cell table:formula="of:=[.$A29]*[.$A29]*[.$A29]" office:value-type="float" office:value="21952">
            <text:p>21,952</text:p>
          </table:table-cell>
          <table:table-cell table:formula="of:=[.$A29]*[.$A29]*[.$A29]*[.$A29]" office:value-type="float" office:value="614656">
            <text:p>614,656</text:p>
          </table:table-cell>
          <table:table-cell table:formula="of:=[.$A29]*[.$A29]*[.$A29]*[.$A29]*[.$A29]" office:value-type="float" office:value="17210368">
            <text:p>17,210,368</text:p>
          </table:table-cell>
          <table:table-cell table:style-name="ce1" table:formula="of:=[.$A29]*[.$A29]*[.$A29]*[.$A29]*[.$A29]*[.$A29]" office:value-type="float" office:value="481890304">
            <text:p>481,890,304</text:p>
          </table:table-cell>
          <table:table-cell table:style-name="ce3" table:formula="of:=[.$A29]*[.$A29]*[.$A29]*[.$A29]*[.$A29]*[.$A29]*[.$A29]" office:value-type="float" office:value="13492928512">
            <text:p>13,492,928,512</text:p>
          </table:table-cell>
          <table:table-cell table:formula="of:=[.$A29]*[.$A29]*[.$A29]*[.$A29]*[.$A29]*[.$A29]*[.$A29]*[.$A29]" office:value-type="float" office:value="377801998336">
            <text:p>377,801,998,336</text:p>
          </table:table-cell>
          <table:table-cell table:formula="of:=[.$A29]*[.$A29]*[.$A29]*[.$A29]*[.$A29]*[.$A29]*[.$A29]*[.$A29]*[.$A29]" office:value-type="float" office:value="10578455953408">
            <text:p>10,578,455,953,408</text:p>
          </table:table-cell>
          <table:table-cell table:formula="of:=[.$A29]*[.$A29]*[.$A29]*[.$A29]*[.$A29]*[.$A29]*[.$A29]*[.$A29]*[.$A29]*[.$A29]" office:value-type="float" office:value="296196766695424">
            <text:p>296,196,766,695,42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[.A30]*[.B29]" office:value-type="float" office:value="8.8417619937397E+030">
            <text:p>8,841,761,993,739,700,000,000,000,000,000</text:p>
          </table:table-cell>
          <table:table-cell table:formula="of:=[.$A30]*[.$A30]" office:value-type="float" office:value="841">
            <text:p>841</text:p>
          </table:table-cell>
          <table:table-cell table:formula="of:=[.$A30]*[.$A30]*[.$A30]" office:value-type="float" office:value="24389">
            <text:p>24,389</text:p>
          </table:table-cell>
          <table:table-cell table:formula="of:=[.$A30]*[.$A30]*[.$A30]*[.$A30]" office:value-type="float" office:value="707281">
            <text:p>707,281</text:p>
          </table:table-cell>
          <table:table-cell table:formula="of:=[.$A30]*[.$A30]*[.$A30]*[.$A30]*[.$A30]" office:value-type="float" office:value="20511149">
            <text:p>20,511,149</text:p>
          </table:table-cell>
          <table:table-cell table:style-name="ce1" table:formula="of:=[.$A30]*[.$A30]*[.$A30]*[.$A30]*[.$A30]*[.$A30]" office:value-type="float" office:value="594823321">
            <text:p>594,823,321</text:p>
          </table:table-cell>
          <table:table-cell table:style-name="ce3" table:formula="of:=[.$A30]*[.$A30]*[.$A30]*[.$A30]*[.$A30]*[.$A30]*[.$A30]" office:value-type="float" office:value="17249876309">
            <text:p>17,249,876,309</text:p>
          </table:table-cell>
          <table:table-cell table:formula="of:=[.$A30]*[.$A30]*[.$A30]*[.$A30]*[.$A30]*[.$A30]*[.$A30]*[.$A30]" office:value-type="float" office:value="500246412961">
            <text:p>500,246,412,961</text:p>
          </table:table-cell>
          <table:table-cell table:formula="of:=[.$A30]*[.$A30]*[.$A30]*[.$A30]*[.$A30]*[.$A30]*[.$A30]*[.$A30]*[.$A30]" office:value-type="float" office:value="14507145975869">
            <text:p>14,507,145,975,869</text:p>
          </table:table-cell>
          <table:table-cell table:formula="of:=[.$A30]*[.$A30]*[.$A30]*[.$A30]*[.$A30]*[.$A30]*[.$A30]*[.$A30]*[.$A30]*[.$A30]" office:value-type="float" office:value="420707233300201">
            <text:p>420,707,233,300,201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[.A31]*[.B30]" office:value-type="float" office:value="2.65252859812191E+032">
            <text:p>265,252,859,812,191,000,000,000,000,000,000</text:p>
          </table:table-cell>
          <table:table-cell table:formula="of:=[.$A31]*[.$A31]" office:value-type="float" office:value="900">
            <text:p>900</text:p>
          </table:table-cell>
          <table:table-cell table:formula="of:=[.$A31]*[.$A31]*[.$A31]" office:value-type="float" office:value="27000">
            <text:p>27,000</text:p>
          </table:table-cell>
          <table:table-cell table:formula="of:=[.$A31]*[.$A31]*[.$A31]*[.$A31]" office:value-type="float" office:value="810000">
            <text:p>810,000</text:p>
          </table:table-cell>
          <table:table-cell table:formula="of:=[.$A31]*[.$A31]*[.$A31]*[.$A31]*[.$A31]" office:value-type="float" office:value="24300000">
            <text:p>24,300,000</text:p>
          </table:table-cell>
          <table:table-cell table:style-name="ce1" table:formula="of:=[.$A31]*[.$A31]*[.$A31]*[.$A31]*[.$A31]*[.$A31]" office:value-type="float" office:value="729000000">
            <text:p>729,000,000</text:p>
          </table:table-cell>
          <table:table-cell table:style-name="ce3" table:formula="of:=[.$A31]*[.$A31]*[.$A31]*[.$A31]*[.$A31]*[.$A31]*[.$A31]" office:value-type="float" office:value="21870000000">
            <text:p>21,870,000,000</text:p>
          </table:table-cell>
          <table:table-cell table:formula="of:=[.$A31]*[.$A31]*[.$A31]*[.$A31]*[.$A31]*[.$A31]*[.$A31]*[.$A31]" office:value-type="float" office:value="656100000000">
            <text:p>656,100,000,000</text:p>
          </table:table-cell>
          <table:table-cell table:formula="of:=[.$A31]*[.$A31]*[.$A31]*[.$A31]*[.$A31]*[.$A31]*[.$A31]*[.$A31]*[.$A31]" office:value-type="float" office:value="19683000000000">
            <text:p>19,683,000,000,000</text:p>
          </table:table-cell>
          <table:table-cell table:formula="of:=[.$A31]*[.$A31]*[.$A31]*[.$A31]*[.$A31]*[.$A31]*[.$A31]*[.$A31]*[.$A31]*[.$A31]" office:value-type="float" office:value="590490000000000">
            <text:p>590,490,000,000,00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[.A32]*[.B31]" office:value-type="float" office:value="8.22283865417792E+033">
            <text:p>8,222,838,654,177,920,000,000,000,000,000,000</text:p>
          </table:table-cell>
          <table:table-cell table:formula="of:=[.$A32]*[.$A32]" office:value-type="float" office:value="961">
            <text:p>961</text:p>
          </table:table-cell>
          <table:table-cell table:formula="of:=[.$A32]*[.$A32]*[.$A32]" office:value-type="float" office:value="29791">
            <text:p>29,791</text:p>
          </table:table-cell>
          <table:table-cell table:formula="of:=[.$A32]*[.$A32]*[.$A32]*[.$A32]" office:value-type="float" office:value="923521">
            <text:p>923,521</text:p>
          </table:table-cell>
          <table:table-cell table:style-name="ce1" table:formula="of:=[.$A32]*[.$A32]*[.$A32]*[.$A32]*[.$A32]" office:value-type="float" office:value="28629151">
            <text:p>28,629,151</text:p>
          </table:table-cell>
          <table:table-cell table:style-name="ce3" table:formula="of:=[.$A32]*[.$A32]*[.$A32]*[.$A32]*[.$A32]*[.$A32]" office:value-type="float" office:value="887503681">
            <text:p>887,503,681</text:p>
          </table:table-cell>
          <table:table-cell table:formula="of:=[.$A32]*[.$A32]*[.$A32]*[.$A32]*[.$A32]*[.$A32]*[.$A32]" office:value-type="float" office:value="27512614111">
            <text:p>27,512,614,111</text:p>
          </table:table-cell>
          <table:table-cell table:formula="of:=[.$A32]*[.$A32]*[.$A32]*[.$A32]*[.$A32]*[.$A32]*[.$A32]*[.$A32]" office:value-type="float" office:value="852891037441">
            <text:p>852,891,037,441</text:p>
          </table:table-cell>
          <table:table-cell table:formula="of:=[.$A32]*[.$A32]*[.$A32]*[.$A32]*[.$A32]*[.$A32]*[.$A32]*[.$A32]*[.$A32]" office:value-type="float" office:value="26439622160671">
            <text:p>26,439,622,160,671</text:p>
          </table:table-cell>
          <table:table-cell table:formula="of:=[.$A32]*[.$A32]*[.$A32]*[.$A32]*[.$A32]*[.$A32]*[.$A32]*[.$A32]*[.$A32]*[.$A32]" office:value-type="float" office:value="819628286980801">
            <text:p>819,628,286,980,801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[.A33]*[.B32]" office:value-type="float" office:value="2.63130836933694E+035">
            <text:p>263,130,836,933,694,000,000,000,000,000,000,000</text:p>
          </table:table-cell>
          <table:table-cell table:formula="of:=[.$A33]*[.$A33]" office:value-type="float" office:value="1024">
            <text:p>1,024</text:p>
          </table:table-cell>
          <table:table-cell table:formula="of:=[.$A33]*[.$A33]*[.$A33]" office:value-type="float" office:value="32768">
            <text:p>32,768</text:p>
          </table:table-cell>
          <table:table-cell table:formula="of:=[.$A33]*[.$A33]*[.$A33]*[.$A33]" office:value-type="float" office:value="1048576">
            <text:p>1,048,576</text:p>
          </table:table-cell>
          <table:table-cell table:style-name="ce1" table:formula="of:=[.$A33]*[.$A33]*[.$A33]*[.$A33]*[.$A33]" office:value-type="float" office:value="33554432">
            <text:p>33,554,432</text:p>
          </table:table-cell>
          <table:table-cell table:style-name="ce3" table:formula="of:=[.$A33]*[.$A33]*[.$A33]*[.$A33]*[.$A33]*[.$A33]" office:value-type="float" office:value="1073741824">
            <text:p>1,073,741,824</text:p>
          </table:table-cell>
          <table:table-cell table:formula="of:=[.$A33]*[.$A33]*[.$A33]*[.$A33]*[.$A33]*[.$A33]*[.$A33]" office:value-type="float" office:value="34359738368">
            <text:p>34,359,738,368</text:p>
          </table:table-cell>
          <table:table-cell table:formula="of:=[.$A33]*[.$A33]*[.$A33]*[.$A33]*[.$A33]*[.$A33]*[.$A33]*[.$A33]" office:value-type="float" office:value="1099511627776">
            <text:p>1,099,511,627,776</text:p>
          </table:table-cell>
          <table:table-cell table:formula="of:=[.$A33]*[.$A33]*[.$A33]*[.$A33]*[.$A33]*[.$A33]*[.$A33]*[.$A33]*[.$A33]" office:value-type="float" office:value="35184372088832">
            <text:p>35,184,372,088,832</text:p>
          </table:table-cell>
          <table:table-cell table:formula="of:=[.$A33]*[.$A33]*[.$A33]*[.$A33]*[.$A33]*[.$A33]*[.$A33]*[.$A33]*[.$A33]*[.$A33]" office:value-type="float" office:value="1.12589990684262E+015">
            <text:p>1,125,899,906,842,620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[.A34]*[.B33]" office:value-type="float" office:value="8.68331761881189E+036">
            <text:p>8,683,317,618,811,890,000,000,000,000,000,000,000</text:p>
          </table:table-cell>
          <table:table-cell table:formula="of:=[.$A34]*[.$A34]" office:value-type="float" office:value="1089">
            <text:p>1,089</text:p>
          </table:table-cell>
          <table:table-cell table:formula="of:=[.$A34]*[.$A34]*[.$A34]" office:value-type="float" office:value="35937">
            <text:p>35,937</text:p>
          </table:table-cell>
          <table:table-cell table:formula="of:=[.$A34]*[.$A34]*[.$A34]*[.$A34]" office:value-type="float" office:value="1185921">
            <text:p>1,185,921</text:p>
          </table:table-cell>
          <table:table-cell table:style-name="ce1" table:formula="of:=[.$A34]*[.$A34]*[.$A34]*[.$A34]*[.$A34]" office:value-type="float" office:value="39135393">
            <text:p>39,135,393</text:p>
          </table:table-cell>
          <table:table-cell table:style-name="ce3" table:formula="of:=[.$A34]*[.$A34]*[.$A34]*[.$A34]*[.$A34]*[.$A34]" office:value-type="float" office:value="1291467969">
            <text:p>1,291,467,969</text:p>
          </table:table-cell>
          <table:table-cell table:formula="of:=[.$A34]*[.$A34]*[.$A34]*[.$A34]*[.$A34]*[.$A34]*[.$A34]" office:value-type="float" office:value="42618442977">
            <text:p>42,618,442,977</text:p>
          </table:table-cell>
          <table:table-cell table:formula="of:=[.$A34]*[.$A34]*[.$A34]*[.$A34]*[.$A34]*[.$A34]*[.$A34]*[.$A34]" office:value-type="float" office:value="1406408618241">
            <text:p>1,406,408,618,241</text:p>
          </table:table-cell>
          <table:table-cell table:formula="of:=[.$A34]*[.$A34]*[.$A34]*[.$A34]*[.$A34]*[.$A34]*[.$A34]*[.$A34]*[.$A34]" office:value-type="float" office:value="46411484401953">
            <text:p>46,411,484,401,953</text:p>
          </table:table-cell>
          <table:table-cell table:formula="of:=[.$A34]*[.$A34]*[.$A34]*[.$A34]*[.$A34]*[.$A34]*[.$A34]*[.$A34]*[.$A34]*[.$A34]" office:value-type="float" office:value="1.53157898526445E+015">
            <text:p>1,531,578,985,264,450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[.A35]*[.B34]" office:value-type="float" office:value="2.95232799039604E+038">
            <text:p>295,232,799,039,604,000,000,000,000,000,000,000,000</text:p>
          </table:table-cell>
          <table:table-cell table:formula="of:=[.$A35]*[.$A35]" office:value-type="float" office:value="1156">
            <text:p>1,156</text:p>
          </table:table-cell>
          <table:table-cell table:formula="of:=[.$A35]*[.$A35]*[.$A35]" office:value-type="float" office:value="39304">
            <text:p>39,304</text:p>
          </table:table-cell>
          <table:table-cell table:formula="of:=[.$A35]*[.$A35]*[.$A35]*[.$A35]" office:value-type="float" office:value="1336336">
            <text:p>1,336,336</text:p>
          </table:table-cell>
          <table:table-cell table:style-name="ce1" table:formula="of:=[.$A35]*[.$A35]*[.$A35]*[.$A35]*[.$A35]" office:value-type="float" office:value="45435424">
            <text:p>45,435,424</text:p>
          </table:table-cell>
          <table:table-cell table:style-name="ce3" table:formula="of:=[.$A35]*[.$A35]*[.$A35]*[.$A35]*[.$A35]*[.$A35]" office:value-type="float" office:value="1544804416">
            <text:p>1,544,804,416</text:p>
          </table:table-cell>
          <table:table-cell table:formula="of:=[.$A35]*[.$A35]*[.$A35]*[.$A35]*[.$A35]*[.$A35]*[.$A35]" office:value-type="float" office:value="52523350144">
            <text:p>52,523,350,144</text:p>
          </table:table-cell>
          <table:table-cell table:formula="of:=[.$A35]*[.$A35]*[.$A35]*[.$A35]*[.$A35]*[.$A35]*[.$A35]*[.$A35]" office:value-type="float" office:value="1785793904896">
            <text:p>1,785,793,904,896</text:p>
          </table:table-cell>
          <table:table-cell table:formula="of:=[.$A35]*[.$A35]*[.$A35]*[.$A35]*[.$A35]*[.$A35]*[.$A35]*[.$A35]*[.$A35]" office:value-type="float" office:value="60716992766464">
            <text:p>60,716,992,766,464</text:p>
          </table:table-cell>
          <table:table-cell table:formula="of:=[.$A35]*[.$A35]*[.$A35]*[.$A35]*[.$A35]*[.$A35]*[.$A35]*[.$A35]*[.$A35]*[.$A35]" office:value-type="float" office:value="2.06437775405978E+015">
            <text:p>2,064,377,754,059,78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[.A36]*[.B35]" office:value-type="float" office:value="1.03331479663861E+040">
            <text:p>10,333,147,966,386,100,000,000,000,000,000,000,000,000</text:p>
          </table:table-cell>
          <table:table-cell table:formula="of:=[.$A36]*[.$A36]" office:value-type="float" office:value="1225">
            <text:p>1,225</text:p>
          </table:table-cell>
          <table:table-cell table:formula="of:=[.$A36]*[.$A36]*[.$A36]" office:value-type="float" office:value="42875">
            <text:p>42,875</text:p>
          </table:table-cell>
          <table:table-cell table:formula="of:=[.$A36]*[.$A36]*[.$A36]*[.$A36]" office:value-type="float" office:value="1500625">
            <text:p>1,500,625</text:p>
          </table:table-cell>
          <table:table-cell table:style-name="ce1" table:formula="of:=[.$A36]*[.$A36]*[.$A36]*[.$A36]*[.$A36]" office:value-type="float" office:value="52521875">
            <text:p>52,521,875</text:p>
          </table:table-cell>
          <table:table-cell table:style-name="ce3" table:formula="of:=[.$A36]*[.$A36]*[.$A36]*[.$A36]*[.$A36]*[.$A36]" office:value-type="float" office:value="1838265625">
            <text:p>1,838,265,625</text:p>
          </table:table-cell>
          <table:table-cell table:formula="of:=[.$A36]*[.$A36]*[.$A36]*[.$A36]*[.$A36]*[.$A36]*[.$A36]" office:value-type="float" office:value="64339296875">
            <text:p>64,339,296,875</text:p>
          </table:table-cell>
          <table:table-cell table:formula="of:=[.$A36]*[.$A36]*[.$A36]*[.$A36]*[.$A36]*[.$A36]*[.$A36]*[.$A36]" office:value-type="float" office:value="2251875390625">
            <text:p>2,251,875,390,625</text:p>
          </table:table-cell>
          <table:table-cell table:formula="of:=[.$A36]*[.$A36]*[.$A36]*[.$A36]*[.$A36]*[.$A36]*[.$A36]*[.$A36]*[.$A36]" office:value-type="float" office:value="78815638671875">
            <text:p>78,815,638,671,875</text:p>
          </table:table-cell>
          <table:table-cell table:formula="of:=[.$A36]*[.$A36]*[.$A36]*[.$A36]*[.$A36]*[.$A36]*[.$A36]*[.$A36]*[.$A36]*[.$A36]" office:value-type="float" office:value="2.75854735351562E+015">
            <text:p>2,758,547,353,515,620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[.A37]*[.B36]" office:value-type="float" office:value="3.71993326789901E+041">
            <text:p>371,993,326,789,901,000,000,000,000,000,000,000,000,000</text:p>
          </table:table-cell>
          <table:table-cell table:formula="of:=[.$A37]*[.$A37]" office:value-type="float" office:value="1296">
            <text:p>1,296</text:p>
          </table:table-cell>
          <table:table-cell table:formula="of:=[.$A37]*[.$A37]*[.$A37]" office:value-type="float" office:value="46656">
            <text:p>46,656</text:p>
          </table:table-cell>
          <table:table-cell table:formula="of:=[.$A37]*[.$A37]*[.$A37]*[.$A37]" office:value-type="float" office:value="1679616">
            <text:p>1,679,616</text:p>
          </table:table-cell>
          <table:table-cell table:style-name="ce1" table:formula="of:=[.$A37]*[.$A37]*[.$A37]*[.$A37]*[.$A37]" office:value-type="float" office:value="60466176">
            <text:p>60,466,176</text:p>
          </table:table-cell>
          <table:table-cell table:style-name="ce3" table:formula="of:=[.$A37]*[.$A37]*[.$A37]*[.$A37]*[.$A37]*[.$A37]" office:value-type="float" office:value="2176782336">
            <text:p>2,176,782,336</text:p>
          </table:table-cell>
          <table:table-cell table:formula="of:=[.$A37]*[.$A37]*[.$A37]*[.$A37]*[.$A37]*[.$A37]*[.$A37]" office:value-type="float" office:value="78364164096">
            <text:p>78,364,164,096</text:p>
          </table:table-cell>
          <table:table-cell table:formula="of:=[.$A37]*[.$A37]*[.$A37]*[.$A37]*[.$A37]*[.$A37]*[.$A37]*[.$A37]" office:value-type="float" office:value="2821109907456">
            <text:p>2,821,109,907,456</text:p>
          </table:table-cell>
          <table:table-cell table:formula="of:=[.$A37]*[.$A37]*[.$A37]*[.$A37]*[.$A37]*[.$A37]*[.$A37]*[.$A37]*[.$A37]" office:value-type="float" office:value="101559956668416">
            <text:p>101,559,956,668,416</text:p>
          </table:table-cell>
          <table:table-cell table:formula="of:=[.$A37]*[.$A37]*[.$A37]*[.$A37]*[.$A37]*[.$A37]*[.$A37]*[.$A37]*[.$A37]*[.$A37]" office:value-type="float" office:value="3.65615844006298E+015">
            <text:p>3,656,158,440,062,98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[.A38]*[.B37]" office:value-type="float" office:value="1.37637530912263E+043">
            <text:p>13,763,753,091,226,300,000,000,000,000,000,000,000,000,000</text:p>
          </table:table-cell>
          <table:table-cell table:formula="of:=[.$A38]*[.$A38]" office:value-type="float" office:value="1369">
            <text:p>1,369</text:p>
          </table:table-cell>
          <table:table-cell table:formula="of:=[.$A38]*[.$A38]*[.$A38]" office:value-type="float" office:value="50653">
            <text:p>50,653</text:p>
          </table:table-cell>
          <table:table-cell table:formula="of:=[.$A38]*[.$A38]*[.$A38]*[.$A38]" office:value-type="float" office:value="1874161">
            <text:p>1,874,161</text:p>
          </table:table-cell>
          <table:table-cell table:style-name="ce1" table:formula="of:=[.$A38]*[.$A38]*[.$A38]*[.$A38]*[.$A38]" office:value-type="float" office:value="69343957">
            <text:p>69,343,957</text:p>
          </table:table-cell>
          <table:table-cell table:style-name="ce3" table:formula="of:=[.$A38]*[.$A38]*[.$A38]*[.$A38]*[.$A38]*[.$A38]" office:value-type="float" office:value="2565726409">
            <text:p>2,565,726,409</text:p>
          </table:table-cell>
          <table:table-cell table:formula="of:=[.$A38]*[.$A38]*[.$A38]*[.$A38]*[.$A38]*[.$A38]*[.$A38]" office:value-type="float" office:value="94931877133">
            <text:p>94,931,877,133</text:p>
          </table:table-cell>
          <table:table-cell table:formula="of:=[.$A38]*[.$A38]*[.$A38]*[.$A38]*[.$A38]*[.$A38]*[.$A38]*[.$A38]" office:value-type="float" office:value="3512479453921">
            <text:p>3,512,479,453,921</text:p>
          </table:table-cell>
          <table:table-cell table:formula="of:=[.$A38]*[.$A38]*[.$A38]*[.$A38]*[.$A38]*[.$A38]*[.$A38]*[.$A38]*[.$A38]" office:value-type="float" office:value="129961739795077">
            <text:p>129,961,739,795,077</text:p>
          </table:table-cell>
          <table:table-cell table:formula="of:=[.$A38]*[.$A38]*[.$A38]*[.$A38]*[.$A38]*[.$A38]*[.$A38]*[.$A38]*[.$A38]*[.$A38]" office:value-type="float" office:value="4.80858437241785E+015">
            <text:p>4,808,584,372,417,85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[.A39]*[.B38]" office:value-type="float" office:value="5.23022617466601E+044">
            <text:p>523,022,617,466,601,000,000,000,000,000,000,000,000,000,000</text:p>
          </table:table-cell>
          <table:table-cell table:formula="of:=[.$A39]*[.$A39]" office:value-type="float" office:value="1444">
            <text:p>1,444</text:p>
          </table:table-cell>
          <table:table-cell table:formula="of:=[.$A39]*[.$A39]*[.$A39]" office:value-type="float" office:value="54872">
            <text:p>54,872</text:p>
          </table:table-cell>
          <table:table-cell table:formula="of:=[.$A39]*[.$A39]*[.$A39]*[.$A39]" office:value-type="float" office:value="2085136">
            <text:p>2,085,136</text:p>
          </table:table-cell>
          <table:table-cell table:style-name="ce1" table:formula="of:=[.$A39]*[.$A39]*[.$A39]*[.$A39]*[.$A39]" office:value-type="float" office:value="79235168">
            <text:p>79,235,168</text:p>
          </table:table-cell>
          <table:table-cell table:style-name="ce3" table:formula="of:=[.$A39]*[.$A39]*[.$A39]*[.$A39]*[.$A39]*[.$A39]" office:value-type="float" office:value="3010936384">
            <text:p>3,010,936,384</text:p>
          </table:table-cell>
          <table:table-cell table:formula="of:=[.$A39]*[.$A39]*[.$A39]*[.$A39]*[.$A39]*[.$A39]*[.$A39]" office:value-type="float" office:value="114415582592">
            <text:p>114,415,582,592</text:p>
          </table:table-cell>
          <table:table-cell table:formula="of:=[.$A39]*[.$A39]*[.$A39]*[.$A39]*[.$A39]*[.$A39]*[.$A39]*[.$A39]" office:value-type="float" office:value="4347792138496">
            <text:p>4,347,792,138,496</text:p>
          </table:table-cell>
          <table:table-cell table:formula="of:=[.$A39]*[.$A39]*[.$A39]*[.$A39]*[.$A39]*[.$A39]*[.$A39]*[.$A39]*[.$A39]" office:value-type="float" office:value="165216101262848">
            <text:p>165,216,101,262,848</text:p>
          </table:table-cell>
          <table:table-cell table:formula="of:=[.$A39]*[.$A39]*[.$A39]*[.$A39]*[.$A39]*[.$A39]*[.$A39]*[.$A39]*[.$A39]*[.$A39]" office:value-type="float" office:value="6.27821184798822E+015">
            <text:p>6,278,211,847,988,22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[.A40]*[.B39]" office:value-type="float" office:value="2.03978820811974E+046">
            <text:p>20,397,882,081,197,400,000,000,000,000,000,000,000,000,000,000</text:p>
          </table:table-cell>
          <table:table-cell table:formula="of:=[.$A40]*[.$A40]" office:value-type="float" office:value="1521">
            <text:p>1,521</text:p>
          </table:table-cell>
          <table:table-cell table:formula="of:=[.$A40]*[.$A40]*[.$A40]" office:value-type="float" office:value="59319">
            <text:p>59,319</text:p>
          </table:table-cell>
          <table:table-cell table:formula="of:=[.$A40]*[.$A40]*[.$A40]*[.$A40]" office:value-type="float" office:value="2313441">
            <text:p>2,313,441</text:p>
          </table:table-cell>
          <table:table-cell table:style-name="ce1" table:formula="of:=[.$A40]*[.$A40]*[.$A40]*[.$A40]*[.$A40]" office:value-type="float" office:value="90224199">
            <text:p>90,224,199</text:p>
          </table:table-cell>
          <table:table-cell table:style-name="ce3" table:formula="of:=[.$A40]*[.$A40]*[.$A40]*[.$A40]*[.$A40]*[.$A40]" office:value-type="float" office:value="3518743761">
            <text:p>3,518,743,761</text:p>
          </table:table-cell>
          <table:table-cell table:formula="of:=[.$A40]*[.$A40]*[.$A40]*[.$A40]*[.$A40]*[.$A40]*[.$A40]" office:value-type="float" office:value="137231006679">
            <text:p>137,231,006,679</text:p>
          </table:table-cell>
          <table:table-cell table:formula="of:=[.$A40]*[.$A40]*[.$A40]*[.$A40]*[.$A40]*[.$A40]*[.$A40]*[.$A40]" office:value-type="float" office:value="5352009260481">
            <text:p>5,352,009,260,481</text:p>
          </table:table-cell>
          <table:table-cell table:formula="of:=[.$A40]*[.$A40]*[.$A40]*[.$A40]*[.$A40]*[.$A40]*[.$A40]*[.$A40]*[.$A40]" office:value-type="float" office:value="208728361158759">
            <text:p>208,728,361,158,759</text:p>
          </table:table-cell>
          <table:table-cell table:formula="of:=[.$A40]*[.$A40]*[.$A40]*[.$A40]*[.$A40]*[.$A40]*[.$A40]*[.$A40]*[.$A40]*[.$A40]" office:value-type="float" office:value="8.1404060851916E+015">
            <text:p>8,140,406,085,191,600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[.A41]*[.B40]" office:value-type="float" office:value="8.15915283247898E+047">
            <text:p>815,915,283,247,898,000,000,000,000,000,000,000,000,000,000,000</text:p>
          </table:table-cell>
          <table:table-cell table:formula="of:=[.$A41]*[.$A41]" office:value-type="float" office:value="1600">
            <text:p>1,600</text:p>
          </table:table-cell>
          <table:table-cell table:formula="of:=[.$A41]*[.$A41]*[.$A41]" office:value-type="float" office:value="64000">
            <text:p>64,000</text:p>
          </table:table-cell>
          <table:table-cell table:formula="of:=[.$A41]*[.$A41]*[.$A41]*[.$A41]" office:value-type="float" office:value="2560000">
            <text:p>2,560,000</text:p>
          </table:table-cell>
          <table:table-cell table:style-name="ce1" table:formula="of:=[.$A41]*[.$A41]*[.$A41]*[.$A41]*[.$A41]" office:value-type="float" office:value="102400000">
            <text:p>102,400,000</text:p>
          </table:table-cell>
          <table:table-cell table:style-name="ce3" table:formula="of:=[.$A41]*[.$A41]*[.$A41]*[.$A41]*[.$A41]*[.$A41]" office:value-type="float" office:value="4096000000">
            <text:p>4,096,000,000</text:p>
          </table:table-cell>
          <table:table-cell table:formula="of:=[.$A41]*[.$A41]*[.$A41]*[.$A41]*[.$A41]*[.$A41]*[.$A41]" office:value-type="float" office:value="163840000000">
            <text:p>163,840,000,000</text:p>
          </table:table-cell>
          <table:table-cell table:formula="of:=[.$A41]*[.$A41]*[.$A41]*[.$A41]*[.$A41]*[.$A41]*[.$A41]*[.$A41]" office:value-type="float" office:value="6553600000000">
            <text:p>6,553,600,000,000</text:p>
          </table:table-cell>
          <table:table-cell table:formula="of:=[.$A41]*[.$A41]*[.$A41]*[.$A41]*[.$A41]*[.$A41]*[.$A41]*[.$A41]*[.$A41]" office:value-type="float" office:value="262144000000000">
            <text:p>262,144,000,000,000</text:p>
          </table:table-cell>
          <table:table-cell table:formula="of:=[.$A41]*[.$A41]*[.$A41]*[.$A41]*[.$A41]*[.$A41]*[.$A41]*[.$A41]*[.$A41]*[.$A41]" office:value-type="float" office:value="1.048576E+016">
            <text:p>10,485,760,000,000,000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[.A42]*[.B41]" office:value-type="float" office:value="3.34525266131638E+049">
            <text:p>33,452,526,613,163,800,000,000,000,000,000,000,000,000,000,000,000</text:p>
          </table:table-cell>
          <table:table-cell table:formula="of:=[.$A42]*[.$A42]" office:value-type="float" office:value="1681">
            <text:p>1,681</text:p>
          </table:table-cell>
          <table:table-cell table:style-name="ce3" table:formula="of:=[.$A42]*[.$A42]*[.$A42]" office:value-type="float" office:value="68921">
            <text:p>68,921</text:p>
          </table:table-cell>
          <table:table-cell table:formula="of:=[.$A42]*[.$A42]*[.$A42]*[.$A42]" office:value-type="float" office:value="2825761">
            <text:p>2,825,761</text:p>
          </table:table-cell>
          <table:table-cell table:style-name="ce1" table:formula="of:=[.$A42]*[.$A42]*[.$A42]*[.$A42]*[.$A42]" office:value-type="float" office:value="115856201">
            <text:p>115,856,201</text:p>
          </table:table-cell>
          <table:table-cell table:style-name="ce3" table:formula="of:=[.$A42]*[.$A42]*[.$A42]*[.$A42]*[.$A42]*[.$A42]" office:value-type="float" office:value="4750104241">
            <text:p>4,750,104,241</text:p>
          </table:table-cell>
          <table:table-cell table:formula="of:=[.$A42]*[.$A42]*[.$A42]*[.$A42]*[.$A42]*[.$A42]*[.$A42]" office:value-type="float" office:value="194754273881">
            <text:p>194,754,273,881</text:p>
          </table:table-cell>
          <table:table-cell table:formula="of:=[.$A42]*[.$A42]*[.$A42]*[.$A42]*[.$A42]*[.$A42]*[.$A42]*[.$A42]" office:value-type="float" office:value="7984925229121">
            <text:p>7,984,925,229,121</text:p>
          </table:table-cell>
          <table:table-cell table:formula="of:=[.$A42]*[.$A42]*[.$A42]*[.$A42]*[.$A42]*[.$A42]*[.$A42]*[.$A42]*[.$A42]" office:value-type="float" office:value="327381934393961">
            <text:p>327,381,934,393,961</text:p>
          </table:table-cell>
          <table:table-cell table:formula="of:=[.$A42]*[.$A42]*[.$A42]*[.$A42]*[.$A42]*[.$A42]*[.$A42]*[.$A42]*[.$A42]*[.$A42]" office:value-type="float" office:value="1.34226593101524E+016">
            <text:p>13,422,659,310,152,4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[.A43]*[.B42]" office:value-type="float" office:value="1.40500611775288E+051">
            <text:p>1,405,006,117,752,880,000,000,000,000,000,000,000,000,000,000,000,000</text:p>
          </table:table-cell>
          <table:table-cell table:formula="of:=[.$A43]*[.$A43]" office:value-type="float" office:value="1764">
            <text:p>1,764</text:p>
          </table:table-cell>
          <table:table-cell table:style-name="ce3" table:formula="of:=[.$A43]*[.$A43]*[.$A43]" office:value-type="float" office:value="74088">
            <text:p>74,088</text:p>
          </table:table-cell>
          <table:table-cell table:formula="of:=[.$A43]*[.$A43]*[.$A43]*[.$A43]" office:value-type="float" office:value="3111696">
            <text:p>3,111,696</text:p>
          </table:table-cell>
          <table:table-cell table:style-name="ce1" table:formula="of:=[.$A43]*[.$A43]*[.$A43]*[.$A43]*[.$A43]" office:value-type="float" office:value="130691232">
            <text:p>130,691,232</text:p>
          </table:table-cell>
          <table:table-cell table:style-name="ce3" table:formula="of:=[.$A43]*[.$A43]*[.$A43]*[.$A43]*[.$A43]*[.$A43]" office:value-type="float" office:value="5489031744">
            <text:p>5,489,031,744</text:p>
          </table:table-cell>
          <table:table-cell table:formula="of:=[.$A43]*[.$A43]*[.$A43]*[.$A43]*[.$A43]*[.$A43]*[.$A43]" office:value-type="float" office:value="230539333248">
            <text:p>230,539,333,248</text:p>
          </table:table-cell>
          <table:table-cell table:formula="of:=[.$A43]*[.$A43]*[.$A43]*[.$A43]*[.$A43]*[.$A43]*[.$A43]*[.$A43]" office:value-type="float" office:value="9682651996416">
            <text:p>9,682,651,996,416</text:p>
          </table:table-cell>
          <table:table-cell table:formula="of:=[.$A43]*[.$A43]*[.$A43]*[.$A43]*[.$A43]*[.$A43]*[.$A43]*[.$A43]*[.$A43]" office:value-type="float" office:value="406671383849472">
            <text:p>406,671,383,849,472</text:p>
          </table:table-cell>
          <table:table-cell table:formula="of:=[.$A43]*[.$A43]*[.$A43]*[.$A43]*[.$A43]*[.$A43]*[.$A43]*[.$A43]*[.$A43]*[.$A43]" office:value-type="float" office:value="1.70801981216778E+016">
            <text:p>17,080,198,121,677,800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[.A44]*[.B43]" office:value-type="float" office:value="6.04152630633738E+052">
            <text:p>60,415,263,063,373,800,000,000,000,000,000,000,000,000,000,000,000,000</text:p>
          </table:table-cell>
          <table:table-cell table:formula="of:=[.$A44]*[.$A44]" office:value-type="float" office:value="1849">
            <text:p>1,849</text:p>
          </table:table-cell>
          <table:table-cell table:style-name="ce3" table:formula="of:=[.$A44]*[.$A44]*[.$A44]" office:value-type="float" office:value="79507">
            <text:p>79,507</text:p>
          </table:table-cell>
          <table:table-cell table:formula="of:=[.$A44]*[.$A44]*[.$A44]*[.$A44]" office:value-type="float" office:value="3418801">
            <text:p>3,418,801</text:p>
          </table:table-cell>
          <table:table-cell table:style-name="ce1" table:formula="of:=[.$A44]*[.$A44]*[.$A44]*[.$A44]*[.$A44]" office:value-type="float" office:value="147008443">
            <text:p>147,008,443</text:p>
          </table:table-cell>
          <table:table-cell table:style-name="ce3" table:formula="of:=[.$A44]*[.$A44]*[.$A44]*[.$A44]*[.$A44]*[.$A44]" office:value-type="float" office:value="6321363049">
            <text:p>6,321,363,049</text:p>
          </table:table-cell>
          <table:table-cell table:formula="of:=[.$A44]*[.$A44]*[.$A44]*[.$A44]*[.$A44]*[.$A44]*[.$A44]" office:value-type="float" office:value="271818611107">
            <text:p>271,818,611,107</text:p>
          </table:table-cell>
          <table:table-cell table:formula="of:=[.$A44]*[.$A44]*[.$A44]*[.$A44]*[.$A44]*[.$A44]*[.$A44]*[.$A44]" office:value-type="float" office:value="11688200277601">
            <text:p>11,688,200,277,601</text:p>
          </table:table-cell>
          <table:table-cell table:formula="of:=[.$A44]*[.$A44]*[.$A44]*[.$A44]*[.$A44]*[.$A44]*[.$A44]*[.$A44]*[.$A44]" office:value-type="float" office:value="502592611936843">
            <text:p>502,592,611,936,843</text:p>
          </table:table-cell>
          <table:table-cell table:formula="of:=[.$A44]*[.$A44]*[.$A44]*[.$A44]*[.$A44]*[.$A44]*[.$A44]*[.$A44]*[.$A44]*[.$A44]" office:value-type="float" office:value="2.16114823132842E+016">
            <text:p>21,611,482,313,284,200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table:formula="of:=[.A45]*[.B44]" office:value-type="float" office:value="2.65827157478845E+054">
            <text:p>2,658,271,574,788,450,000,000,000,000,000,000,000,000,000,000,000,000,000</text:p>
          </table:table-cell>
          <table:table-cell table:formula="of:=[.$A45]*[.$A45]" office:value-type="float" office:value="1936">
            <text:p>1,936</text:p>
          </table:table-cell>
          <table:table-cell table:style-name="ce3" table:formula="of:=[.$A45]*[.$A45]*[.$A45]" office:value-type="float" office:value="85184">
            <text:p>85,184</text:p>
          </table:table-cell>
          <table:table-cell table:formula="of:=[.$A45]*[.$A45]*[.$A45]*[.$A45]" office:value-type="float" office:value="3748096">
            <text:p>3,748,096</text:p>
          </table:table-cell>
          <table:table-cell table:style-name="ce1" table:formula="of:=[.$A45]*[.$A45]*[.$A45]*[.$A45]*[.$A45]" office:value-type="float" office:value="164916224">
            <text:p>164,916,224</text:p>
          </table:table-cell>
          <table:table-cell table:style-name="ce3" table:formula="of:=[.$A45]*[.$A45]*[.$A45]*[.$A45]*[.$A45]*[.$A45]" office:value-type="float" office:value="7256313856">
            <text:p>7,256,313,856</text:p>
          </table:table-cell>
          <table:table-cell table:formula="of:=[.$A45]*[.$A45]*[.$A45]*[.$A45]*[.$A45]*[.$A45]*[.$A45]" office:value-type="float" office:value="319277809664">
            <text:p>319,277,809,664</text:p>
          </table:table-cell>
          <table:table-cell table:formula="of:=[.$A45]*[.$A45]*[.$A45]*[.$A45]*[.$A45]*[.$A45]*[.$A45]*[.$A45]" office:value-type="float" office:value="14048223625216">
            <text:p>14,048,223,625,216</text:p>
          </table:table-cell>
          <table:table-cell table:formula="of:=[.$A45]*[.$A45]*[.$A45]*[.$A45]*[.$A45]*[.$A45]*[.$A45]*[.$A45]*[.$A45]" office:value-type="float" office:value="618121839509504">
            <text:p>618,121,839,509,504</text:p>
          </table:table-cell>
          <table:table-cell table:formula="of:=[.$A45]*[.$A45]*[.$A45]*[.$A45]*[.$A45]*[.$A45]*[.$A45]*[.$A45]*[.$A45]*[.$A45]" office:value-type="float" office:value="2.71973609384182E+016">
            <text:p>27,197,360,938,418,200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[.A46]*[.B45]" office:value-type="float" office:value="1.1962222086548E+056">
            <text:p>119,622,220,865,480,000,000,000,000,000,000,000,000,000,000,000,000,000,000</text:p>
          </table:table-cell>
          <table:table-cell table:formula="of:=[.$A46]*[.$A46]" office:value-type="float" office:value="2025">
            <text:p>2,025</text:p>
          </table:table-cell>
          <table:table-cell table:style-name="ce3" table:formula="of:=[.$A46]*[.$A46]*[.$A46]" office:value-type="float" office:value="91125">
            <text:p>91,125</text:p>
          </table:table-cell>
          <table:table-cell table:formula="of:=[.$A46]*[.$A46]*[.$A46]*[.$A46]" office:value-type="float" office:value="4100625">
            <text:p>4,100,625</text:p>
          </table:table-cell>
          <table:table-cell table:style-name="ce1" table:formula="of:=[.$A46]*[.$A46]*[.$A46]*[.$A46]*[.$A46]" office:value-type="float" office:value="184528125">
            <text:p>184,528,125</text:p>
          </table:table-cell>
          <table:table-cell table:style-name="ce3" table:formula="of:=[.$A46]*[.$A46]*[.$A46]*[.$A46]*[.$A46]*[.$A46]" office:value-type="float" office:value="8303765625">
            <text:p>8,303,765,625</text:p>
          </table:table-cell>
          <table:table-cell table:formula="of:=[.$A46]*[.$A46]*[.$A46]*[.$A46]*[.$A46]*[.$A46]*[.$A46]" office:value-type="float" office:value="373669453125">
            <text:p>373,669,453,125</text:p>
          </table:table-cell>
          <table:table-cell table:formula="of:=[.$A46]*[.$A46]*[.$A46]*[.$A46]*[.$A46]*[.$A46]*[.$A46]*[.$A46]" office:value-type="float" office:value="16815125390625">
            <text:p>16,815,125,390,625</text:p>
          </table:table-cell>
          <table:table-cell table:formula="of:=[.$A46]*[.$A46]*[.$A46]*[.$A46]*[.$A46]*[.$A46]*[.$A46]*[.$A46]*[.$A46]" office:value-type="float" office:value="756680642578125">
            <text:p>756,680,642,578,125</text:p>
          </table:table-cell>
          <table:table-cell table:formula="of:=[.$A46]*[.$A46]*[.$A46]*[.$A46]*[.$A46]*[.$A46]*[.$A46]*[.$A46]*[.$A46]*[.$A46]" office:value-type="float" office:value="3.40506289160156E+016">
            <text:p>34,050,628,916,015,600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table:formula="of:=[.A47]*[.B46]" office:value-type="float" office:value="5.50262215981209E+057">
            <text:p>5,502,622,159,812,090,000,000,000,000,000,000,000,000,000,000,000,000,000,000</text:p>
          </table:table-cell>
          <table:table-cell table:formula="of:=[.$A47]*[.$A47]" office:value-type="float" office:value="2116">
            <text:p>2,116</text:p>
          </table:table-cell>
          <table:table-cell table:style-name="ce3" table:formula="of:=[.$A47]*[.$A47]*[.$A47]" office:value-type="float" office:value="97336">
            <text:p>97,336</text:p>
          </table:table-cell>
          <table:table-cell table:formula="of:=[.$A47]*[.$A47]*[.$A47]*[.$A47]" office:value-type="float" office:value="4477456">
            <text:p>4,477,456</text:p>
          </table:table-cell>
          <table:table-cell table:style-name="ce1" table:formula="of:=[.$A47]*[.$A47]*[.$A47]*[.$A47]*[.$A47]" office:value-type="float" office:value="205962976">
            <text:p>205,962,976</text:p>
          </table:table-cell>
          <table:table-cell table:style-name="ce3" table:formula="of:=[.$A47]*[.$A47]*[.$A47]*[.$A47]*[.$A47]*[.$A47]" office:value-type="float" office:value="9474296896">
            <text:p>9,474,296,896</text:p>
          </table:table-cell>
          <table:table-cell table:formula="of:=[.$A47]*[.$A47]*[.$A47]*[.$A47]*[.$A47]*[.$A47]*[.$A47]" office:value-type="float" office:value="435817657216">
            <text:p>435,817,657,216</text:p>
          </table:table-cell>
          <table:table-cell table:formula="of:=[.$A47]*[.$A47]*[.$A47]*[.$A47]*[.$A47]*[.$A47]*[.$A47]*[.$A47]" office:value-type="float" office:value="20047612231936">
            <text:p>20,047,612,231,936</text:p>
          </table:table-cell>
          <table:table-cell table:formula="of:=[.$A47]*[.$A47]*[.$A47]*[.$A47]*[.$A47]*[.$A47]*[.$A47]*[.$A47]*[.$A47]" office:value-type="float" office:value="922190162669056">
            <text:p>922,190,162,669,056</text:p>
          </table:table-cell>
          <table:table-cell table:formula="of:=[.$A47]*[.$A47]*[.$A47]*[.$A47]*[.$A47]*[.$A47]*[.$A47]*[.$A47]*[.$A47]*[.$A47]" office:value-type="float" office:value="4.24207474827766E+016">
            <text:p>42,420,747,482,776,600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[.A48]*[.B47]" office:value-type="float" office:value="2.58623241511168E+059">
            <text:p>258,623,241,511,168,000,000,000,000,000,000,000,000,000,000,000,000,000,000,000</text:p>
          </table:table-cell>
          <table:table-cell table:formula="of:=[.$A48]*[.$A48]" office:value-type="float" office:value="2209">
            <text:p>2,209</text:p>
          </table:table-cell>
          <table:table-cell table:style-name="ce3" table:formula="of:=[.$A48]*[.$A48]*[.$A48]" office:value-type="float" office:value="103823">
            <text:p>103,823</text:p>
          </table:table-cell>
          <table:table-cell table:formula="of:=[.$A48]*[.$A48]*[.$A48]*[.$A48]" office:value-type="float" office:value="4879681">
            <text:p>4,879,681</text:p>
          </table:table-cell>
          <table:table-cell table:style-name="ce1" table:formula="of:=[.$A48]*[.$A48]*[.$A48]*[.$A48]*[.$A48]" office:value-type="float" office:value="229345007">
            <text:p>229,345,007</text:p>
          </table:table-cell>
          <table:table-cell table:style-name="ce3" table:formula="of:=[.$A48]*[.$A48]*[.$A48]*[.$A48]*[.$A48]*[.$A48]" office:value-type="float" office:value="10779215329">
            <text:p>10,779,215,329</text:p>
          </table:table-cell>
          <table:table-cell table:formula="of:=[.$A48]*[.$A48]*[.$A48]*[.$A48]*[.$A48]*[.$A48]*[.$A48]" office:value-type="float" office:value="506623120463">
            <text:p>506,623,120,463</text:p>
          </table:table-cell>
          <table:table-cell table:formula="of:=[.$A48]*[.$A48]*[.$A48]*[.$A48]*[.$A48]*[.$A48]*[.$A48]*[.$A48]" office:value-type="float" office:value="23811286661761">
            <text:p>23,811,286,661,761</text:p>
          </table:table-cell>
          <table:table-cell table:formula="of:=[.$A48]*[.$A48]*[.$A48]*[.$A48]*[.$A48]*[.$A48]*[.$A48]*[.$A48]*[.$A48]" office:value-type="float" office:value="1.11913047310277E+015">
            <text:p>1,119,130,473,102,770</text:p>
          </table:table-cell>
          <table:table-cell table:formula="of:=[.$A48]*[.$A48]*[.$A48]*[.$A48]*[.$A48]*[.$A48]*[.$A48]*[.$A48]*[.$A48]*[.$A48]" office:value-type="float" office:value="5.259913223583E+016">
            <text:p>52,599,132,235,830,00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table:formula="of:=[.A49]*[.B48]" office:value-type="float" office:value="1.24139155925361E+061">
            <text:p>12,413,915,592,536,100,000,000,000,000,000,000,000,000,000,000,000,000,000,000,000</text:p>
          </table:table-cell>
          <table:table-cell table:formula="of:=[.$A49]*[.$A49]" office:value-type="float" office:value="2304">
            <text:p>2,304</text:p>
          </table:table-cell>
          <table:table-cell table:style-name="ce3" table:formula="of:=[.$A49]*[.$A49]*[.$A49]" office:value-type="float" office:value="110592">
            <text:p>110,592</text:p>
          </table:table-cell>
          <table:table-cell table:formula="of:=[.$A49]*[.$A49]*[.$A49]*[.$A49]" office:value-type="float" office:value="5308416">
            <text:p>5,308,416</text:p>
          </table:table-cell>
          <table:table-cell table:style-name="ce1" table:formula="of:=[.$A49]*[.$A49]*[.$A49]*[.$A49]*[.$A49]" office:value-type="float" office:value="254803968">
            <text:p>254,803,968</text:p>
          </table:table-cell>
          <table:table-cell table:style-name="ce3" table:formula="of:=[.$A49]*[.$A49]*[.$A49]*[.$A49]*[.$A49]*[.$A49]" office:value-type="float" office:value="12230590464">
            <text:p>12,230,590,464</text:p>
          </table:table-cell>
          <table:table-cell table:formula="of:=[.$A49]*[.$A49]*[.$A49]*[.$A49]*[.$A49]*[.$A49]*[.$A49]" office:value-type="float" office:value="587068342272">
            <text:p>587,068,342,272</text:p>
          </table:table-cell>
          <table:table-cell table:formula="of:=[.$A49]*[.$A49]*[.$A49]*[.$A49]*[.$A49]*[.$A49]*[.$A49]*[.$A49]" office:value-type="float" office:value="28179280429056">
            <text:p>28,179,280,429,056</text:p>
          </table:table-cell>
          <table:table-cell table:formula="of:=[.$A49]*[.$A49]*[.$A49]*[.$A49]*[.$A49]*[.$A49]*[.$A49]*[.$A49]*[.$A49]" office:value-type="float" office:value="1.35260546059469E+015">
            <text:p>1,352,605,460,594,690</text:p>
          </table:table-cell>
          <table:table-cell table:formula="of:=[.$A49]*[.$A49]*[.$A49]*[.$A49]*[.$A49]*[.$A49]*[.$A49]*[.$A49]*[.$A49]*[.$A49]" office:value-type="float" office:value="6.4925062108545E+016">
            <text:p>64,925,062,108,545,00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[.A50]*[.B49]" office:value-type="float" office:value="6.08281864034268E+062">
            <text:p>608,281,864,034,268,000,000,000,000,000,000,000,000,000,000,000,000,000,000,000,000</text:p>
          </table:table-cell>
          <table:table-cell table:formula="of:=[.$A50]*[.$A50]" office:value-type="float" office:value="2401">
            <text:p>2,401</text:p>
          </table:table-cell>
          <table:table-cell table:style-name="ce3" table:formula="of:=[.$A50]*[.$A50]*[.$A50]" office:value-type="float" office:value="117649">
            <text:p>117,649</text:p>
          </table:table-cell>
          <table:table-cell table:formula="of:=[.$A50]*[.$A50]*[.$A50]*[.$A50]" office:value-type="float" office:value="5764801">
            <text:p>5,764,801</text:p>
          </table:table-cell>
          <table:table-cell table:style-name="ce1" table:formula="of:=[.$A50]*[.$A50]*[.$A50]*[.$A50]*[.$A50]" office:value-type="float" office:value="282475249">
            <text:p>282,475,249</text:p>
          </table:table-cell>
          <table:table-cell table:style-name="ce3" table:formula="of:=[.$A50]*[.$A50]*[.$A50]*[.$A50]*[.$A50]*[.$A50]" office:value-type="float" office:value="13841287201">
            <text:p>13,841,287,201</text:p>
          </table:table-cell>
          <table:table-cell table:formula="of:=[.$A50]*[.$A50]*[.$A50]*[.$A50]*[.$A50]*[.$A50]*[.$A50]" office:value-type="float" office:value="678223072849">
            <text:p>678,223,072,849</text:p>
          </table:table-cell>
          <table:table-cell table:formula="of:=[.$A50]*[.$A50]*[.$A50]*[.$A50]*[.$A50]*[.$A50]*[.$A50]*[.$A50]" office:value-type="float" office:value="33232930569601">
            <text:p>33,232,930,569,601</text:p>
          </table:table-cell>
          <table:table-cell table:formula="of:=[.$A50]*[.$A50]*[.$A50]*[.$A50]*[.$A50]*[.$A50]*[.$A50]*[.$A50]*[.$A50]" office:value-type="float" office:value="1.62841359791045E+015">
            <text:p>1,628,413,597,910,450</text:p>
          </table:table-cell>
          <table:table-cell table:formula="of:=[.$A50]*[.$A50]*[.$A50]*[.$A50]*[.$A50]*[.$A50]*[.$A50]*[.$A50]*[.$A50]*[.$A50]" office:value-type="float" office:value="7.9792266297612E+016">
            <text:p>79,792,266,297,612,000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table:formula="of:=[.A51]*[.B50]" office:value-type="float" office:value="3.04140932017134E+064">
            <text:p>30,414,093,201,713,400,000,000,000,000,000,000,000,000,000,000,000,000,000,000,000,000</text:p>
          </table:table-cell>
          <table:table-cell table:formula="of:=[.$A51]*[.$A51]" office:value-type="float" office:value="2500">
            <text:p>2,500</text:p>
          </table:table-cell>
          <table:table-cell table:style-name="ce3" table:formula="of:=[.$A51]*[.$A51]*[.$A51]" office:value-type="float" office:value="125000">
            <text:p>125,000</text:p>
          </table:table-cell>
          <table:table-cell table:formula="of:=[.$A51]*[.$A51]*[.$A51]*[.$A51]" office:value-type="float" office:value="6250000">
            <text:p>6,250,000</text:p>
          </table:table-cell>
          <table:table-cell table:style-name="ce1" table:formula="of:=[.$A51]*[.$A51]*[.$A51]*[.$A51]*[.$A51]" office:value-type="float" office:value="312500000">
            <text:p>312,500,000</text:p>
          </table:table-cell>
          <table:table-cell table:style-name="ce3" table:formula="of:=[.$A51]*[.$A51]*[.$A51]*[.$A51]*[.$A51]*[.$A51]" office:value-type="float" office:value="15625000000">
            <text:p>15,625,000,000</text:p>
          </table:table-cell>
          <table:table-cell table:formula="of:=[.$A51]*[.$A51]*[.$A51]*[.$A51]*[.$A51]*[.$A51]*[.$A51]" office:value-type="float" office:value="781250000000">
            <text:p>781,250,000,000</text:p>
          </table:table-cell>
          <table:table-cell table:formula="of:=[.$A51]*[.$A51]*[.$A51]*[.$A51]*[.$A51]*[.$A51]*[.$A51]*[.$A51]" office:value-type="float" office:value="39062500000000">
            <text:p>39,062,500,000,000</text:p>
          </table:table-cell>
          <table:table-cell table:formula="of:=[.$A51]*[.$A51]*[.$A51]*[.$A51]*[.$A51]*[.$A51]*[.$A51]*[.$A51]*[.$A51]" office:value-type="float" office:value="1.953125E+015">
            <text:p>1,953,125,000,000,000</text:p>
          </table:table-cell>
          <table:table-cell table:formula="of:=[.$A51]*[.$A51]*[.$A51]*[.$A51]*[.$A51]*[.$A51]*[.$A51]*[.$A51]*[.$A51]*[.$A51]" office:value-type="float" office:value="9.765625E+016">
            <text:p>97,656,250,000,000,00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[.A52]*[.B51]" office:value-type="float" office:value="1.55111875328738E+066">
            <text:p>1,551,118,753,287,380,000,000,000,000,000,000,000,000,000,000,000,000,000,000,000,000,000</text:p>
          </table:table-cell>
          <table:table-cell table:formula="of:=[.$A52]*[.$A52]" office:value-type="float" office:value="2601">
            <text:p>2,601</text:p>
          </table:table-cell>
          <table:table-cell table:style-name="ce3" table:formula="of:=[.$A52]*[.$A52]*[.$A52]" office:value-type="float" office:value="132651">
            <text:p>132,651</text:p>
          </table:table-cell>
          <table:table-cell table:style-name="ce1" table:formula="of:=[.$A52]*[.$A52]*[.$A52]*[.$A52]" office:value-type="float" office:value="6765201">
            <text:p>6,765,201</text:p>
          </table:table-cell>
          <table:table-cell table:formula="of:=[.$A52]*[.$A52]*[.$A52]*[.$A52]*[.$A52]" office:value-type="float" office:value="345025251">
            <text:p>345,025,251</text:p>
          </table:table-cell>
          <table:table-cell table:style-name="ce3" table:formula="of:=[.$A52]*[.$A52]*[.$A52]*[.$A52]*[.$A52]*[.$A52]" office:value-type="float" office:value="17596287801">
            <text:p>17,596,287,801</text:p>
          </table:table-cell>
          <table:table-cell table:formula="of:=[.$A52]*[.$A52]*[.$A52]*[.$A52]*[.$A52]*[.$A52]*[.$A52]" office:value-type="float" office:value="897410677851">
            <text:p>897,410,677,851</text:p>
          </table:table-cell>
          <table:table-cell table:formula="of:=[.$A52]*[.$A52]*[.$A52]*[.$A52]*[.$A52]*[.$A52]*[.$A52]*[.$A52]" office:value-type="float" office:value="45767944570401">
            <text:p>45,767,944,570,401</text:p>
          </table:table-cell>
          <table:table-cell table:formula="of:=[.$A52]*[.$A52]*[.$A52]*[.$A52]*[.$A52]*[.$A52]*[.$A52]*[.$A52]*[.$A52]" office:value-type="float" office:value="2.33416517309045E+015">
            <text:p>2,334,165,173,090,450</text:p>
          </table:table-cell>
          <table:table-cell table:formula="of:=[.$A52]*[.$A52]*[.$A52]*[.$A52]*[.$A52]*[.$A52]*[.$A52]*[.$A52]*[.$A52]*[.$A52]" office:value-type="float" office:value="1.19042423827613E+017">
            <text:p>119,042,423,827,613,00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table:formula="of:=[.A53]*[.B52]" office:value-type="float" office:value="8.06581751709439E+067">
            <text:p>80,658,175,170,943,900,000,000,000,000,000,000,000,000,000,000,000,000,000,000,000,000,000</text:p>
          </table:table-cell>
          <table:table-cell table:formula="of:=[.$A53]*[.$A53]" office:value-type="float" office:value="2704">
            <text:p>2,704</text:p>
          </table:table-cell>
          <table:table-cell table:style-name="ce3" table:formula="of:=[.$A53]*[.$A53]*[.$A53]" office:value-type="float" office:value="140608">
            <text:p>140,608</text:p>
          </table:table-cell>
          <table:table-cell table:style-name="ce1" table:formula="of:=[.$A53]*[.$A53]*[.$A53]*[.$A53]" office:value-type="float" office:value="7311616">
            <text:p>7,311,616</text:p>
          </table:table-cell>
          <table:table-cell table:formula="of:=[.$A53]*[.$A53]*[.$A53]*[.$A53]*[.$A53]" office:value-type="float" office:value="380204032">
            <text:p>380,204,032</text:p>
          </table:table-cell>
          <table:table-cell table:style-name="ce3" table:formula="of:=[.$A53]*[.$A53]*[.$A53]*[.$A53]*[.$A53]*[.$A53]" office:value-type="float" office:value="19770609664">
            <text:p>19,770,609,664</text:p>
          </table:table-cell>
          <table:table-cell table:formula="of:=[.$A53]*[.$A53]*[.$A53]*[.$A53]*[.$A53]*[.$A53]*[.$A53]" office:value-type="float" office:value="1028071702528">
            <text:p>1,028,071,702,528</text:p>
          </table:table-cell>
          <table:table-cell table:formula="of:=[.$A53]*[.$A53]*[.$A53]*[.$A53]*[.$A53]*[.$A53]*[.$A53]*[.$A53]" office:value-type="float" office:value="53459728531456">
            <text:p>53,459,728,531,456</text:p>
          </table:table-cell>
          <table:table-cell table:formula="of:=[.$A53]*[.$A53]*[.$A53]*[.$A53]*[.$A53]*[.$A53]*[.$A53]*[.$A53]*[.$A53]" office:value-type="float" office:value="2.77990588363571E+015">
            <text:p>2,779,905,883,635,710</text:p>
          </table:table-cell>
          <table:table-cell table:formula="of:=[.$A53]*[.$A53]*[.$A53]*[.$A53]*[.$A53]*[.$A53]*[.$A53]*[.$A53]*[.$A53]*[.$A53]" office:value-type="float" office:value="1.44555105949057E+017">
            <text:p>144,555,105,949,057,00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[.A54]*[.B53]" office:value-type="float" office:value="4.27488328406003E+069">
            <text:p>4,274,883,284,060,030,000,000,000,000,000,000,000,000,000,000,000,000,000,000,000,000,000,000</text:p>
          </table:table-cell>
          <table:table-cell table:formula="of:=[.$A54]*[.$A54]" office:value-type="float" office:value="2809">
            <text:p>2,809</text:p>
          </table:table-cell>
          <table:table-cell table:style-name="ce3" table:formula="of:=[.$A54]*[.$A54]*[.$A54]" office:value-type="float" office:value="148877">
            <text:p>148,877</text:p>
          </table:table-cell>
          <table:table-cell table:style-name="ce1" table:formula="of:=[.$A54]*[.$A54]*[.$A54]*[.$A54]" office:value-type="float" office:value="7890481">
            <text:p>7,890,481</text:p>
          </table:table-cell>
          <table:table-cell table:formula="of:=[.$A54]*[.$A54]*[.$A54]*[.$A54]*[.$A54]" office:value-type="float" office:value="418195493">
            <text:p>418,195,493</text:p>
          </table:table-cell>
          <table:table-cell table:style-name="ce3" table:formula="of:=[.$A54]*[.$A54]*[.$A54]*[.$A54]*[.$A54]*[.$A54]" office:value-type="float" office:value="22164361129">
            <text:p>22,164,361,129</text:p>
          </table:table-cell>
          <table:table-cell table:formula="of:=[.$A54]*[.$A54]*[.$A54]*[.$A54]*[.$A54]*[.$A54]*[.$A54]" office:value-type="float" office:value="1174711139837">
            <text:p>1,174,711,139,837</text:p>
          </table:table-cell>
          <table:table-cell table:formula="of:=[.$A54]*[.$A54]*[.$A54]*[.$A54]*[.$A54]*[.$A54]*[.$A54]*[.$A54]" office:value-type="float" office:value="62259690411361">
            <text:p>62,259,690,411,361</text:p>
          </table:table-cell>
          <table:table-cell table:formula="of:=[.$A54]*[.$A54]*[.$A54]*[.$A54]*[.$A54]*[.$A54]*[.$A54]*[.$A54]*[.$A54]" office:value-type="float" office:value="3.29976359180213E+015">
            <text:p>3,299,763,591,802,130</text:p>
          </table:table-cell>
          <table:table-cell table:formula="of:=[.$A54]*[.$A54]*[.$A54]*[.$A54]*[.$A54]*[.$A54]*[.$A54]*[.$A54]*[.$A54]*[.$A54]" office:value-type="float" office:value="1.74887470365513E+017">
            <text:p>174,887,470,365,513,00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[.A55]*[.B54]" office:value-type="float" office:value="2.30843697339241E+071">
            <text:p>230,843,697,339,241,000,000,000,000,000,000,000,000,000,000,000,000,000,000,000,000,000,000,000</text:p>
          </table:table-cell>
          <table:table-cell table:formula="of:=[.$A55]*[.$A55]" office:value-type="float" office:value="2916">
            <text:p>2,916</text:p>
          </table:table-cell>
          <table:table-cell table:style-name="ce3" table:formula="of:=[.$A55]*[.$A55]*[.$A55]" office:value-type="float" office:value="157464">
            <text:p>157,464</text:p>
          </table:table-cell>
          <table:table-cell table:style-name="ce1" table:formula="of:=[.$A55]*[.$A55]*[.$A55]*[.$A55]" office:value-type="float" office:value="8503056">
            <text:p>8,503,056</text:p>
          </table:table-cell>
          <table:table-cell table:formula="of:=[.$A55]*[.$A55]*[.$A55]*[.$A55]*[.$A55]" office:value-type="float" office:value="459165024">
            <text:p>459,165,024</text:p>
          </table:table-cell>
          <table:table-cell table:formula="of:=[.$A55]*[.$A55]*[.$A55]*[.$A55]*[.$A55]*[.$A55]" office:value-type="float" office:value="24794911296">
            <text:p>24,794,911,296</text:p>
          </table:table-cell>
          <table:table-cell table:formula="of:=[.$A55]*[.$A55]*[.$A55]*[.$A55]*[.$A55]*[.$A55]*[.$A55]" office:value-type="float" office:value="1338925209984">
            <text:p>1,338,925,209,984</text:p>
          </table:table-cell>
          <table:table-cell table:formula="of:=[.$A55]*[.$A55]*[.$A55]*[.$A55]*[.$A55]*[.$A55]*[.$A55]*[.$A55]" office:value-type="float" office:value="72301961339136">
            <text:p>72,301,961,339,136</text:p>
          </table:table-cell>
          <table:table-cell table:formula="of:=[.$A55]*[.$A55]*[.$A55]*[.$A55]*[.$A55]*[.$A55]*[.$A55]*[.$A55]*[.$A55]" office:value-type="float" office:value="3.90430591231334E+015">
            <text:p>3,904,305,912,313,340</text:p>
          </table:table-cell>
          <table:table-cell table:formula="of:=[.$A55]*[.$A55]*[.$A55]*[.$A55]*[.$A55]*[.$A55]*[.$A55]*[.$A55]*[.$A55]*[.$A55]" office:value-type="float" office:value="2.10832519264921E+017">
            <text:p>210,832,519,264,921,000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table:formula="of:=[.A56]*[.B55]" office:value-type="float" office:value="1.26964033536583E+073">
            <text:p>12,696,403,353,658,300,000,000,000,000,000,000,000,000,000,000,000,000,000,000,000,000,000,000,000</text:p>
          </table:table-cell>
          <table:table-cell table:formula="of:=[.$A56]*[.$A56]" office:value-type="float" office:value="3025">
            <text:p>3,025</text:p>
          </table:table-cell>
          <table:table-cell table:style-name="ce3" table:formula="of:=[.$A56]*[.$A56]*[.$A56]" office:value-type="float" office:value="166375">
            <text:p>166,375</text:p>
          </table:table-cell>
          <table:table-cell table:style-name="ce1" table:formula="of:=[.$A56]*[.$A56]*[.$A56]*[.$A56]" office:value-type="float" office:value="9150625">
            <text:p>9,150,625</text:p>
          </table:table-cell>
          <table:table-cell table:formula="of:=[.$A56]*[.$A56]*[.$A56]*[.$A56]*[.$A56]" office:value-type="float" office:value="503284375">
            <text:p>503,284,375</text:p>
          </table:table-cell>
          <table:table-cell table:formula="of:=[.$A56]*[.$A56]*[.$A56]*[.$A56]*[.$A56]*[.$A56]" office:value-type="float" office:value="27680640625">
            <text:p>27,680,640,625</text:p>
          </table:table-cell>
          <table:table-cell table:formula="of:=[.$A56]*[.$A56]*[.$A56]*[.$A56]*[.$A56]*[.$A56]*[.$A56]" office:value-type="float" office:value="1522435234375">
            <text:p>1,522,435,234,375</text:p>
          </table:table-cell>
          <table:table-cell table:formula="of:=[.$A56]*[.$A56]*[.$A56]*[.$A56]*[.$A56]*[.$A56]*[.$A56]*[.$A56]" office:value-type="float" office:value="83733937890625">
            <text:p>83,733,937,890,625</text:p>
          </table:table-cell>
          <table:table-cell table:formula="of:=[.$A56]*[.$A56]*[.$A56]*[.$A56]*[.$A56]*[.$A56]*[.$A56]*[.$A56]*[.$A56]" office:value-type="float" office:value="4.60536658398438E+015">
            <text:p>4,605,366,583,984,380</text:p>
          </table:table-cell>
          <table:table-cell table:formula="of:=[.$A56]*[.$A56]*[.$A56]*[.$A56]*[.$A56]*[.$A56]*[.$A56]*[.$A56]*[.$A56]*[.$A56]" office:value-type="float" office:value="2.53295162119141E+017">
            <text:p>253,295,162,119,141,000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table:formula="of:=[.A57]*[.B56]" office:value-type="float" office:value="7.10998587804864E+074">
            <text:p>710,998,587,804,864,000,000,000,000,000,000,000,000,000,000,000,000,000,000,000,000,000,000,000,000</text:p>
          </table:table-cell>
          <table:table-cell table:formula="of:=[.$A57]*[.$A57]" office:value-type="float" office:value="3136">
            <text:p>3,136</text:p>
          </table:table-cell>
          <table:table-cell table:style-name="ce3" table:formula="of:=[.$A57]*[.$A57]*[.$A57]" office:value-type="float" office:value="175616">
            <text:p>175,616</text:p>
          </table:table-cell>
          <table:table-cell table:style-name="ce1" table:formula="of:=[.$A57]*[.$A57]*[.$A57]*[.$A57]" office:value-type="float" office:value="9834496">
            <text:p>9,834,496</text:p>
          </table:table-cell>
          <table:table-cell table:formula="of:=[.$A57]*[.$A57]*[.$A57]*[.$A57]*[.$A57]" office:value-type="float" office:value="550731776">
            <text:p>550,731,776</text:p>
          </table:table-cell>
          <table:table-cell table:formula="of:=[.$A57]*[.$A57]*[.$A57]*[.$A57]*[.$A57]*[.$A57]" office:value-type="float" office:value="30840979456">
            <text:p>30,840,979,456</text:p>
          </table:table-cell>
          <table:table-cell table:formula="of:=[.$A57]*[.$A57]*[.$A57]*[.$A57]*[.$A57]*[.$A57]*[.$A57]" office:value-type="float" office:value="1727094849536">
            <text:p>1,727,094,849,536</text:p>
          </table:table-cell>
          <table:table-cell table:formula="of:=[.$A57]*[.$A57]*[.$A57]*[.$A57]*[.$A57]*[.$A57]*[.$A57]*[.$A57]" office:value-type="float" office:value="96717311574016">
            <text:p>96,717,311,574,016</text:p>
          </table:table-cell>
          <table:table-cell table:formula="of:=[.$A57]*[.$A57]*[.$A57]*[.$A57]*[.$A57]*[.$A57]*[.$A57]*[.$A57]*[.$A57]" office:value-type="float" office:value="5.4161694481449E+015">
            <text:p>5,416,169,448,144,900</text:p>
          </table:table-cell>
          <table:table-cell table:formula="of:=[.$A57]*[.$A57]*[.$A57]*[.$A57]*[.$A57]*[.$A57]*[.$A57]*[.$A57]*[.$A57]*[.$A57]" office:value-type="float" office:value="3.03305489096114E+017">
            <text:p>303,305,489,096,114,00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[.A58]*[.B57]" office:value-type="float" office:value="4.05269195048772E+076">
            <text:p>40,526,919,504,877,200,000,000,000,000,000,000,000,000,000,000,000,000,000,000,000,000,000,000,000,000</text:p>
          </table:table-cell>
          <table:table-cell table:formula="of:=[.$A58]*[.$A58]" office:value-type="float" office:value="3249">
            <text:p>3,249</text:p>
          </table:table-cell>
          <table:table-cell table:style-name="ce3" table:formula="of:=[.$A58]*[.$A58]*[.$A58]" office:value-type="float" office:value="185193">
            <text:p>185,193</text:p>
          </table:table-cell>
          <table:table-cell table:style-name="ce1" table:formula="of:=[.$A58]*[.$A58]*[.$A58]*[.$A58]" office:value-type="float" office:value="10556001">
            <text:p>10,556,001</text:p>
          </table:table-cell>
          <table:table-cell table:formula="of:=[.$A58]*[.$A58]*[.$A58]*[.$A58]*[.$A58]" office:value-type="float" office:value="601692057">
            <text:p>601,692,057</text:p>
          </table:table-cell>
          <table:table-cell table:formula="of:=[.$A58]*[.$A58]*[.$A58]*[.$A58]*[.$A58]*[.$A58]" office:value-type="float" office:value="34296447249">
            <text:p>34,296,447,249</text:p>
          </table:table-cell>
          <table:table-cell table:formula="of:=[.$A58]*[.$A58]*[.$A58]*[.$A58]*[.$A58]*[.$A58]*[.$A58]" office:value-type="float" office:value="1954897493193">
            <text:p>1,954,897,493,193</text:p>
          </table:table-cell>
          <table:table-cell table:formula="of:=[.$A58]*[.$A58]*[.$A58]*[.$A58]*[.$A58]*[.$A58]*[.$A58]*[.$A58]" office:value-type="float" office:value="111429157112001">
            <text:p>111,429,157,112,001</text:p>
          </table:table-cell>
          <table:table-cell table:formula="of:=[.$A58]*[.$A58]*[.$A58]*[.$A58]*[.$A58]*[.$A58]*[.$A58]*[.$A58]*[.$A58]" office:value-type="float" office:value="6.35146195538406E+015">
            <text:p>6,351,461,955,384,060</text:p>
          </table:table-cell>
          <table:table-cell table:formula="of:=[.$A58]*[.$A58]*[.$A58]*[.$A58]*[.$A58]*[.$A58]*[.$A58]*[.$A58]*[.$A58]*[.$A58]" office:value-type="float" office:value="3.62033331456891E+017">
            <text:p>362,033,331,456,891,000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table:formula="of:=[.A59]*[.B58]" office:value-type="float" office:value="2.35056133128288E+078">
            <text:p>2,350,561,331,282,880,000,000,000,000,000,000,000,000,000,000,000,000,000,000,000,000,000,000,000,000,000</text:p>
          </table:table-cell>
          <table:table-cell table:formula="of:=[.$A59]*[.$A59]" office:value-type="float" office:value="3364">
            <text:p>3,364</text:p>
          </table:table-cell>
          <table:table-cell table:style-name="ce3" table:formula="of:=[.$A59]*[.$A59]*[.$A59]" office:value-type="float" office:value="195112">
            <text:p>195,112</text:p>
          </table:table-cell>
          <table:table-cell table:style-name="ce1" table:formula="of:=[.$A59]*[.$A59]*[.$A59]*[.$A59]" office:value-type="float" office:value="11316496">
            <text:p>11,316,496</text:p>
          </table:table-cell>
          <table:table-cell table:formula="of:=[.$A59]*[.$A59]*[.$A59]*[.$A59]*[.$A59]" office:value-type="float" office:value="656356768">
            <text:p>656,356,768</text:p>
          </table:table-cell>
          <table:table-cell table:formula="of:=[.$A59]*[.$A59]*[.$A59]*[.$A59]*[.$A59]*[.$A59]" office:value-type="float" office:value="38068692544">
            <text:p>38,068,692,544</text:p>
          </table:table-cell>
          <table:table-cell table:formula="of:=[.$A59]*[.$A59]*[.$A59]*[.$A59]*[.$A59]*[.$A59]*[.$A59]" office:value-type="float" office:value="2207984167552">
            <text:p>2,207,984,167,552</text:p>
          </table:table-cell>
          <table:table-cell table:formula="of:=[.$A59]*[.$A59]*[.$A59]*[.$A59]*[.$A59]*[.$A59]*[.$A59]*[.$A59]" office:value-type="float" office:value="128063081718016">
            <text:p>128,063,081,718,016</text:p>
          </table:table-cell>
          <table:table-cell table:formula="of:=[.$A59]*[.$A59]*[.$A59]*[.$A59]*[.$A59]*[.$A59]*[.$A59]*[.$A59]*[.$A59]" office:value-type="float" office:value="7.42765873964493E+015">
            <text:p>7,427,658,739,644,930</text:p>
          </table:table-cell>
          <table:table-cell table:formula="of:=[.$A59]*[.$A59]*[.$A59]*[.$A59]*[.$A59]*[.$A59]*[.$A59]*[.$A59]*[.$A59]*[.$A59]" office:value-type="float" office:value="4.30804206899406E+017">
            <text:p>430,804,206,899,406,00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[.A60]*[.B59]" office:value-type="float" office:value="1.3868311854569E+080">
            <text:p>138,683,118,545,690,000,000,000,000,000,000,000,000,000,000,000,000,000,000,000,000,000,000,000,000,000,000</text:p>
          </table:table-cell>
          <table:table-cell table:formula="of:=[.$A60]*[.$A60]" office:value-type="float" office:value="3481">
            <text:p>3,481</text:p>
          </table:table-cell>
          <table:table-cell table:style-name="ce3" table:formula="of:=[.$A60]*[.$A60]*[.$A60]" office:value-type="float" office:value="205379">
            <text:p>205,379</text:p>
          </table:table-cell>
          <table:table-cell table:style-name="ce1" table:formula="of:=[.$A60]*[.$A60]*[.$A60]*[.$A60]" office:value-type="float" office:value="12117361">
            <text:p>12,117,361</text:p>
          </table:table-cell>
          <table:table-cell table:formula="of:=[.$A60]*[.$A60]*[.$A60]*[.$A60]*[.$A60]" office:value-type="float" office:value="714924299">
            <text:p>714,924,299</text:p>
          </table:table-cell>
          <table:table-cell table:formula="of:=[.$A60]*[.$A60]*[.$A60]*[.$A60]*[.$A60]*[.$A60]" office:value-type="float" office:value="42180533641">
            <text:p>42,180,533,641</text:p>
          </table:table-cell>
          <table:table-cell table:formula="of:=[.$A60]*[.$A60]*[.$A60]*[.$A60]*[.$A60]*[.$A60]*[.$A60]" office:value-type="float" office:value="2488651484819">
            <text:p>2,488,651,484,819</text:p>
          </table:table-cell>
          <table:table-cell table:formula="of:=[.$A60]*[.$A60]*[.$A60]*[.$A60]*[.$A60]*[.$A60]*[.$A60]*[.$A60]" office:value-type="float" office:value="146830437604321">
            <text:p>146,830,437,604,321</text:p>
          </table:table-cell>
          <table:table-cell table:formula="of:=[.$A60]*[.$A60]*[.$A60]*[.$A60]*[.$A60]*[.$A60]*[.$A60]*[.$A60]*[.$A60]" office:value-type="float" office:value="8.66299581865494E+015">
            <text:p>8,662,995,818,654,940</text:p>
          </table:table-cell>
          <table:table-cell table:formula="of:=[.$A60]*[.$A60]*[.$A60]*[.$A60]*[.$A60]*[.$A60]*[.$A60]*[.$A60]*[.$A60]*[.$A60]" office:value-type="float" office:value="5.11116753300641E+017">
            <text:p>511,116,753,300,641,000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table:formula="of:=[.A61]*[.B60]" office:value-type="float" office:value="8.32098711274139E+081">
            <text:p>8,320,987,112,741,390,000,000,000,000,000,000,000,000,000,000,000,000,000,000,000,000,000,000,000,000,000,000</text:p>
          </table:table-cell>
          <table:table-cell table:formula="of:=[.$A61]*[.$A61]" office:value-type="float" office:value="3600">
            <text:p>3,600</text:p>
          </table:table-cell>
          <table:table-cell table:style-name="ce3" table:formula="of:=[.$A61]*[.$A61]*[.$A61]" office:value-type="float" office:value="216000">
            <text:p>216,000</text:p>
          </table:table-cell>
          <table:table-cell table:style-name="ce1" table:formula="of:=[.$A61]*[.$A61]*[.$A61]*[.$A61]" office:value-type="float" office:value="12960000">
            <text:p>12,960,000</text:p>
          </table:table-cell>
          <table:table-cell table:formula="of:=[.$A61]*[.$A61]*[.$A61]*[.$A61]*[.$A61]" office:value-type="float" office:value="777600000">
            <text:p>777,600,000</text:p>
          </table:table-cell>
          <table:table-cell table:formula="of:=[.$A61]*[.$A61]*[.$A61]*[.$A61]*[.$A61]*[.$A61]" office:value-type="float" office:value="46656000000">
            <text:p>46,656,000,000</text:p>
          </table:table-cell>
          <table:table-cell table:formula="of:=[.$A61]*[.$A61]*[.$A61]*[.$A61]*[.$A61]*[.$A61]*[.$A61]" office:value-type="float" office:value="2799360000000">
            <text:p>2,799,360,000,000</text:p>
          </table:table-cell>
          <table:table-cell table:formula="of:=[.$A61]*[.$A61]*[.$A61]*[.$A61]*[.$A61]*[.$A61]*[.$A61]*[.$A61]" office:value-type="float" office:value="167961600000000">
            <text:p>167,961,600,000,000</text:p>
          </table:table-cell>
          <table:table-cell table:formula="of:=[.$A61]*[.$A61]*[.$A61]*[.$A61]*[.$A61]*[.$A61]*[.$A61]*[.$A61]*[.$A61]" office:value-type="float" office:value="1.0077696E+016">
            <text:p>10,077,696,000,000,000</text:p>
          </table:table-cell>
          <table:table-cell table:formula="of:=[.$A61]*[.$A61]*[.$A61]*[.$A61]*[.$A61]*[.$A61]*[.$A61]*[.$A61]*[.$A61]*[.$A61]" office:value-type="float" office:value="6.0466176E+017">
            <text:p>604,661,760,000,000,00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[.A62]*[.B61]" office:value-type="float" office:value="5.07580213877225E+083">
            <text:p>507,580,213,877,225,000,000,000,000,000,000,000,000,000,000,000,000,000,000,000,000,000,000,000,000,000,000,000</text:p>
          </table:table-cell>
          <table:table-cell table:formula="of:=[.$A62]*[.$A62]" office:value-type="float" office:value="3721">
            <text:p>3,721</text:p>
          </table:table-cell>
          <table:table-cell table:style-name="ce3" table:formula="of:=[.$A62]*[.$A62]*[.$A62]" office:value-type="float" office:value="226981">
            <text:p>226,981</text:p>
          </table:table-cell>
          <table:table-cell table:style-name="ce1" table:formula="of:=[.$A62]*[.$A62]*[.$A62]*[.$A62]" office:value-type="float" office:value="13845841">
            <text:p>13,845,841</text:p>
          </table:table-cell>
          <table:table-cell table:formula="of:=[.$A62]*[.$A62]*[.$A62]*[.$A62]*[.$A62]" office:value-type="float" office:value="844596301">
            <text:p>844,596,301</text:p>
          </table:table-cell>
          <table:table-cell table:formula="of:=[.$A62]*[.$A62]*[.$A62]*[.$A62]*[.$A62]*[.$A62]" office:value-type="float" office:value="51520374361">
            <text:p>51,520,374,361</text:p>
          </table:table-cell>
          <table:table-cell table:formula="of:=[.$A62]*[.$A62]*[.$A62]*[.$A62]*[.$A62]*[.$A62]*[.$A62]" office:value-type="float" office:value="3142742836021">
            <text:p>3,142,742,836,021</text:p>
          </table:table-cell>
          <table:table-cell table:formula="of:=[.$A62]*[.$A62]*[.$A62]*[.$A62]*[.$A62]*[.$A62]*[.$A62]*[.$A62]" office:value-type="float" office:value="191707312997281">
            <text:p>191,707,312,997,281</text:p>
          </table:table-cell>
          <table:table-cell table:formula="of:=[.$A62]*[.$A62]*[.$A62]*[.$A62]*[.$A62]*[.$A62]*[.$A62]*[.$A62]*[.$A62]" office:value-type="float" office:value="1.16941460928341E+016">
            <text:p>11,694,146,092,834,100</text:p>
          </table:table-cell>
          <table:table-cell table:formula="of:=[.$A62]*[.$A62]*[.$A62]*[.$A62]*[.$A62]*[.$A62]*[.$A62]*[.$A62]*[.$A62]*[.$A62]" office:value-type="float" office:value="7.13342911662883E+017">
            <text:p>713,342,911,662,883,00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table:formula="of:=[.A63]*[.B62]" office:value-type="float" office:value="3.14699732603879E+085">
            <text:p>31,469,973,260,387,900,000,000,000,000,000,000,000,000,000,000,000,000,000,000,000,000,000,000,000,000,000,000,000</text:p>
          </table:table-cell>
          <table:table-cell table:formula="of:=[.$A63]*[.$A63]" office:value-type="float" office:value="3844">
            <text:p>3,844</text:p>
          </table:table-cell>
          <table:table-cell table:style-name="ce3" table:formula="of:=[.$A63]*[.$A63]*[.$A63]" office:value-type="float" office:value="238328">
            <text:p>238,328</text:p>
          </table:table-cell>
          <table:table-cell table:style-name="ce1" table:formula="of:=[.$A63]*[.$A63]*[.$A63]*[.$A63]" office:value-type="float" office:value="14776336">
            <text:p>14,776,336</text:p>
          </table:table-cell>
          <table:table-cell table:formula="of:=[.$A63]*[.$A63]*[.$A63]*[.$A63]*[.$A63]" office:value-type="float" office:value="916132832">
            <text:p>916,132,832</text:p>
          </table:table-cell>
          <table:table-cell table:formula="of:=[.$A63]*[.$A63]*[.$A63]*[.$A63]*[.$A63]*[.$A63]" office:value-type="float" office:value="56800235584">
            <text:p>56,800,235,584</text:p>
          </table:table-cell>
          <table:table-cell table:formula="of:=[.$A63]*[.$A63]*[.$A63]*[.$A63]*[.$A63]*[.$A63]*[.$A63]" office:value-type="float" office:value="3521614606208">
            <text:p>3,521,614,606,208</text:p>
          </table:table-cell>
          <table:table-cell table:formula="of:=[.$A63]*[.$A63]*[.$A63]*[.$A63]*[.$A63]*[.$A63]*[.$A63]*[.$A63]" office:value-type="float" office:value="218340105584896">
            <text:p>218,340,105,584,896</text:p>
          </table:table-cell>
          <table:table-cell table:formula="of:=[.$A63]*[.$A63]*[.$A63]*[.$A63]*[.$A63]*[.$A63]*[.$A63]*[.$A63]*[.$A63]" office:value-type="float" office:value="1.35370865462636E+016">
            <text:p>13,537,086,546,263,600</text:p>
          </table:table-cell>
          <table:table-cell table:formula="of:=[.$A63]*[.$A63]*[.$A63]*[.$A63]*[.$A63]*[.$A63]*[.$A63]*[.$A63]*[.$A63]*[.$A63]" office:value-type="float" office:value="8.3929936586834E+017">
            <text:p>839,299,365,868,340,000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[.A64]*[.B63]" office:value-type="float" office:value="1.98260831540444E+087">
            <text:p>1,982,608,315,404,440,000,000,000,000,000,000,000,000,000,000,000,000,000,000,000,000,000,000,000,000,000,000,000,000</text:p>
          </table:table-cell>
          <table:table-cell table:formula="of:=[.$A64]*[.$A64]" office:value-type="float" office:value="3969">
            <text:p>3,969</text:p>
          </table:table-cell>
          <table:table-cell table:style-name="ce3" table:formula="of:=[.$A64]*[.$A64]*[.$A64]" office:value-type="float" office:value="250047">
            <text:p>250,047</text:p>
          </table:table-cell>
          <table:table-cell table:style-name="ce1" table:formula="of:=[.$A64]*[.$A64]*[.$A64]*[.$A64]" office:value-type="float" office:value="15752961">
            <text:p>15,752,961</text:p>
          </table:table-cell>
          <table:table-cell table:formula="of:=[.$A64]*[.$A64]*[.$A64]*[.$A64]*[.$A64]" office:value-type="float" office:value="992436543">
            <text:p>992,436,543</text:p>
          </table:table-cell>
          <table:table-cell table:formula="of:=[.$A64]*[.$A64]*[.$A64]*[.$A64]*[.$A64]*[.$A64]" office:value-type="float" office:value="62523502209">
            <text:p>62,523,502,209</text:p>
          </table:table-cell>
          <table:table-cell table:formula="of:=[.$A64]*[.$A64]*[.$A64]*[.$A64]*[.$A64]*[.$A64]*[.$A64]" office:value-type="float" office:value="3938980639167">
            <text:p>3,938,980,639,167</text:p>
          </table:table-cell>
          <table:table-cell table:formula="of:=[.$A64]*[.$A64]*[.$A64]*[.$A64]*[.$A64]*[.$A64]*[.$A64]*[.$A64]" office:value-type="float" office:value="248155780267521">
            <text:p>248,155,780,267,521</text:p>
          </table:table-cell>
          <table:table-cell table:formula="of:=[.$A64]*[.$A64]*[.$A64]*[.$A64]*[.$A64]*[.$A64]*[.$A64]*[.$A64]*[.$A64]" office:value-type="float" office:value="1.56338141568538E+016">
            <text:p>15,633,814,156,853,800</text:p>
          </table:table-cell>
          <table:table-cell table:formula="of:=[.$A64]*[.$A64]*[.$A64]*[.$A64]*[.$A64]*[.$A64]*[.$A64]*[.$A64]*[.$A64]*[.$A64]" office:value-type="float" office:value="9.84930291881791E+017">
            <text:p>984,930,291,881,791,00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table:formula="of:=[.A65]*[.B64]" office:value-type="float" office:value="1.26886932185884E+089">
            <text:p>126,886,932,185,884,000,000,000,000,000,000,000,000,000,000,000,000,000,000,000,000,000,000,000,000,000,000,000,000,000</text:p>
          </table:table-cell>
          <table:table-cell table:formula="of:=[.$A65]*[.$A65]" office:value-type="float" office:value="4096">
            <text:p>4,096</text:p>
          </table:table-cell>
          <table:table-cell table:style-name="ce3" table:formula="of:=[.$A65]*[.$A65]*[.$A65]" office:value-type="float" office:value="262144">
            <text:p>262,144</text:p>
          </table:table-cell>
          <table:table-cell table:style-name="ce1" table:formula="of:=[.$A65]*[.$A65]*[.$A65]*[.$A65]" office:value-type="float" office:value="16777216">
            <text:p>16,777,216</text:p>
          </table:table-cell>
          <table:table-cell table:formula="of:=[.$A65]*[.$A65]*[.$A65]*[.$A65]*[.$A65]" office:value-type="float" office:value="1073741824">
            <text:p>1,073,741,824</text:p>
          </table:table-cell>
          <table:table-cell table:formula="of:=[.$A65]*[.$A65]*[.$A65]*[.$A65]*[.$A65]*[.$A65]" office:value-type="float" office:value="68719476736">
            <text:p>68,719,476,736</text:p>
          </table:table-cell>
          <table:table-cell table:formula="of:=[.$A65]*[.$A65]*[.$A65]*[.$A65]*[.$A65]*[.$A65]*[.$A65]" office:value-type="float" office:value="4398046511104">
            <text:p>4,398,046,511,104</text:p>
          </table:table-cell>
          <table:table-cell table:formula="of:=[.$A65]*[.$A65]*[.$A65]*[.$A65]*[.$A65]*[.$A65]*[.$A65]*[.$A65]" office:value-type="float" office:value="281474976710656">
            <text:p>281,474,976,710,656</text:p>
          </table:table-cell>
          <table:table-cell table:formula="of:=[.$A65]*[.$A65]*[.$A65]*[.$A65]*[.$A65]*[.$A65]*[.$A65]*[.$A65]*[.$A65]" office:value-type="float" office:value="1.8014398509482E+016">
            <text:p>18,014,398,509,482,000</text:p>
          </table:table-cell>
          <table:table-cell table:formula="of:=[.$A65]*[.$A65]*[.$A65]*[.$A65]*[.$A65]*[.$A65]*[.$A65]*[.$A65]*[.$A65]*[.$A65]" office:value-type="float" office:value="1.15292150460685E+018">
            <text:p>1,152,921,504,606,850,00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table:formula="of:=[.A66]*[.B65]" office:value-type="float" office:value="8.24765059208247E+090">
            <text:p>8,247,650,592,082,470,000,000,000,000,000,000,000,000,000,000,000,000,000,000,000,000,000,000,000,000,000,000,000,000,000</text:p>
          </table:table-cell>
          <table:table-cell table:formula="of:=[.$A66]*[.$A66]" office:value-type="float" office:value="4225">
            <text:p>4,225</text:p>
          </table:table-cell>
          <table:table-cell table:style-name="ce3" table:formula="of:=[.$A66]*[.$A66]*[.$A66]" office:value-type="float" office:value="274625">
            <text:p>274,625</text:p>
          </table:table-cell>
          <table:table-cell table:style-name="ce1" table:formula="of:=[.$A66]*[.$A66]*[.$A66]*[.$A66]" office:value-type="float" office:value="17850625">
            <text:p>17,850,625</text:p>
          </table:table-cell>
          <table:table-cell table:formula="of:=[.$A66]*[.$A66]*[.$A66]*[.$A66]*[.$A66]" office:value-type="float" office:value="1160290625">
            <text:p>1,160,290,625</text:p>
          </table:table-cell>
          <table:table-cell table:formula="of:=[.$A66]*[.$A66]*[.$A66]*[.$A66]*[.$A66]*[.$A66]" office:value-type="float" office:value="75418890625">
            <text:p>75,418,890,625</text:p>
          </table:table-cell>
          <table:table-cell table:formula="of:=[.$A66]*[.$A66]*[.$A66]*[.$A66]*[.$A66]*[.$A66]*[.$A66]" office:value-type="float" office:value="4902227890625">
            <text:p>4,902,227,890,625</text:p>
          </table:table-cell>
          <table:table-cell table:formula="of:=[.$A66]*[.$A66]*[.$A66]*[.$A66]*[.$A66]*[.$A66]*[.$A66]*[.$A66]" office:value-type="float" office:value="318644812890625">
            <text:p>318,644,812,890,625</text:p>
          </table:table-cell>
          <table:table-cell table:formula="of:=[.$A66]*[.$A66]*[.$A66]*[.$A66]*[.$A66]*[.$A66]*[.$A66]*[.$A66]*[.$A66]" office:value-type="float" office:value="2.07119128378906E+016">
            <text:p>20,711,912,837,890,600</text:p>
          </table:table-cell>
          <table:table-cell table:formula="of:=[.$A66]*[.$A66]*[.$A66]*[.$A66]*[.$A66]*[.$A66]*[.$A66]*[.$A66]*[.$A66]*[.$A66]" office:value-type="float" office:value="1.34627433446289E+018">
            <text:p>1,346,274,334,462,890,000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[.A67]*[.B66]" office:value-type="float" office:value="5.44344939077443E+092">
            <text:p>544,344,939,077,443,000,000,000,000,000,000,000,000,000,000,000,000,000,000,000,000,000,000,000,000,000,000,000,000,000,000</text:p>
          </table:table-cell>
          <table:table-cell table:formula="of:=[.$A67]*[.$A67]" office:value-type="float" office:value="4356">
            <text:p>4,356</text:p>
          </table:table-cell>
          <table:table-cell table:style-name="ce3" table:formula="of:=[.$A67]*[.$A67]*[.$A67]" office:value-type="float" office:value="287496">
            <text:p>287,496</text:p>
          </table:table-cell>
          <table:table-cell table:style-name="ce1" table:formula="of:=[.$A67]*[.$A67]*[.$A67]*[.$A67]" office:value-type="float" office:value="18974736">
            <text:p>18,974,736</text:p>
          </table:table-cell>
          <table:table-cell table:formula="of:=[.$A67]*[.$A67]*[.$A67]*[.$A67]*[.$A67]" office:value-type="float" office:value="1252332576">
            <text:p>1,252,332,576</text:p>
          </table:table-cell>
          <table:table-cell table:formula="of:=[.$A67]*[.$A67]*[.$A67]*[.$A67]*[.$A67]*[.$A67]" office:value-type="float" office:value="82653950016">
            <text:p>82,653,950,016</text:p>
          </table:table-cell>
          <table:table-cell table:formula="of:=[.$A67]*[.$A67]*[.$A67]*[.$A67]*[.$A67]*[.$A67]*[.$A67]" office:value-type="float" office:value="5455160701056">
            <text:p>5,455,160,701,056</text:p>
          </table:table-cell>
          <table:table-cell table:formula="of:=[.$A67]*[.$A67]*[.$A67]*[.$A67]*[.$A67]*[.$A67]*[.$A67]*[.$A67]" office:value-type="float" office:value="360040606269696">
            <text:p>360,040,606,269,696</text:p>
          </table:table-cell>
          <table:table-cell table:formula="of:=[.$A67]*[.$A67]*[.$A67]*[.$A67]*[.$A67]*[.$A67]*[.$A67]*[.$A67]*[.$A67]" office:value-type="float" office:value="2.37626800137999E+016">
            <text:p>23,762,680,013,799,900</text:p>
          </table:table-cell>
          <table:table-cell table:formula="of:=[.$A67]*[.$A67]*[.$A67]*[.$A67]*[.$A67]*[.$A67]*[.$A67]*[.$A67]*[.$A67]*[.$A67]" office:value-type="float" office:value="1.5683368809108E+018">
            <text:p>1,568,336,880,910,800,0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table:formula="of:=[.A68]*[.B67]" office:value-type="float" office:value="3.64711109181887E+094">
            <text:p>36,471,110,918,188,700,000,000,000,000,000,000,000,000,000,000,000,000,000,000,000,000,000,000,000,000,000,000,000,000,000,000</text:p>
          </table:table-cell>
          <table:table-cell table:formula="of:=[.$A68]*[.$A68]" office:value-type="float" office:value="4489">
            <text:p>4,489</text:p>
          </table:table-cell>
          <table:table-cell table:style-name="ce3" table:formula="of:=[.$A68]*[.$A68]*[.$A68]" office:value-type="float" office:value="300763">
            <text:p>300,763</text:p>
          </table:table-cell>
          <table:table-cell table:style-name="ce1" table:formula="of:=[.$A68]*[.$A68]*[.$A68]*[.$A68]" office:value-type="float" office:value="20151121">
            <text:p>20,151,121</text:p>
          </table:table-cell>
          <table:table-cell table:formula="of:=[.$A68]*[.$A68]*[.$A68]*[.$A68]*[.$A68]" office:value-type="float" office:value="1350125107">
            <text:p>1,350,125,107</text:p>
          </table:table-cell>
          <table:table-cell table:formula="of:=[.$A68]*[.$A68]*[.$A68]*[.$A68]*[.$A68]*[.$A68]" office:value-type="float" office:value="90458382169">
            <text:p>90,458,382,169</text:p>
          </table:table-cell>
          <table:table-cell table:formula="of:=[.$A68]*[.$A68]*[.$A68]*[.$A68]*[.$A68]*[.$A68]*[.$A68]" office:value-type="float" office:value="6060711605323">
            <text:p>6,060,711,605,323</text:p>
          </table:table-cell>
          <table:table-cell table:formula="of:=[.$A68]*[.$A68]*[.$A68]*[.$A68]*[.$A68]*[.$A68]*[.$A68]*[.$A68]" office:value-type="float" office:value="406067677556641">
            <text:p>406,067,677,556,641</text:p>
          </table:table-cell>
          <table:table-cell table:formula="of:=[.$A68]*[.$A68]*[.$A68]*[.$A68]*[.$A68]*[.$A68]*[.$A68]*[.$A68]*[.$A68]" office:value-type="float" office:value="2.72065343962949E+016">
            <text:p>27,206,534,396,294,900</text:p>
          </table:table-cell>
          <table:table-cell table:formula="of:=[.$A68]*[.$A68]*[.$A68]*[.$A68]*[.$A68]*[.$A68]*[.$A68]*[.$A68]*[.$A68]*[.$A68]" office:value-type="float" office:value="1.82283780455176E+018">
            <text:p>1,822,837,804,551,760,000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table:formula="of:=[.A69]*[.B68]" office:value-type="float" office:value="2.48003554243683E+096">
            <text:p>2,480,035,542,436,830,000,000,000,000,000,000,000,000,000,000,000,000,000,000,000,000,000,000,000,000,000,000,000,000,000,000,000</text:p>
          </table:table-cell>
          <table:table-cell table:formula="of:=[.$A69]*[.$A69]" office:value-type="float" office:value="4624">
            <text:p>4,624</text:p>
          </table:table-cell>
          <table:table-cell table:style-name="ce3" table:formula="of:=[.$A69]*[.$A69]*[.$A69]" office:value-type="float" office:value="314432">
            <text:p>314,432</text:p>
          </table:table-cell>
          <table:table-cell table:style-name="ce1" table:formula="of:=[.$A69]*[.$A69]*[.$A69]*[.$A69]" office:value-type="float" office:value="21381376">
            <text:p>21,381,376</text:p>
          </table:table-cell>
          <table:table-cell table:formula="of:=[.$A69]*[.$A69]*[.$A69]*[.$A69]*[.$A69]" office:value-type="float" office:value="1453933568">
            <text:p>1,453,933,568</text:p>
          </table:table-cell>
          <table:table-cell table:formula="of:=[.$A69]*[.$A69]*[.$A69]*[.$A69]*[.$A69]*[.$A69]" office:value-type="float" office:value="98867482624">
            <text:p>98,867,482,624</text:p>
          </table:table-cell>
          <table:table-cell table:formula="of:=[.$A69]*[.$A69]*[.$A69]*[.$A69]*[.$A69]*[.$A69]*[.$A69]" office:value-type="float" office:value="6722988818432">
            <text:p>6,722,988,818,432</text:p>
          </table:table-cell>
          <table:table-cell table:formula="of:=[.$A69]*[.$A69]*[.$A69]*[.$A69]*[.$A69]*[.$A69]*[.$A69]*[.$A69]" office:value-type="float" office:value="457163239653376">
            <text:p>457,163,239,653,376</text:p>
          </table:table-cell>
          <table:table-cell table:formula="of:=[.$A69]*[.$A69]*[.$A69]*[.$A69]*[.$A69]*[.$A69]*[.$A69]*[.$A69]*[.$A69]" office:value-type="float" office:value="3.10871002964296E+016">
            <text:p>31,087,100,296,429,600</text:p>
          </table:table-cell>
          <table:table-cell table:formula="of:=[.$A69]*[.$A69]*[.$A69]*[.$A69]*[.$A69]*[.$A69]*[.$A69]*[.$A69]*[.$A69]*[.$A69]" office:value-type="float" office:value="2.11392282015721E+018">
            <text:p>2,113,922,820,157,210,000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[.A70]*[.B69]" office:value-type="float" office:value="1.71122452428141E+098">
            <text:p>171,122,452,428,141,000,000,000,000,000,000,000,000,000,000,000,000,000,000,000,000,000,000,000,000,000,000,000,000,000,000,000,000</text:p>
          </table:table-cell>
          <table:table-cell table:formula="of:=[.$A70]*[.$A70]" office:value-type="float" office:value="4761">
            <text:p>4,761</text:p>
          </table:table-cell>
          <table:table-cell table:style-name="ce3" table:formula="of:=[.$A70]*[.$A70]*[.$A70]" office:value-type="float" office:value="328509">
            <text:p>328,509</text:p>
          </table:table-cell>
          <table:table-cell table:style-name="ce1" table:formula="of:=[.$A70]*[.$A70]*[.$A70]*[.$A70]" office:value-type="float" office:value="22667121">
            <text:p>22,667,121</text:p>
          </table:table-cell>
          <table:table-cell table:formula="of:=[.$A70]*[.$A70]*[.$A70]*[.$A70]*[.$A70]" office:value-type="float" office:value="1564031349">
            <text:p>1,564,031,349</text:p>
          </table:table-cell>
          <table:table-cell table:formula="of:=[.$A70]*[.$A70]*[.$A70]*[.$A70]*[.$A70]*[.$A70]" office:value-type="float" office:value="107918163081">
            <text:p>107,918,163,081</text:p>
          </table:table-cell>
          <table:table-cell table:formula="of:=[.$A70]*[.$A70]*[.$A70]*[.$A70]*[.$A70]*[.$A70]*[.$A70]" office:value-type="float" office:value="7446353252589">
            <text:p>7,446,353,252,589</text:p>
          </table:table-cell>
          <table:table-cell table:formula="of:=[.$A70]*[.$A70]*[.$A70]*[.$A70]*[.$A70]*[.$A70]*[.$A70]*[.$A70]" office:value-type="float" office:value="513798374428641">
            <text:p>513,798,374,428,641</text:p>
          </table:table-cell>
          <table:table-cell table:formula="of:=[.$A70]*[.$A70]*[.$A70]*[.$A70]*[.$A70]*[.$A70]*[.$A70]*[.$A70]*[.$A70]" office:value-type="float" office:value="3.54520878355762E+016">
            <text:p>35,452,087,835,576,200</text:p>
          </table:table-cell>
          <table:table-cell table:formula="of:=[.$A70]*[.$A70]*[.$A70]*[.$A70]*[.$A70]*[.$A70]*[.$A70]*[.$A70]*[.$A70]*[.$A70]" office:value-type="float" office:value="2.44619406065476E+018">
            <text:p>2,446,194,060,654,760,00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table:formula="of:=[.A71]*[.B70]" office:value-type="float" office:value="1.19785716699699E+100">
            <text:p>11,978,571,669,969,900,000,000,000,000,000,000,000,000,000,000,000,000,000,000,000,000,000,000,000,000,000,000,000,000,000,000,000,000</text:p>
          </table:table-cell>
          <table:table-cell table:formula="of:=[.$A71]*[.$A71]" office:value-type="float" office:value="4900">
            <text:p>4,900</text:p>
          </table:table-cell>
          <table:table-cell table:style-name="ce3" table:formula="of:=[.$A71]*[.$A71]*[.$A71]" office:value-type="float" office:value="343000">
            <text:p>343,000</text:p>
          </table:table-cell>
          <table:table-cell table:style-name="ce1" table:formula="of:=[.$A71]*[.$A71]*[.$A71]*[.$A71]" office:value-type="float" office:value="24010000">
            <text:p>24,010,000</text:p>
          </table:table-cell>
          <table:table-cell table:formula="of:=[.$A71]*[.$A71]*[.$A71]*[.$A71]*[.$A71]" office:value-type="float" office:value="1680700000">
            <text:p>1,680,700,000</text:p>
          </table:table-cell>
          <table:table-cell table:formula="of:=[.$A71]*[.$A71]*[.$A71]*[.$A71]*[.$A71]*[.$A71]" office:value-type="float" office:value="117649000000">
            <text:p>117,649,000,000</text:p>
          </table:table-cell>
          <table:table-cell table:formula="of:=[.$A71]*[.$A71]*[.$A71]*[.$A71]*[.$A71]*[.$A71]*[.$A71]" office:value-type="float" office:value="8235430000000">
            <text:p>8,235,430,000,000</text:p>
          </table:table-cell>
          <table:table-cell table:formula="of:=[.$A71]*[.$A71]*[.$A71]*[.$A71]*[.$A71]*[.$A71]*[.$A71]*[.$A71]" office:value-type="float" office:value="576480100000000">
            <text:p>576,480,100,000,000</text:p>
          </table:table-cell>
          <table:table-cell table:formula="of:=[.$A71]*[.$A71]*[.$A71]*[.$A71]*[.$A71]*[.$A71]*[.$A71]*[.$A71]*[.$A71]" office:value-type="float" office:value="4.0353607E+016">
            <text:p>40,353,607,000,000,000</text:p>
          </table:table-cell>
          <table:table-cell table:formula="of:=[.$A71]*[.$A71]*[.$A71]*[.$A71]*[.$A71]*[.$A71]*[.$A71]*[.$A71]*[.$A71]*[.$A71]" office:value-type="float" office:value="2.82475249E+018">
            <text:p>2,824,752,490,000,000,000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[.A72]*[.B71]" office:value-type="float" office:value="8.50478588567862E+101">
            <text:p>850,478,588,567,862,000,000,000,000,000,000,000,000,000,000,000,000,000,000,000,000,000,000,000,000,000,000,000,000,000,000,000,000,000</text:p>
          </table:table-cell>
          <table:table-cell table:formula="of:=[.$A72]*[.$A72]" office:value-type="float" office:value="5041">
            <text:p>5,041</text:p>
          </table:table-cell>
          <table:table-cell table:style-name="ce3" table:formula="of:=[.$A72]*[.$A72]*[.$A72]" office:value-type="float" office:value="357911">
            <text:p>357,911</text:p>
          </table:table-cell>
          <table:table-cell table:style-name="ce1" table:formula="of:=[.$A72]*[.$A72]*[.$A72]*[.$A72]" office:value-type="float" office:value="25411681">
            <text:p>25,411,681</text:p>
          </table:table-cell>
          <table:table-cell table:formula="of:=[.$A72]*[.$A72]*[.$A72]*[.$A72]*[.$A72]" office:value-type="float" office:value="1804229351">
            <text:p>1,804,229,351</text:p>
          </table:table-cell>
          <table:table-cell table:formula="of:=[.$A72]*[.$A72]*[.$A72]*[.$A72]*[.$A72]*[.$A72]" office:value-type="float" office:value="128100283921">
            <text:p>128,100,283,921</text:p>
          </table:table-cell>
          <table:table-cell table:formula="of:=[.$A72]*[.$A72]*[.$A72]*[.$A72]*[.$A72]*[.$A72]*[.$A72]" office:value-type="float" office:value="9095120158391">
            <text:p>9,095,120,158,391</text:p>
          </table:table-cell>
          <table:table-cell table:formula="of:=[.$A72]*[.$A72]*[.$A72]*[.$A72]*[.$A72]*[.$A72]*[.$A72]*[.$A72]" office:value-type="float" office:value="645753531245761">
            <text:p>645,753,531,245,761</text:p>
          </table:table-cell>
          <table:table-cell table:formula="of:=[.$A72]*[.$A72]*[.$A72]*[.$A72]*[.$A72]*[.$A72]*[.$A72]*[.$A72]*[.$A72]" office:value-type="float" office:value="4.5848500718449E+016">
            <text:p>45,848,500,718,449,000</text:p>
          </table:table-cell>
          <table:table-cell table:formula="of:=[.$A72]*[.$A72]*[.$A72]*[.$A72]*[.$A72]*[.$A72]*[.$A72]*[.$A72]*[.$A72]*[.$A72]" office:value-type="float" office:value="3.25524355100988E+018">
            <text:p>3,255,243,551,009,880,000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table:formula="of:=[.A73]*[.B72]" office:value-type="float" office:value="6.12344583768861E+103">
            <text:p>61,234,458,376,886,100,000,000,000,000,000,000,000,000,000,000,000,000,000,000,000,000,000,000,000,000,000,000,000,000,000,000,000,000,000</text:p>
          </table:table-cell>
          <table:table-cell table:formula="of:=[.$A73]*[.$A73]" office:value-type="float" office:value="5184">
            <text:p>5,184</text:p>
          </table:table-cell>
          <table:table-cell table:style-name="ce3" table:formula="of:=[.$A73]*[.$A73]*[.$A73]" office:value-type="float" office:value="373248">
            <text:p>373,248</text:p>
          </table:table-cell>
          <table:table-cell table:style-name="ce1" table:formula="of:=[.$A73]*[.$A73]*[.$A73]*[.$A73]" office:value-type="float" office:value="26873856">
            <text:p>26,873,856</text:p>
          </table:table-cell>
          <table:table-cell table:formula="of:=[.$A73]*[.$A73]*[.$A73]*[.$A73]*[.$A73]" office:value-type="float" office:value="1934917632">
            <text:p>1,934,917,632</text:p>
          </table:table-cell>
          <table:table-cell table:formula="of:=[.$A73]*[.$A73]*[.$A73]*[.$A73]*[.$A73]*[.$A73]" office:value-type="float" office:value="139314069504">
            <text:p>139,314,069,504</text:p>
          </table:table-cell>
          <table:table-cell table:formula="of:=[.$A73]*[.$A73]*[.$A73]*[.$A73]*[.$A73]*[.$A73]*[.$A73]" office:value-type="float" office:value="10030613004288">
            <text:p>10,030,613,004,288</text:p>
          </table:table-cell>
          <table:table-cell table:formula="of:=[.$A73]*[.$A73]*[.$A73]*[.$A73]*[.$A73]*[.$A73]*[.$A73]*[.$A73]" office:value-type="float" office:value="722204136308736">
            <text:p>722,204,136,308,736</text:p>
          </table:table-cell>
          <table:table-cell table:formula="of:=[.$A73]*[.$A73]*[.$A73]*[.$A73]*[.$A73]*[.$A73]*[.$A73]*[.$A73]*[.$A73]" office:value-type="float" office:value="5.1998697814229E+016">
            <text:p>51,998,697,814,229,000</text:p>
          </table:table-cell>
          <table:table-cell table:formula="of:=[.$A73]*[.$A73]*[.$A73]*[.$A73]*[.$A73]*[.$A73]*[.$A73]*[.$A73]*[.$A73]*[.$A73]" office:value-type="float" office:value="3.74390624262449E+018">
            <text:p>3,743,906,242,624,490,0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table:formula="of:=[.A74]*[.B73]" office:value-type="float" office:value="4.47011546151268E+105">
            <text:p>4,470,115,461,512,680,000,000,000,000,000,000,000,000,000,000,000,000,000,000,000,000,000,000,000,000,000,000,000,000,000,000,000,000,000,000</text:p>
          </table:table-cell>
          <table:table-cell table:formula="of:=[.$A74]*[.$A74]" office:value-type="float" office:value="5329">
            <text:p>5,329</text:p>
          </table:table-cell>
          <table:table-cell table:style-name="ce3" table:formula="of:=[.$A74]*[.$A74]*[.$A74]" office:value-type="float" office:value="389017">
            <text:p>389,017</text:p>
          </table:table-cell>
          <table:table-cell table:style-name="ce1" table:formula="of:=[.$A74]*[.$A74]*[.$A74]*[.$A74]" office:value-type="float" office:value="28398241">
            <text:p>28,398,241</text:p>
          </table:table-cell>
          <table:table-cell table:formula="of:=[.$A74]*[.$A74]*[.$A74]*[.$A74]*[.$A74]" office:value-type="float" office:value="2073071593">
            <text:p>2,073,071,593</text:p>
          </table:table-cell>
          <table:table-cell table:formula="of:=[.$A74]*[.$A74]*[.$A74]*[.$A74]*[.$A74]*[.$A74]" office:value-type="float" office:value="151334226289">
            <text:p>151,334,226,289</text:p>
          </table:table-cell>
          <table:table-cell table:formula="of:=[.$A74]*[.$A74]*[.$A74]*[.$A74]*[.$A74]*[.$A74]*[.$A74]" office:value-type="float" office:value="11047398519097">
            <text:p>11,047,398,519,097</text:p>
          </table:table-cell>
          <table:table-cell table:formula="of:=[.$A74]*[.$A74]*[.$A74]*[.$A74]*[.$A74]*[.$A74]*[.$A74]*[.$A74]" office:value-type="float" office:value="806460091894081">
            <text:p>806,460,091,894,081</text:p>
          </table:table-cell>
          <table:table-cell table:formula="of:=[.$A74]*[.$A74]*[.$A74]*[.$A74]*[.$A74]*[.$A74]*[.$A74]*[.$A74]*[.$A74]" office:value-type="float" office:value="5.88715867082679E+016">
            <text:p>58,871,586,708,267,900</text:p>
          </table:table-cell>
          <table:table-cell table:formula="of:=[.$A74]*[.$A74]*[.$A74]*[.$A74]*[.$A74]*[.$A74]*[.$A74]*[.$A74]*[.$A74]*[.$A74]" office:value-type="float" office:value="4.29762582970356E+018">
            <text:p>4,297,625,829,703,560,00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table:formula="of:=[.A75]*[.B74]" office:value-type="float" office:value="3.30788544151939E+107">
            <text:p>330,788,544,151,939,000,000,000,000,000,000,000,000,000,000,000,000,000,000,000,000,000,000,000,000,000,000,000,000,000,000,000,000,000,000,000</text:p>
          </table:table-cell>
          <table:table-cell table:formula="of:=[.$A75]*[.$A75]" office:value-type="float" office:value="5476">
            <text:p>5,476</text:p>
          </table:table-cell>
          <table:table-cell table:style-name="ce3" table:formula="of:=[.$A75]*[.$A75]*[.$A75]" office:value-type="float" office:value="405224">
            <text:p>405,224</text:p>
          </table:table-cell>
          <table:table-cell table:style-name="ce1" table:formula="of:=[.$A75]*[.$A75]*[.$A75]*[.$A75]" office:value-type="float" office:value="29986576">
            <text:p>29,986,576</text:p>
          </table:table-cell>
          <table:table-cell table:formula="of:=[.$A75]*[.$A75]*[.$A75]*[.$A75]*[.$A75]" office:value-type="float" office:value="2219006624">
            <text:p>2,219,006,624</text:p>
          </table:table-cell>
          <table:table-cell table:formula="of:=[.$A75]*[.$A75]*[.$A75]*[.$A75]*[.$A75]*[.$A75]" office:value-type="float" office:value="164206490176">
            <text:p>164,206,490,176</text:p>
          </table:table-cell>
          <table:table-cell table:formula="of:=[.$A75]*[.$A75]*[.$A75]*[.$A75]*[.$A75]*[.$A75]*[.$A75]" office:value-type="float" office:value="12151280273024">
            <text:p>12,151,280,273,024</text:p>
          </table:table-cell>
          <table:table-cell table:formula="of:=[.$A75]*[.$A75]*[.$A75]*[.$A75]*[.$A75]*[.$A75]*[.$A75]*[.$A75]" office:value-type="float" office:value="899194740203776">
            <text:p>899,194,740,203,776</text:p>
          </table:table-cell>
          <table:table-cell table:formula="of:=[.$A75]*[.$A75]*[.$A75]*[.$A75]*[.$A75]*[.$A75]*[.$A75]*[.$A75]*[.$A75]" office:value-type="float" office:value="6.65404107750794E+016">
            <text:p>66,540,410,775,079,400</text:p>
          </table:table-cell>
          <table:table-cell table:formula="of:=[.$A75]*[.$A75]*[.$A75]*[.$A75]*[.$A75]*[.$A75]*[.$A75]*[.$A75]*[.$A75]*[.$A75]" office:value-type="float" office:value="4.92399039735588E+018">
            <text:p>4,923,990,397,355,880,000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table:formula="of:=[.A76]*[.B75]" office:value-type="float" office:value="2.48091408113954E+109">
            <text:p>24,809,140,811,395,400,000,000,000,000,000,000,000,000,000,000,000,000,000,000,000,000,000,000,000,000,000,000,000,000,000,000,000,000,000,000,000</text:p>
          </table:table-cell>
          <table:table-cell table:formula="of:=[.$A76]*[.$A76]" office:value-type="float" office:value="5625">
            <text:p>5,625</text:p>
          </table:table-cell>
          <table:table-cell table:style-name="ce3" table:formula="of:=[.$A76]*[.$A76]*[.$A76]" office:value-type="float" office:value="421875">
            <text:p>421,875</text:p>
          </table:table-cell>
          <table:table-cell table:style-name="ce1" table:formula="of:=[.$A76]*[.$A76]*[.$A76]*[.$A76]" office:value-type="float" office:value="31640625">
            <text:p>31,640,625</text:p>
          </table:table-cell>
          <table:table-cell table:formula="of:=[.$A76]*[.$A76]*[.$A76]*[.$A76]*[.$A76]" office:value-type="float" office:value="2373046875">
            <text:p>2,373,046,875</text:p>
          </table:table-cell>
          <table:table-cell table:formula="of:=[.$A76]*[.$A76]*[.$A76]*[.$A76]*[.$A76]*[.$A76]" office:value-type="float" office:value="177978515625">
            <text:p>177,978,515,625</text:p>
          </table:table-cell>
          <table:table-cell table:formula="of:=[.$A76]*[.$A76]*[.$A76]*[.$A76]*[.$A76]*[.$A76]*[.$A76]" office:value-type="float" office:value="13348388671875">
            <text:p>13,348,388,671,875</text:p>
          </table:table-cell>
          <table:table-cell table:formula="of:=[.$A76]*[.$A76]*[.$A76]*[.$A76]*[.$A76]*[.$A76]*[.$A76]*[.$A76]" office:value-type="float" office:value="1.00112915039063E+015">
            <text:p>1,001,129,150,390,630</text:p>
          </table:table-cell>
          <table:table-cell table:formula="of:=[.$A76]*[.$A76]*[.$A76]*[.$A76]*[.$A76]*[.$A76]*[.$A76]*[.$A76]*[.$A76]" office:value-type="float" office:value="7.50846862792969E+016">
            <text:p>75,084,686,279,296,900</text:p>
          </table:table-cell>
          <table:table-cell table:formula="of:=[.$A76]*[.$A76]*[.$A76]*[.$A76]*[.$A76]*[.$A76]*[.$A76]*[.$A76]*[.$A76]*[.$A76]" office:value-type="float" office:value="5.63135147094727E+018">
            <text:p>5,631,351,470,947,270,000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table:formula="of:=[.A77]*[.B76]" office:value-type="float" office:value="1.88549470166605E+111">
            <text:p>1,885,494,701,666,050,000,000,000,000,000,000,000,000,000,000,000,000,000,000,000,000,000,000,000,000,000,000,000,000,000,000,000,000,000,000,000,000</text:p>
          </table:table-cell>
          <table:table-cell table:formula="of:=[.$A77]*[.$A77]" office:value-type="float" office:value="5776">
            <text:p>5,776</text:p>
          </table:table-cell>
          <table:table-cell table:style-name="ce3" table:formula="of:=[.$A77]*[.$A77]*[.$A77]" office:value-type="float" office:value="438976">
            <text:p>438,976</text:p>
          </table:table-cell>
          <table:table-cell table:style-name="ce1" table:formula="of:=[.$A77]*[.$A77]*[.$A77]*[.$A77]" office:value-type="float" office:value="33362176">
            <text:p>33,362,176</text:p>
          </table:table-cell>
          <table:table-cell table:formula="of:=[.$A77]*[.$A77]*[.$A77]*[.$A77]*[.$A77]" office:value-type="float" office:value="2535525376">
            <text:p>2,535,525,376</text:p>
          </table:table-cell>
          <table:table-cell table:formula="of:=[.$A77]*[.$A77]*[.$A77]*[.$A77]*[.$A77]*[.$A77]" office:value-type="float" office:value="192699928576">
            <text:p>192,699,928,576</text:p>
          </table:table-cell>
          <table:table-cell table:formula="of:=[.$A77]*[.$A77]*[.$A77]*[.$A77]*[.$A77]*[.$A77]*[.$A77]" office:value-type="float" office:value="14645194571776">
            <text:p>14,645,194,571,776</text:p>
          </table:table-cell>
          <table:table-cell table:formula="of:=[.$A77]*[.$A77]*[.$A77]*[.$A77]*[.$A77]*[.$A77]*[.$A77]*[.$A77]" office:value-type="float" office:value="1.11303478745498E+015">
            <text:p>1,113,034,787,454,980</text:p>
          </table:table-cell>
          <table:table-cell table:formula="of:=[.$A77]*[.$A77]*[.$A77]*[.$A77]*[.$A77]*[.$A77]*[.$A77]*[.$A77]*[.$A77]" office:value-type="float" office:value="8.45906438465782E+016">
            <text:p>84,590,643,846,578,200</text:p>
          </table:table-cell>
          <table:table-cell table:formula="of:=[.$A77]*[.$A77]*[.$A77]*[.$A77]*[.$A77]*[.$A77]*[.$A77]*[.$A77]*[.$A77]*[.$A77]" office:value-type="float" office:value="6.42888893233994E+018">
            <text:p>6,428,888,932,339,940,000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table:formula="of:=[.A78]*[.B77]" office:value-type="float" office:value="1.45183092028286E+113">
            <text:p>145,183,092,028,286,000,000,000,000,000,000,000,000,000,000,000,000,000,000,000,000,000,000,000,000,000,000,000,000,000,000,000,000,000,000,000,000,000</text:p>
          </table:table-cell>
          <table:table-cell table:formula="of:=[.$A78]*[.$A78]" office:value-type="float" office:value="5929">
            <text:p>5,929</text:p>
          </table:table-cell>
          <table:table-cell table:style-name="ce3" table:formula="of:=[.$A78]*[.$A78]*[.$A78]" office:value-type="float" office:value="456533">
            <text:p>456,533</text:p>
          </table:table-cell>
          <table:table-cell table:style-name="ce1" table:formula="of:=[.$A78]*[.$A78]*[.$A78]*[.$A78]" office:value-type="float" office:value="35153041">
            <text:p>35,153,041</text:p>
          </table:table-cell>
          <table:table-cell table:formula="of:=[.$A78]*[.$A78]*[.$A78]*[.$A78]*[.$A78]" office:value-type="float" office:value="2706784157">
            <text:p>2,706,784,157</text:p>
          </table:table-cell>
          <table:table-cell table:formula="of:=[.$A78]*[.$A78]*[.$A78]*[.$A78]*[.$A78]*[.$A78]" office:value-type="float" office:value="208422380089">
            <text:p>208,422,380,089</text:p>
          </table:table-cell>
          <table:table-cell table:formula="of:=[.$A78]*[.$A78]*[.$A78]*[.$A78]*[.$A78]*[.$A78]*[.$A78]" office:value-type="float" office:value="16048523266853">
            <text:p>16,048,523,266,853</text:p>
          </table:table-cell>
          <table:table-cell table:formula="of:=[.$A78]*[.$A78]*[.$A78]*[.$A78]*[.$A78]*[.$A78]*[.$A78]*[.$A78]" office:value-type="float" office:value="1.23573629154768E+015">
            <text:p>1,235,736,291,547,680</text:p>
          </table:table-cell>
          <table:table-cell table:formula="of:=[.$A78]*[.$A78]*[.$A78]*[.$A78]*[.$A78]*[.$A78]*[.$A78]*[.$A78]*[.$A78]" office:value-type="float" office:value="9.51516944491714E+016">
            <text:p>95,151,694,449,171,400</text:p>
          </table:table-cell>
          <table:table-cell table:formula="of:=[.$A78]*[.$A78]*[.$A78]*[.$A78]*[.$A78]*[.$A78]*[.$A78]*[.$A78]*[.$A78]*[.$A78]" office:value-type="float" office:value="7.3266804725862E+018">
            <text:p>7,326,680,472,586,200,00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table:formula="of:=[.A79]*[.B78]" office:value-type="float" office:value="1.13242811782063E+115">
            <text:p>11,324,281,178,206,300,000,000,000,000,000,000,000,000,000,000,000,000,000,000,000,000,000,000,000,000,000,000,000,000,000,000,000,000,000,000,000,000,000</text:p>
          </table:table-cell>
          <table:table-cell table:formula="of:=[.$A79]*[.$A79]" office:value-type="float" office:value="6084">
            <text:p>6,084</text:p>
          </table:table-cell>
          <table:table-cell table:style-name="ce3" table:formula="of:=[.$A79]*[.$A79]*[.$A79]" office:value-type="float" office:value="474552">
            <text:p>474,552</text:p>
          </table:table-cell>
          <table:table-cell table:style-name="ce1" table:formula="of:=[.$A79]*[.$A79]*[.$A79]*[.$A79]" office:value-type="float" office:value="37015056">
            <text:p>37,015,056</text:p>
          </table:table-cell>
          <table:table-cell table:formula="of:=[.$A79]*[.$A79]*[.$A79]*[.$A79]*[.$A79]" office:value-type="float" office:value="2887174368">
            <text:p>2,887,174,368</text:p>
          </table:table-cell>
          <table:table-cell table:formula="of:=[.$A79]*[.$A79]*[.$A79]*[.$A79]*[.$A79]*[.$A79]" office:value-type="float" office:value="225199600704">
            <text:p>225,199,600,704</text:p>
          </table:table-cell>
          <table:table-cell table:formula="of:=[.$A79]*[.$A79]*[.$A79]*[.$A79]*[.$A79]*[.$A79]*[.$A79]" office:value-type="float" office:value="17565568854912">
            <text:p>17,565,568,854,912</text:p>
          </table:table-cell>
          <table:table-cell table:formula="of:=[.$A79]*[.$A79]*[.$A79]*[.$A79]*[.$A79]*[.$A79]*[.$A79]*[.$A79]" office:value-type="float" office:value="1.37011437068314E+015">
            <text:p>1,370,114,370,683,140</text:p>
          </table:table-cell>
          <table:table-cell table:formula="of:=[.$A79]*[.$A79]*[.$A79]*[.$A79]*[.$A79]*[.$A79]*[.$A79]*[.$A79]*[.$A79]" office:value-type="float" office:value="1.06868920913285E+017">
            <text:p>106,868,920,913,285,000</text:p>
          </table:table-cell>
          <table:table-cell table:formula="of:=[.$A79]*[.$A79]*[.$A79]*[.$A79]*[.$A79]*[.$A79]*[.$A79]*[.$A79]*[.$A79]*[.$A79]" office:value-type="float" office:value="8.3357758312362E+018">
            <text:p>8,335,775,831,236,200,0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table:formula="of:=[.A80]*[.B79]" office:value-type="float" office:value="8.94618213078297E+116">
            <text:p>894,618,213,078,297,000,000,000,000,000,000,000,000,000,000,000,000,000,000,000,000,000,000,000,000,000,000,000,000,000,000,000,000,000,000,000,000,000,000</text:p>
          </table:table-cell>
          <table:table-cell table:formula="of:=[.$A80]*[.$A80]" office:value-type="float" office:value="6241">
            <text:p>6,241</text:p>
          </table:table-cell>
          <table:table-cell table:style-name="ce3" table:formula="of:=[.$A80]*[.$A80]*[.$A80]" office:value-type="float" office:value="493039">
            <text:p>493,039</text:p>
          </table:table-cell>
          <table:table-cell table:style-name="ce1" table:formula="of:=[.$A80]*[.$A80]*[.$A80]*[.$A80]" office:value-type="float" office:value="38950081">
            <text:p>38,950,081</text:p>
          </table:table-cell>
          <table:table-cell table:formula="of:=[.$A80]*[.$A80]*[.$A80]*[.$A80]*[.$A80]" office:value-type="float" office:value="3077056399">
            <text:p>3,077,056,399</text:p>
          </table:table-cell>
          <table:table-cell table:formula="of:=[.$A80]*[.$A80]*[.$A80]*[.$A80]*[.$A80]*[.$A80]" office:value-type="float" office:value="243087455521">
            <text:p>243,087,455,521</text:p>
          </table:table-cell>
          <table:table-cell table:formula="of:=[.$A80]*[.$A80]*[.$A80]*[.$A80]*[.$A80]*[.$A80]*[.$A80]" office:value-type="float" office:value="19203908986159">
            <text:p>19,203,908,986,159</text:p>
          </table:table-cell>
          <table:table-cell table:formula="of:=[.$A80]*[.$A80]*[.$A80]*[.$A80]*[.$A80]*[.$A80]*[.$A80]*[.$A80]" office:value-type="float" office:value="1.51710880990656E+015">
            <text:p>1,517,108,809,906,560</text:p>
          </table:table-cell>
          <table:table-cell table:formula="of:=[.$A80]*[.$A80]*[.$A80]*[.$A80]*[.$A80]*[.$A80]*[.$A80]*[.$A80]*[.$A80]" office:value-type="float" office:value="1.19851595982618E+017">
            <text:p>119,851,595,982,618,000</text:p>
          </table:table-cell>
          <table:table-cell table:formula="of:=[.$A80]*[.$A80]*[.$A80]*[.$A80]*[.$A80]*[.$A80]*[.$A80]*[.$A80]*[.$A80]*[.$A80]" office:value-type="float" office:value="9.46827608262685E+018">
            <text:p>9,468,276,082,626,850,00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table:formula="of:=[.A81]*[.B80]" office:value-type="float" office:value="7.15694570462638E+118">
            <text:p>71,569,457,046,263,800,000,000,000,000,000,000,000,000,000,000,000,000,000,000,000,000,000,000,000,000,000,000,000,000,000,000,000,000,000,000,000,000,000,000</text:p>
          </table:table-cell>
          <table:table-cell table:formula="of:=[.$A81]*[.$A81]" office:value-type="float" office:value="6400">
            <text:p>6,400</text:p>
          </table:table-cell>
          <table:table-cell table:style-name="ce3" table:formula="of:=[.$A81]*[.$A81]*[.$A81]" office:value-type="float" office:value="512000">
            <text:p>512,000</text:p>
          </table:table-cell>
          <table:table-cell table:style-name="ce1" table:formula="of:=[.$A81]*[.$A81]*[.$A81]*[.$A81]" office:value-type="float" office:value="40960000">
            <text:p>40,960,000</text:p>
          </table:table-cell>
          <table:table-cell table:formula="of:=[.$A81]*[.$A81]*[.$A81]*[.$A81]*[.$A81]" office:value-type="float" office:value="3276800000">
            <text:p>3,276,800,000</text:p>
          </table:table-cell>
          <table:table-cell table:formula="of:=[.$A81]*[.$A81]*[.$A81]*[.$A81]*[.$A81]*[.$A81]" office:value-type="float" office:value="262144000000">
            <text:p>262,144,000,000</text:p>
          </table:table-cell>
          <table:table-cell table:formula="of:=[.$A81]*[.$A81]*[.$A81]*[.$A81]*[.$A81]*[.$A81]*[.$A81]" office:value-type="float" office:value="20971520000000">
            <text:p>20,971,520,000,000</text:p>
          </table:table-cell>
          <table:table-cell table:formula="of:=[.$A81]*[.$A81]*[.$A81]*[.$A81]*[.$A81]*[.$A81]*[.$A81]*[.$A81]" office:value-type="float" office:value="1.6777216E+015">
            <text:p>1,677,721,600,000,000</text:p>
          </table:table-cell>
          <table:table-cell table:formula="of:=[.$A81]*[.$A81]*[.$A81]*[.$A81]*[.$A81]*[.$A81]*[.$A81]*[.$A81]*[.$A81]" office:value-type="float" office:value="1.34217728E+017">
            <text:p>134,217,728,000,000,000</text:p>
          </table:table-cell>
          <table:table-cell table:formula="of:=[.$A81]*[.$A81]*[.$A81]*[.$A81]*[.$A81]*[.$A81]*[.$A81]*[.$A81]*[.$A81]*[.$A81]" office:value-type="float" office:value="1.073741824E+019">
            <text:p>10,737,418,240,000,000,00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table:formula="of:=[.A82]*[.B81]" office:value-type="float" office:value="5.79712602074737E+120">
            <text:p>5,797,126,020,747,370,000,000,000,000,000,000,000,000,000,000,000,000,000,000,000,000,000,000,000,000,000,000,000,000,000,000,000,000,000,000,000,000,000,000,000</text:p>
          </table:table-cell>
          <table:table-cell table:formula="of:=[.$A82]*[.$A82]" office:value-type="float" office:value="6561">
            <text:p>6,561</text:p>
          </table:table-cell>
          <table:table-cell table:style-name="ce1" table:formula="of:=[.$A82]*[.$A82]*[.$A82]" office:value-type="float" office:value="531441">
            <text:p>531,441</text:p>
          </table:table-cell>
          <table:table-cell table:formula="of:=[.$A82]*[.$A82]*[.$A82]*[.$A82]" office:value-type="float" office:value="43046721">
            <text:p>43,046,721</text:p>
          </table:table-cell>
          <table:table-cell table:formula="of:=[.$A82]*[.$A82]*[.$A82]*[.$A82]*[.$A82]" office:value-type="float" office:value="3486784401">
            <text:p>3,486,784,401</text:p>
          </table:table-cell>
          <table:table-cell table:formula="of:=[.$A82]*[.$A82]*[.$A82]*[.$A82]*[.$A82]*[.$A82]" office:value-type="float" office:value="282429536481">
            <text:p>282,429,536,481</text:p>
          </table:table-cell>
          <table:table-cell table:formula="of:=[.$A82]*[.$A82]*[.$A82]*[.$A82]*[.$A82]*[.$A82]*[.$A82]" office:value-type="float" office:value="22876792454961">
            <text:p>22,876,792,454,961</text:p>
          </table:table-cell>
          <table:table-cell table:formula="of:=[.$A82]*[.$A82]*[.$A82]*[.$A82]*[.$A82]*[.$A82]*[.$A82]*[.$A82]" office:value-type="float" office:value="1.85302018885184E+015">
            <text:p>1,853,020,188,851,840</text:p>
          </table:table-cell>
          <table:table-cell table:formula="of:=[.$A82]*[.$A82]*[.$A82]*[.$A82]*[.$A82]*[.$A82]*[.$A82]*[.$A82]*[.$A82]" office:value-type="float" office:value="1.50094635296999E+017">
            <text:p>150,094,635,296,999,000</text:p>
          </table:table-cell>
          <table:table-cell table:formula="of:=[.$A82]*[.$A82]*[.$A82]*[.$A82]*[.$A82]*[.$A82]*[.$A82]*[.$A82]*[.$A82]*[.$A82]" office:value-type="float" office:value="1.21576654590569E+019">
            <text:p>12,157,665,459,056,900,00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table:formula="of:=[.A83]*[.B82]" office:value-type="float" office:value="4.75364333701284E+122">
            <text:p>475,364,333,701,284,000,000,000,000,000,000,000,000,000,000,000,000,000,000,000,000,000,000,000,000,000,000,000,000,000,000,000,000,000,000,000,000,000,000,000,000</text:p>
          </table:table-cell>
          <table:table-cell table:formula="of:=[.$A83]*[.$A83]" office:value-type="float" office:value="6724">
            <text:p>6,724</text:p>
          </table:table-cell>
          <table:table-cell table:style-name="ce1" table:formula="of:=[.$A83]*[.$A83]*[.$A83]" office:value-type="float" office:value="551368">
            <text:p>551,368</text:p>
          </table:table-cell>
          <table:table-cell table:formula="of:=[.$A83]*[.$A83]*[.$A83]*[.$A83]" office:value-type="float" office:value="45212176">
            <text:p>45,212,176</text:p>
          </table:table-cell>
          <table:table-cell table:formula="of:=[.$A83]*[.$A83]*[.$A83]*[.$A83]*[.$A83]" office:value-type="float" office:value="3707398432">
            <text:p>3,707,398,432</text:p>
          </table:table-cell>
          <table:table-cell table:formula="of:=[.$A83]*[.$A83]*[.$A83]*[.$A83]*[.$A83]*[.$A83]" office:value-type="float" office:value="304006671424">
            <text:p>304,006,671,424</text:p>
          </table:table-cell>
          <table:table-cell table:formula="of:=[.$A83]*[.$A83]*[.$A83]*[.$A83]*[.$A83]*[.$A83]*[.$A83]" office:value-type="float" office:value="24928547056768">
            <text:p>24,928,547,056,768</text:p>
          </table:table-cell>
          <table:table-cell table:formula="of:=[.$A83]*[.$A83]*[.$A83]*[.$A83]*[.$A83]*[.$A83]*[.$A83]*[.$A83]" office:value-type="float" office:value="2.04414085865498E+015">
            <text:p>2,044,140,858,654,980</text:p>
          </table:table-cell>
          <table:table-cell table:formula="of:=[.$A83]*[.$A83]*[.$A83]*[.$A83]*[.$A83]*[.$A83]*[.$A83]*[.$A83]*[.$A83]" office:value-type="float" office:value="1.67619550409708E+017">
            <text:p>167,619,550,409,708,000</text:p>
          </table:table-cell>
          <table:table-cell table:formula="of:=[.$A83]*[.$A83]*[.$A83]*[.$A83]*[.$A83]*[.$A83]*[.$A83]*[.$A83]*[.$A83]*[.$A83]" office:value-type="float" office:value="1.37448031335961E+019">
            <text:p>13,744,803,133,596,100,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table:formula="of:=[.A84]*[.B83]" office:value-type="float" office:value="3.94552396972066E+124">
            <text:p>39,455,239,697,206,600,000,000,000,000,000,000,000,000,000,000,000,000,000,000,000,000,000,000,000,000,000,000,000,000,000,000,000,000,000,000,000,000,000,000,000,000</text:p>
          </table:table-cell>
          <table:table-cell table:formula="of:=[.$A84]*[.$A84]" office:value-type="float" office:value="6889">
            <text:p>6,889</text:p>
          </table:table-cell>
          <table:table-cell table:style-name="ce1" table:formula="of:=[.$A84]*[.$A84]*[.$A84]" office:value-type="float" office:value="571787">
            <text:p>571,787</text:p>
          </table:table-cell>
          <table:table-cell table:formula="of:=[.$A84]*[.$A84]*[.$A84]*[.$A84]" office:value-type="float" office:value="47458321">
            <text:p>47,458,321</text:p>
          </table:table-cell>
          <table:table-cell table:formula="of:=[.$A84]*[.$A84]*[.$A84]*[.$A84]*[.$A84]" office:value-type="float" office:value="3939040643">
            <text:p>3,939,040,643</text:p>
          </table:table-cell>
          <table:table-cell table:formula="of:=[.$A84]*[.$A84]*[.$A84]*[.$A84]*[.$A84]*[.$A84]" office:value-type="float" office:value="326940373369">
            <text:p>326,940,373,369</text:p>
          </table:table-cell>
          <table:table-cell table:formula="of:=[.$A84]*[.$A84]*[.$A84]*[.$A84]*[.$A84]*[.$A84]*[.$A84]" office:value-type="float" office:value="27136050989627">
            <text:p>27,136,050,989,627</text:p>
          </table:table-cell>
          <table:table-cell table:formula="of:=[.$A84]*[.$A84]*[.$A84]*[.$A84]*[.$A84]*[.$A84]*[.$A84]*[.$A84]" office:value-type="float" office:value="2.25229223213904E+015">
            <text:p>2,252,292,232,139,040</text:p>
          </table:table-cell>
          <table:table-cell table:formula="of:=[.$A84]*[.$A84]*[.$A84]*[.$A84]*[.$A84]*[.$A84]*[.$A84]*[.$A84]*[.$A84]" office:value-type="float" office:value="1.8694025526754E+017">
            <text:p>186,940,255,267,540,000</text:p>
          </table:table-cell>
          <table:table-cell table:formula="of:=[.$A84]*[.$A84]*[.$A84]*[.$A84]*[.$A84]*[.$A84]*[.$A84]*[.$A84]*[.$A84]*[.$A84]" office:value-type="float" office:value="1.55160411872059E+019">
            <text:p>15,516,041,187,205,900,00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table:formula="of:=[.A85]*[.B84]" office:value-type="float" office:value="3.31424013456535E+126">
            <text:p>3,314,240,134,565,350,000,000,000,000,000,000,000,000,000,000,000,000,000,000,000,000,000,000,000,000,000,000,000,000,000,000,000,000,000,000,000,000,000,000,000,000,000</text:p>
          </table:table-cell>
          <table:table-cell table:formula="of:=[.$A85]*[.$A85]" office:value-type="float" office:value="7056">
            <text:p>7,056</text:p>
          </table:table-cell>
          <table:table-cell table:style-name="ce1" table:formula="of:=[.$A85]*[.$A85]*[.$A85]" office:value-type="float" office:value="592704">
            <text:p>592,704</text:p>
          </table:table-cell>
          <table:table-cell table:formula="of:=[.$A85]*[.$A85]*[.$A85]*[.$A85]" office:value-type="float" office:value="49787136">
            <text:p>49,787,136</text:p>
          </table:table-cell>
          <table:table-cell table:formula="of:=[.$A85]*[.$A85]*[.$A85]*[.$A85]*[.$A85]" office:value-type="float" office:value="4182119424">
            <text:p>4,182,119,424</text:p>
          </table:table-cell>
          <table:table-cell table:formula="of:=[.$A85]*[.$A85]*[.$A85]*[.$A85]*[.$A85]*[.$A85]" office:value-type="float" office:value="351298031616">
            <text:p>351,298,031,616</text:p>
          </table:table-cell>
          <table:table-cell table:formula="of:=[.$A85]*[.$A85]*[.$A85]*[.$A85]*[.$A85]*[.$A85]*[.$A85]" office:value-type="float" office:value="29509034655744">
            <text:p>29,509,034,655,744</text:p>
          </table:table-cell>
          <table:table-cell table:formula="of:=[.$A85]*[.$A85]*[.$A85]*[.$A85]*[.$A85]*[.$A85]*[.$A85]*[.$A85]" office:value-type="float" office:value="2.4787589110825E+015">
            <text:p>2,478,758,911,082,500</text:p>
          </table:table-cell>
          <table:table-cell table:formula="of:=[.$A85]*[.$A85]*[.$A85]*[.$A85]*[.$A85]*[.$A85]*[.$A85]*[.$A85]*[.$A85]" office:value-type="float" office:value="2.0821574853093E+017">
            <text:p>208,215,748,530,930,000</text:p>
          </table:table-cell>
          <table:table-cell table:formula="of:=[.$A85]*[.$A85]*[.$A85]*[.$A85]*[.$A85]*[.$A85]*[.$A85]*[.$A85]*[.$A85]*[.$A85]" office:value-type="float" office:value="1.74901228765981E+019">
            <text:p>17,490,122,876,598,100,0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table:formula="of:=[.A86]*[.B85]" office:value-type="float" office:value="2.81710411438055E+128">
            <text:p>281,710,411,438,055,000,000,000,000,000,000,000,000,000,000,000,000,000,000,000,000,000,000,000,000,000,000,000,000,000,000,000,000,000,000,000,000,000,000,000,000,000,000</text:p>
          </table:table-cell>
          <table:table-cell table:formula="of:=[.$A86]*[.$A86]" office:value-type="float" office:value="7225">
            <text:p>7,225</text:p>
          </table:table-cell>
          <table:table-cell table:style-name="ce1" table:formula="of:=[.$A86]*[.$A86]*[.$A86]" office:value-type="float" office:value="614125">
            <text:p>614,125</text:p>
          </table:table-cell>
          <table:table-cell table:formula="of:=[.$A86]*[.$A86]*[.$A86]*[.$A86]" office:value-type="float" office:value="52200625">
            <text:p>52,200,625</text:p>
          </table:table-cell>
          <table:table-cell table:formula="of:=[.$A86]*[.$A86]*[.$A86]*[.$A86]*[.$A86]" office:value-type="float" office:value="4437053125">
            <text:p>4,437,053,125</text:p>
          </table:table-cell>
          <table:table-cell table:formula="of:=[.$A86]*[.$A86]*[.$A86]*[.$A86]*[.$A86]*[.$A86]" office:value-type="float" office:value="377149515625">
            <text:p>377,149,515,625</text:p>
          </table:table-cell>
          <table:table-cell table:formula="of:=[.$A86]*[.$A86]*[.$A86]*[.$A86]*[.$A86]*[.$A86]*[.$A86]" office:value-type="float" office:value="32057708828125">
            <text:p>32,057,708,828,125</text:p>
          </table:table-cell>
          <table:table-cell table:formula="of:=[.$A86]*[.$A86]*[.$A86]*[.$A86]*[.$A86]*[.$A86]*[.$A86]*[.$A86]" office:value-type="float" office:value="2.72490525039062E+015">
            <text:p>2,724,905,250,390,620</text:p>
          </table:table-cell>
          <table:table-cell table:formula="of:=[.$A86]*[.$A86]*[.$A86]*[.$A86]*[.$A86]*[.$A86]*[.$A86]*[.$A86]*[.$A86]" office:value-type="float" office:value="2.31616946283203E+017">
            <text:p>231,616,946,283,203,000</text:p>
          </table:table-cell>
          <table:table-cell table:formula="of:=[.$A86]*[.$A86]*[.$A86]*[.$A86]*[.$A86]*[.$A86]*[.$A86]*[.$A86]*[.$A86]*[.$A86]" office:value-type="float" office:value="1.96874404340723E+019">
            <text:p>19,687,440,434,072,300,000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table:formula="of:=[.A87]*[.B86]" office:value-type="float" office:value="2.42270953836727E+130">
            <text:p>24,227,095,383,672,700,000,000,000,000,000,000,000,000,000,000,000,000,000,000,000,000,000,000,000,000,000,000,000,000,000,000,000,000,000,000,000,000,000,000,000,000,000,000</text:p>
          </table:table-cell>
          <table:table-cell table:formula="of:=[.$A87]*[.$A87]" office:value-type="float" office:value="7396">
            <text:p>7,396</text:p>
          </table:table-cell>
          <table:table-cell table:style-name="ce1" table:formula="of:=[.$A87]*[.$A87]*[.$A87]" office:value-type="float" office:value="636056">
            <text:p>636,056</text:p>
          </table:table-cell>
          <table:table-cell table:formula="of:=[.$A87]*[.$A87]*[.$A87]*[.$A87]" office:value-type="float" office:value="54700816">
            <text:p>54,700,816</text:p>
          </table:table-cell>
          <table:table-cell table:formula="of:=[.$A87]*[.$A87]*[.$A87]*[.$A87]*[.$A87]" office:value-type="float" office:value="4704270176">
            <text:p>4,704,270,176</text:p>
          </table:table-cell>
          <table:table-cell table:formula="of:=[.$A87]*[.$A87]*[.$A87]*[.$A87]*[.$A87]*[.$A87]" office:value-type="float" office:value="404567235136">
            <text:p>404,567,235,136</text:p>
          </table:table-cell>
          <table:table-cell table:formula="of:=[.$A87]*[.$A87]*[.$A87]*[.$A87]*[.$A87]*[.$A87]*[.$A87]" office:value-type="float" office:value="34792782221696">
            <text:p>34,792,782,221,696</text:p>
          </table:table-cell>
          <table:table-cell table:formula="of:=[.$A87]*[.$A87]*[.$A87]*[.$A87]*[.$A87]*[.$A87]*[.$A87]*[.$A87]" office:value-type="float" office:value="2.99217927106586E+015">
            <text:p>2,992,179,271,065,860</text:p>
          </table:table-cell>
          <table:table-cell table:formula="of:=[.$A87]*[.$A87]*[.$A87]*[.$A87]*[.$A87]*[.$A87]*[.$A87]*[.$A87]*[.$A87]" office:value-type="float" office:value="2.57327417311664E+017">
            <text:p>257,327,417,311,664,000</text:p>
          </table:table-cell>
          <table:table-cell table:formula="of:=[.$A87]*[.$A87]*[.$A87]*[.$A87]*[.$A87]*[.$A87]*[.$A87]*[.$A87]*[.$A87]*[.$A87]" office:value-type="float" office:value="2.21301578888031E+019">
            <text:p>22,130,157,888,803,100,000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table:formula="of:=[.A88]*[.B87]" office:value-type="float" office:value="2.10775729837953E+132">
            <text:p>2,107,757,298,379,530,000,000,000,000,000,000,000,000,000,000,000,000,000,000,000,000,000,000,000,000,000,000,000,000,000,000,000,000,000,000,000,000,000,000,000,000,000,000,000</text:p>
          </table:table-cell>
          <table:table-cell table:formula="of:=[.$A88]*[.$A88]" office:value-type="float" office:value="7569">
            <text:p>7,569</text:p>
          </table:table-cell>
          <table:table-cell table:style-name="ce1" table:formula="of:=[.$A88]*[.$A88]*[.$A88]" office:value-type="float" office:value="658503">
            <text:p>658,503</text:p>
          </table:table-cell>
          <table:table-cell table:formula="of:=[.$A88]*[.$A88]*[.$A88]*[.$A88]" office:value-type="float" office:value="57289761">
            <text:p>57,289,761</text:p>
          </table:table-cell>
          <table:table-cell table:formula="of:=[.$A88]*[.$A88]*[.$A88]*[.$A88]*[.$A88]" office:value-type="float" office:value="4984209207">
            <text:p>4,984,209,207</text:p>
          </table:table-cell>
          <table:table-cell table:formula="of:=[.$A88]*[.$A88]*[.$A88]*[.$A88]*[.$A88]*[.$A88]" office:value-type="float" office:value="433626201009">
            <text:p>433,626,201,009</text:p>
          </table:table-cell>
          <table:table-cell table:formula="of:=[.$A88]*[.$A88]*[.$A88]*[.$A88]*[.$A88]*[.$A88]*[.$A88]" office:value-type="float" office:value="37725479487783">
            <text:p>37,725,479,487,783</text:p>
          </table:table-cell>
          <table:table-cell table:formula="of:=[.$A88]*[.$A88]*[.$A88]*[.$A88]*[.$A88]*[.$A88]*[.$A88]*[.$A88]" office:value-type="float" office:value="3.28211671543712E+015">
            <text:p>3,282,116,715,437,120</text:p>
          </table:table-cell>
          <table:table-cell table:formula="of:=[.$A88]*[.$A88]*[.$A88]*[.$A88]*[.$A88]*[.$A88]*[.$A88]*[.$A88]*[.$A88]" office:value-type="float" office:value="2.8554415424303E+017">
            <text:p>285,544,154,243,030,000</text:p>
          </table:table-cell>
          <table:table-cell table:formula="of:=[.$A88]*[.$A88]*[.$A88]*[.$A88]*[.$A88]*[.$A88]*[.$A88]*[.$A88]*[.$A88]*[.$A88]" office:value-type="float" office:value="2.48423414191436E+019">
            <text:p>24,842,341,419,143,600,0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table:formula="of:=[.A89]*[.B88]" office:value-type="float" office:value="1.85482642257398E+134">
            <text:p>185,482,642,257,398,000,000,000,000,000,000,000,000,000,000,000,000,000,000,000,000,000,000,000,000,000,000,000,000,000,000,000,000,000,000,000,000,000,000,000,000,000,000,000,000</text:p>
          </table:table-cell>
          <table:table-cell table:formula="of:=[.$A89]*[.$A89]" office:value-type="float" office:value="7744">
            <text:p>7,744</text:p>
          </table:table-cell>
          <table:table-cell table:style-name="ce1" table:formula="of:=[.$A89]*[.$A89]*[.$A89]" office:value-type="float" office:value="681472">
            <text:p>681,472</text:p>
          </table:table-cell>
          <table:table-cell table:formula="of:=[.$A89]*[.$A89]*[.$A89]*[.$A89]" office:value-type="float" office:value="59969536">
            <text:p>59,969,536</text:p>
          </table:table-cell>
          <table:table-cell table:formula="of:=[.$A89]*[.$A89]*[.$A89]*[.$A89]*[.$A89]" office:value-type="float" office:value="5277319168">
            <text:p>5,277,319,168</text:p>
          </table:table-cell>
          <table:table-cell table:formula="of:=[.$A89]*[.$A89]*[.$A89]*[.$A89]*[.$A89]*[.$A89]" office:value-type="float" office:value="464404086784">
            <text:p>464,404,086,784</text:p>
          </table:table-cell>
          <table:table-cell table:formula="of:=[.$A89]*[.$A89]*[.$A89]*[.$A89]*[.$A89]*[.$A89]*[.$A89]" office:value-type="float" office:value="40867559636992">
            <text:p>40,867,559,636,992</text:p>
          </table:table-cell>
          <table:table-cell table:formula="of:=[.$A89]*[.$A89]*[.$A89]*[.$A89]*[.$A89]*[.$A89]*[.$A89]*[.$A89]" office:value-type="float" office:value="3.5963452480553E+015">
            <text:p>3,596,345,248,055,300</text:p>
          </table:table-cell>
          <table:table-cell table:formula="of:=[.$A89]*[.$A89]*[.$A89]*[.$A89]*[.$A89]*[.$A89]*[.$A89]*[.$A89]*[.$A89]" office:value-type="float" office:value="3.16478381828866E+017">
            <text:p>316,478,381,828,866,000</text:p>
          </table:table-cell>
          <table:table-cell table:formula="of:=[.$A89]*[.$A89]*[.$A89]*[.$A89]*[.$A89]*[.$A89]*[.$A89]*[.$A89]*[.$A89]*[.$A89]" office:value-type="float" office:value="2.78500976009402E+019">
            <text:p>27,850,097,600,940,200,00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table:formula="of:=[.A90]*[.B89]" office:value-type="float" office:value="1.65079551609085E+136">
            <text:p>16,507,955,160,908,500,000,000,000,000,000,000,000,000,000,000,000,000,000,000,000,000,000,000,000,000,000,000,000,000,000,000,000,000,000,000,000,000,000,000,000,000,000,000,000,000</text:p>
          </table:table-cell>
          <table:table-cell table:formula="of:=[.$A90]*[.$A90]" office:value-type="float" office:value="7921">
            <text:p>7,921</text:p>
          </table:table-cell>
          <table:table-cell table:style-name="ce1" table:formula="of:=[.$A90]*[.$A90]*[.$A90]" office:value-type="float" office:value="704969">
            <text:p>704,969</text:p>
          </table:table-cell>
          <table:table-cell table:formula="of:=[.$A90]*[.$A90]*[.$A90]*[.$A90]" office:value-type="float" office:value="62742241">
            <text:p>62,742,241</text:p>
          </table:table-cell>
          <table:table-cell table:formula="of:=[.$A90]*[.$A90]*[.$A90]*[.$A90]*[.$A90]" office:value-type="float" office:value="5584059449">
            <text:p>5,584,059,449</text:p>
          </table:table-cell>
          <table:table-cell table:formula="of:=[.$A90]*[.$A90]*[.$A90]*[.$A90]*[.$A90]*[.$A90]" office:value-type="float" office:value="496981290961">
            <text:p>496,981,290,961</text:p>
          </table:table-cell>
          <table:table-cell table:formula="of:=[.$A90]*[.$A90]*[.$A90]*[.$A90]*[.$A90]*[.$A90]*[.$A90]" office:value-type="float" office:value="44231334895529">
            <text:p>44,231,334,895,529</text:p>
          </table:table-cell>
          <table:table-cell table:formula="of:=[.$A90]*[.$A90]*[.$A90]*[.$A90]*[.$A90]*[.$A90]*[.$A90]*[.$A90]" office:value-type="float" office:value="3.93658880570208E+015">
            <text:p>3,936,588,805,702,080</text:p>
          </table:table-cell>
          <table:table-cell table:formula="of:=[.$A90]*[.$A90]*[.$A90]*[.$A90]*[.$A90]*[.$A90]*[.$A90]*[.$A90]*[.$A90]" office:value-type="float" office:value="3.50356403707485E+017">
            <text:p>350,356,403,707,485,000</text:p>
          </table:table-cell>
          <table:table-cell table:formula="of:=[.$A90]*[.$A90]*[.$A90]*[.$A90]*[.$A90]*[.$A90]*[.$A90]*[.$A90]*[.$A90]*[.$A90]" office:value-type="float" office:value="3.11817199299662E+019">
            <text:p>31,181,719,929,966,200,00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table:formula="of:=[.A91]*[.B90]" office:value-type="float" office:value="1.48571596448176E+138">
            <text:p>1,485,715,964,481,760,000,000,000,000,000,000,000,000,000,000,000,000,000,000,000,000,000,000,000,000,000,000,000,000,000,000,000,000,000,000,000,000,000,000,000,000,000,000,000,000,000</text:p>
          </table:table-cell>
          <table:table-cell table:formula="of:=[.$A91]*[.$A91]" office:value-type="float" office:value="8100">
            <text:p>8,100</text:p>
          </table:table-cell>
          <table:table-cell table:style-name="ce1" table:formula="of:=[.$A91]*[.$A91]*[.$A91]" office:value-type="float" office:value="729000">
            <text:p>729,000</text:p>
          </table:table-cell>
          <table:table-cell table:formula="of:=[.$A91]*[.$A91]*[.$A91]*[.$A91]" office:value-type="float" office:value="65610000">
            <text:p>65,610,000</text:p>
          </table:table-cell>
          <table:table-cell table:formula="of:=[.$A91]*[.$A91]*[.$A91]*[.$A91]*[.$A91]" office:value-type="float" office:value="5904900000">
            <text:p>5,904,900,000</text:p>
          </table:table-cell>
          <table:table-cell table:formula="of:=[.$A91]*[.$A91]*[.$A91]*[.$A91]*[.$A91]*[.$A91]" office:value-type="float" office:value="531441000000">
            <text:p>531,441,000,000</text:p>
          </table:table-cell>
          <table:table-cell table:formula="of:=[.$A91]*[.$A91]*[.$A91]*[.$A91]*[.$A91]*[.$A91]*[.$A91]" office:value-type="float" office:value="47829690000000">
            <text:p>47,829,690,000,000</text:p>
          </table:table-cell>
          <table:table-cell table:formula="of:=[.$A91]*[.$A91]*[.$A91]*[.$A91]*[.$A91]*[.$A91]*[.$A91]*[.$A91]" office:value-type="float" office:value="4.3046721E+015">
            <text:p>4,304,672,100,000,000</text:p>
          </table:table-cell>
          <table:table-cell table:formula="of:=[.$A91]*[.$A91]*[.$A91]*[.$A91]*[.$A91]*[.$A91]*[.$A91]*[.$A91]*[.$A91]" office:value-type="float" office:value="3.87420489E+017">
            <text:p>387,420,489,000,000,000</text:p>
          </table:table-cell>
          <table:table-cell table:formula="of:=[.$A91]*[.$A91]*[.$A91]*[.$A91]*[.$A91]*[.$A91]*[.$A91]*[.$A91]*[.$A91]*[.$A91]" office:value-type="float" office:value="3.486784401E+019">
            <text:p>34,867,844,010,000,000,00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table:formula="of:=[.A92]*[.B91]" office:value-type="float" office:value="1.3520015276784E+140">
            <text:p>135,200,152,767,840,000,000,000,000,000,000,000,000,000,000,000,000,000,000,000,000,000,000,000,000,000,000,000,000,000,000,000,000,000,000,000,000,000,000,000,000,000,000,000,000,000,000</text:p>
          </table:table-cell>
          <table:table-cell table:formula="of:=[.$A92]*[.$A92]" office:value-type="float" office:value="8281">
            <text:p>8,281</text:p>
          </table:table-cell>
          <table:table-cell table:style-name="ce1" table:formula="of:=[.$A92]*[.$A92]*[.$A92]" office:value-type="float" office:value="753571">
            <text:p>753,571</text:p>
          </table:table-cell>
          <table:table-cell table:formula="of:=[.$A92]*[.$A92]*[.$A92]*[.$A92]" office:value-type="float" office:value="68574961">
            <text:p>68,574,961</text:p>
          </table:table-cell>
          <table:table-cell table:formula="of:=[.$A92]*[.$A92]*[.$A92]*[.$A92]*[.$A92]" office:value-type="float" office:value="6240321451">
            <text:p>6,240,321,451</text:p>
          </table:table-cell>
          <table:table-cell table:formula="of:=[.$A92]*[.$A92]*[.$A92]*[.$A92]*[.$A92]*[.$A92]" office:value-type="float" office:value="567869252041">
            <text:p>567,869,252,041</text:p>
          </table:table-cell>
          <table:table-cell table:formula="of:=[.$A92]*[.$A92]*[.$A92]*[.$A92]*[.$A92]*[.$A92]*[.$A92]" office:value-type="float" office:value="51676101935731">
            <text:p>51,676,101,935,731</text:p>
          </table:table-cell>
          <table:table-cell table:formula="of:=[.$A92]*[.$A92]*[.$A92]*[.$A92]*[.$A92]*[.$A92]*[.$A92]*[.$A92]" office:value-type="float" office:value="4.70252527615152E+015">
            <text:p>4,702,525,276,151,520</text:p>
          </table:table-cell>
          <table:table-cell table:formula="of:=[.$A92]*[.$A92]*[.$A92]*[.$A92]*[.$A92]*[.$A92]*[.$A92]*[.$A92]*[.$A92]" office:value-type="float" office:value="4.27929800129788E+017">
            <text:p>427,929,800,129,788,000</text:p>
          </table:table-cell>
          <table:table-cell table:formula="of:=[.$A92]*[.$A92]*[.$A92]*[.$A92]*[.$A92]*[.$A92]*[.$A92]*[.$A92]*[.$A92]*[.$A92]" office:value-type="float" office:value="3.89416118118107E+019">
            <text:p>38,941,611,811,810,700,000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table:formula="of:=[.A93]*[.B92]" office:value-type="float" office:value="1.24384140546413E+142">
            <text:p>12,438,414,054,641,300,000,000,000,000,000,000,000,000,000,000,000,000,000,000,000,000,000,000,000,000,000,000,000,000,000,000,000,000,000,000,000,000,000,000,000,000,000,000,000,000,000,000</text:p>
          </table:table-cell>
          <table:table-cell table:formula="of:=[.$A93]*[.$A93]" office:value-type="float" office:value="8464">
            <text:p>8,464</text:p>
          </table:table-cell>
          <table:table-cell table:style-name="ce1" table:formula="of:=[.$A93]*[.$A93]*[.$A93]" office:value-type="float" office:value="778688">
            <text:p>778,688</text:p>
          </table:table-cell>
          <table:table-cell table:formula="of:=[.$A93]*[.$A93]*[.$A93]*[.$A93]" office:value-type="float" office:value="71639296">
            <text:p>71,639,296</text:p>
          </table:table-cell>
          <table:table-cell table:formula="of:=[.$A93]*[.$A93]*[.$A93]*[.$A93]*[.$A93]" office:value-type="float" office:value="6590815232">
            <text:p>6,590,815,232</text:p>
          </table:table-cell>
          <table:table-cell table:formula="of:=[.$A93]*[.$A93]*[.$A93]*[.$A93]*[.$A93]*[.$A93]" office:value-type="float" office:value="606355001344">
            <text:p>606,355,001,344</text:p>
          </table:table-cell>
          <table:table-cell table:formula="of:=[.$A93]*[.$A93]*[.$A93]*[.$A93]*[.$A93]*[.$A93]*[.$A93]" office:value-type="float" office:value="55784660123648">
            <text:p>55,784,660,123,648</text:p>
          </table:table-cell>
          <table:table-cell table:formula="of:=[.$A93]*[.$A93]*[.$A93]*[.$A93]*[.$A93]*[.$A93]*[.$A93]*[.$A93]" office:value-type="float" office:value="5.13218873137562E+015">
            <text:p>5,132,188,731,375,620</text:p>
          </table:table-cell>
          <table:table-cell table:formula="of:=[.$A93]*[.$A93]*[.$A93]*[.$A93]*[.$A93]*[.$A93]*[.$A93]*[.$A93]*[.$A93]" office:value-type="float" office:value="4.72161363286557E+017">
            <text:p>472,161,363,286,557,000</text:p>
          </table:table-cell>
          <table:table-cell table:formula="of:=[.$A93]*[.$A93]*[.$A93]*[.$A93]*[.$A93]*[.$A93]*[.$A93]*[.$A93]*[.$A93]*[.$A93]" office:value-type="float" office:value="4.34388454223632E+019">
            <text:p>43,438,845,422,363,200,000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table:formula="of:=[.A94]*[.B93]" office:value-type="float" office:value="1.15677250708164E+144">
            <text:p>1,156,772,507,081,640,000,000,000,000,000,000,000,000,000,000,000,000,000,000,000,000,000,000,000,000,000,000,000,000,000,000,000,000,000,000,000,000,000,000,000,000,000,000,000,000,000,000,000</text:p>
          </table:table-cell>
          <table:table-cell table:formula="of:=[.$A94]*[.$A94]" office:value-type="float" office:value="8649">
            <text:p>8,649</text:p>
          </table:table-cell>
          <table:table-cell table:style-name="ce1" table:formula="of:=[.$A94]*[.$A94]*[.$A94]" office:value-type="float" office:value="804357">
            <text:p>804,357</text:p>
          </table:table-cell>
          <table:table-cell table:formula="of:=[.$A94]*[.$A94]*[.$A94]*[.$A94]" office:value-type="float" office:value="74805201">
            <text:p>74,805,201</text:p>
          </table:table-cell>
          <table:table-cell table:formula="of:=[.$A94]*[.$A94]*[.$A94]*[.$A94]*[.$A94]" office:value-type="float" office:value="6956883693">
            <text:p>6,956,883,693</text:p>
          </table:table-cell>
          <table:table-cell table:formula="of:=[.$A94]*[.$A94]*[.$A94]*[.$A94]*[.$A94]*[.$A94]" office:value-type="float" office:value="646990183449">
            <text:p>646,990,183,449</text:p>
          </table:table-cell>
          <table:table-cell table:formula="of:=[.$A94]*[.$A94]*[.$A94]*[.$A94]*[.$A94]*[.$A94]*[.$A94]" office:value-type="float" office:value="60170087060757">
            <text:p>60,170,087,060,757</text:p>
          </table:table-cell>
          <table:table-cell table:formula="of:=[.$A94]*[.$A94]*[.$A94]*[.$A94]*[.$A94]*[.$A94]*[.$A94]*[.$A94]" office:value-type="float" office:value="5.5958180966504E+015">
            <text:p>5,595,818,096,650,400</text:p>
          </table:table-cell>
          <table:table-cell table:formula="of:=[.$A94]*[.$A94]*[.$A94]*[.$A94]*[.$A94]*[.$A94]*[.$A94]*[.$A94]*[.$A94]" office:value-type="float" office:value="5.20411082988487E+017">
            <text:p>520,411,082,988,487,000</text:p>
          </table:table-cell>
          <table:table-cell table:formula="of:=[.$A94]*[.$A94]*[.$A94]*[.$A94]*[.$A94]*[.$A94]*[.$A94]*[.$A94]*[.$A94]*[.$A94]" office:value-type="float" office:value="4.83982307179293E+019">
            <text:p>48,398,230,717,929,300,00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table:formula="of:=[.A95]*[.B94]" office:value-type="float" office:value="1.08736615665674E+146">
            <text:p>108,736,615,665,674,000,000,000,000,000,000,000,000,000,000,000,000,000,000,000,000,000,000,000,000,000,000,000,000,000,000,000,000,000,000,000,000,000,000,000,000,000,000,000,000,000,000,000,000</text:p>
          </table:table-cell>
          <table:table-cell table:formula="of:=[.$A95]*[.$A95]" office:value-type="float" office:value="8836">
            <text:p>8,836</text:p>
          </table:table-cell>
          <table:table-cell table:style-name="ce1" table:formula="of:=[.$A95]*[.$A95]*[.$A95]" office:value-type="float" office:value="830584">
            <text:p>830,584</text:p>
          </table:table-cell>
          <table:table-cell table:formula="of:=[.$A95]*[.$A95]*[.$A95]*[.$A95]" office:value-type="float" office:value="78074896">
            <text:p>78,074,896</text:p>
          </table:table-cell>
          <table:table-cell table:formula="of:=[.$A95]*[.$A95]*[.$A95]*[.$A95]*[.$A95]" office:value-type="float" office:value="7339040224">
            <text:p>7,339,040,224</text:p>
          </table:table-cell>
          <table:table-cell table:formula="of:=[.$A95]*[.$A95]*[.$A95]*[.$A95]*[.$A95]*[.$A95]" office:value-type="float" office:value="689869781056">
            <text:p>689,869,781,056</text:p>
          </table:table-cell>
          <table:table-cell table:formula="of:=[.$A95]*[.$A95]*[.$A95]*[.$A95]*[.$A95]*[.$A95]*[.$A95]" office:value-type="float" office:value="64847759419264">
            <text:p>64,847,759,419,264</text:p>
          </table:table-cell>
          <table:table-cell table:formula="of:=[.$A95]*[.$A95]*[.$A95]*[.$A95]*[.$A95]*[.$A95]*[.$A95]*[.$A95]" office:value-type="float" office:value="6.09568938541082E+015">
            <text:p>6,095,689,385,410,820</text:p>
          </table:table-cell>
          <table:table-cell table:formula="of:=[.$A95]*[.$A95]*[.$A95]*[.$A95]*[.$A95]*[.$A95]*[.$A95]*[.$A95]*[.$A95]" office:value-type="float" office:value="5.72994802228617E+017">
            <text:p>572,994,802,228,617,000</text:p>
          </table:table-cell>
          <table:table-cell table:formula="of:=[.$A95]*[.$A95]*[.$A95]*[.$A95]*[.$A95]*[.$A95]*[.$A95]*[.$A95]*[.$A95]*[.$A95]" office:value-type="float" office:value="5.386151140949E+019">
            <text:p>53,861,511,409,490,000,00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table:formula="of:=[.A96]*[.B95]" office:value-type="float" office:value="1.03299784882391E+148">
            <text:p>10,329,978,488,239,100,000,000,000,000,000,000,000,000,000,000,000,000,000,000,000,000,000,000,000,000,000,000,000,000,000,000,000,000,000,000,000,000,000,000,000,000,000,000,000,000,000,000,000,000</text:p>
          </table:table-cell>
          <table:table-cell table:formula="of:=[.$A96]*[.$A96]" office:value-type="float" office:value="9025">
            <text:p>9,025</text:p>
          </table:table-cell>
          <table:table-cell table:style-name="ce1" table:formula="of:=[.$A96]*[.$A96]*[.$A96]" office:value-type="float" office:value="857375">
            <text:p>857,375</text:p>
          </table:table-cell>
          <table:table-cell table:formula="of:=[.$A96]*[.$A96]*[.$A96]*[.$A96]" office:value-type="float" office:value="81450625">
            <text:p>81,450,625</text:p>
          </table:table-cell>
          <table:table-cell table:formula="of:=[.$A96]*[.$A96]*[.$A96]*[.$A96]*[.$A96]" office:value-type="float" office:value="7737809375">
            <text:p>7,737,809,375</text:p>
          </table:table-cell>
          <table:table-cell table:formula="of:=[.$A96]*[.$A96]*[.$A96]*[.$A96]*[.$A96]*[.$A96]" office:value-type="float" office:value="735091890625">
            <text:p>735,091,890,625</text:p>
          </table:table-cell>
          <table:table-cell table:formula="of:=[.$A96]*[.$A96]*[.$A96]*[.$A96]*[.$A96]*[.$A96]*[.$A96]" office:value-type="float" office:value="69833729609375">
            <text:p>69,833,729,609,375</text:p>
          </table:table-cell>
          <table:table-cell table:formula="of:=[.$A96]*[.$A96]*[.$A96]*[.$A96]*[.$A96]*[.$A96]*[.$A96]*[.$A96]" office:value-type="float" office:value="6.63420431289063E+015">
            <text:p>6,634,204,312,890,630</text:p>
          </table:table-cell>
          <table:table-cell table:formula="of:=[.$A96]*[.$A96]*[.$A96]*[.$A96]*[.$A96]*[.$A96]*[.$A96]*[.$A96]*[.$A96]" office:value-type="float" office:value="6.30249409724609E+017">
            <text:p>630,249,409,724,609,000</text:p>
          </table:table-cell>
          <table:table-cell table:formula="of:=[.$A96]*[.$A96]*[.$A96]*[.$A96]*[.$A96]*[.$A96]*[.$A96]*[.$A96]*[.$A96]*[.$A96]" office:value-type="float" office:value="5.98736939238379E+019">
            <text:p>59,873,693,923,837,900,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table:formula="of:=[.A97]*[.B96]" office:value-type="float" office:value="9.91677934870949E+149">
            <text:p>991,677,934,870,949,000,000,000,000,000,000,000,000,000,000,000,000,000,000,000,000,000,000,000,000,000,000,000,000,000,000,000,000,000,000,000,000,000,000,000,000,000,000,000,000,000,000,000,000,000</text:p>
          </table:table-cell>
          <table:table-cell table:formula="of:=[.$A97]*[.$A97]" office:value-type="float" office:value="9216">
            <text:p>9,216</text:p>
          </table:table-cell>
          <table:table-cell table:style-name="ce1" table:formula="of:=[.$A97]*[.$A97]*[.$A97]" office:value-type="float" office:value="884736">
            <text:p>884,736</text:p>
          </table:table-cell>
          <table:table-cell table:formula="of:=[.$A97]*[.$A97]*[.$A97]*[.$A97]" office:value-type="float" office:value="84934656">
            <text:p>84,934,656</text:p>
          </table:table-cell>
          <table:table-cell table:formula="of:=[.$A97]*[.$A97]*[.$A97]*[.$A97]*[.$A97]" office:value-type="float" office:value="8153726976">
            <text:p>8,153,726,976</text:p>
          </table:table-cell>
          <table:table-cell table:formula="of:=[.$A97]*[.$A97]*[.$A97]*[.$A97]*[.$A97]*[.$A97]" office:value-type="float" office:value="782757789696">
            <text:p>782,757,789,696</text:p>
          </table:table-cell>
          <table:table-cell table:formula="of:=[.$A97]*[.$A97]*[.$A97]*[.$A97]*[.$A97]*[.$A97]*[.$A97]" office:value-type="float" office:value="75144747810816">
            <text:p>75,144,747,810,816</text:p>
          </table:table-cell>
          <table:table-cell table:formula="of:=[.$A97]*[.$A97]*[.$A97]*[.$A97]*[.$A97]*[.$A97]*[.$A97]*[.$A97]" office:value-type="float" office:value="7.21389578983834E+015">
            <text:p>7,213,895,789,838,340</text:p>
          </table:table-cell>
          <table:table-cell table:formula="of:=[.$A97]*[.$A97]*[.$A97]*[.$A97]*[.$A97]*[.$A97]*[.$A97]*[.$A97]*[.$A97]" office:value-type="float" office:value="6.9253399582448E+017">
            <text:p>692,533,995,824,480,000</text:p>
          </table:table-cell>
          <table:table-cell table:formula="of:=[.$A97]*[.$A97]*[.$A97]*[.$A97]*[.$A97]*[.$A97]*[.$A97]*[.$A97]*[.$A97]*[.$A97]" office:value-type="float" office:value="6.64832635991501E+019">
            <text:p>66,483,263,599,150,100,000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table:formula="of:=[.A98]*[.B97]" office:value-type="float" office:value="9.61927596824821E+151">
            <text:p>96,192,759,682,482,100,000,000,000,000,000,000,000,000,000,000,000,000,000,000,000,000,000,000,000,000,000,000,000,000,000,000,000,000,000,000,000,000,000,000,000,000,000,000,000,000,000,000,000,000,000</text:p>
          </table:table-cell>
          <table:table-cell table:formula="of:=[.$A98]*[.$A98]" office:value-type="float" office:value="9409">
            <text:p>9,409</text:p>
          </table:table-cell>
          <table:table-cell table:style-name="ce1" table:formula="of:=[.$A98]*[.$A98]*[.$A98]" office:value-type="float" office:value="912673">
            <text:p>912,673</text:p>
          </table:table-cell>
          <table:table-cell table:formula="of:=[.$A98]*[.$A98]*[.$A98]*[.$A98]" office:value-type="float" office:value="88529281">
            <text:p>88,529,281</text:p>
          </table:table-cell>
          <table:table-cell table:formula="of:=[.$A98]*[.$A98]*[.$A98]*[.$A98]*[.$A98]" office:value-type="float" office:value="8587340257">
            <text:p>8,587,340,257</text:p>
          </table:table-cell>
          <table:table-cell table:formula="of:=[.$A98]*[.$A98]*[.$A98]*[.$A98]*[.$A98]*[.$A98]" office:value-type="float" office:value="832972004929">
            <text:p>832,972,004,929</text:p>
          </table:table-cell>
          <table:table-cell table:formula="of:=[.$A98]*[.$A98]*[.$A98]*[.$A98]*[.$A98]*[.$A98]*[.$A98]" office:value-type="float" office:value="80798284478113">
            <text:p>80,798,284,478,113</text:p>
          </table:table-cell>
          <table:table-cell table:formula="of:=[.$A98]*[.$A98]*[.$A98]*[.$A98]*[.$A98]*[.$A98]*[.$A98]*[.$A98]" office:value-type="float" office:value="7.83743359437696E+015">
            <text:p>7,837,433,594,376,960</text:p>
          </table:table-cell>
          <table:table-cell table:formula="of:=[.$A98]*[.$A98]*[.$A98]*[.$A98]*[.$A98]*[.$A98]*[.$A98]*[.$A98]*[.$A98]" office:value-type="float" office:value="7.60231058654565E+017">
            <text:p>760,231,058,654,565,000</text:p>
          </table:table-cell>
          <table:table-cell table:formula="of:=[.$A98]*[.$A98]*[.$A98]*[.$A98]*[.$A98]*[.$A98]*[.$A98]*[.$A98]*[.$A98]*[.$A98]" office:value-type="float" office:value="7.37424126894928E+019">
            <text:p>73,742,412,689,492,800,000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table:formula="of:=[.A99]*[.B98]" office:value-type="float" office:value="9.42689044888324E+153">
            <text:p>9,426,890,448,883,240,000,000,000,000,000,000,000,000,000,000,000,000,000,000,000,000,000,000,000,000,000,000,000,000,000,000,000,000,000,000,000,000,000,000,000,000,000,000,000,000,000,000,000,000,000,000</text:p>
          </table:table-cell>
          <table:table-cell table:formula="of:=[.$A99]*[.$A99]" office:value-type="float" office:value="9604">
            <text:p>9,604</text:p>
          </table:table-cell>
          <table:table-cell table:style-name="ce1" table:formula="of:=[.$A99]*[.$A99]*[.$A99]" office:value-type="float" office:value="941192">
            <text:p>941,192</text:p>
          </table:table-cell>
          <table:table-cell table:formula="of:=[.$A99]*[.$A99]*[.$A99]*[.$A99]" office:value-type="float" office:value="92236816">
            <text:p>92,236,816</text:p>
          </table:table-cell>
          <table:table-cell table:formula="of:=[.$A99]*[.$A99]*[.$A99]*[.$A99]*[.$A99]" office:value-type="float" office:value="9039207968">
            <text:p>9,039,207,968</text:p>
          </table:table-cell>
          <table:table-cell table:formula="of:=[.$A99]*[.$A99]*[.$A99]*[.$A99]*[.$A99]*[.$A99]" office:value-type="float" office:value="885842380864">
            <text:p>885,842,380,864</text:p>
          </table:table-cell>
          <table:table-cell table:formula="of:=[.$A99]*[.$A99]*[.$A99]*[.$A99]*[.$A99]*[.$A99]*[.$A99]" office:value-type="float" office:value="86812553324672">
            <text:p>86,812,553,324,672</text:p>
          </table:table-cell>
          <table:table-cell table:formula="of:=[.$A99]*[.$A99]*[.$A99]*[.$A99]*[.$A99]*[.$A99]*[.$A99]*[.$A99]" office:value-type="float" office:value="8.50763022581786E+015">
            <text:p>8,507,630,225,817,860</text:p>
          </table:table-cell>
          <table:table-cell table:formula="of:=[.$A99]*[.$A99]*[.$A99]*[.$A99]*[.$A99]*[.$A99]*[.$A99]*[.$A99]*[.$A99]" office:value-type="float" office:value="8.3374776213015E+017">
            <text:p>833,747,762,130,150,000</text:p>
          </table:table-cell>
          <table:table-cell table:formula="of:=[.$A99]*[.$A99]*[.$A99]*[.$A99]*[.$A99]*[.$A99]*[.$A99]*[.$A99]*[.$A99]*[.$A99]" office:value-type="float" office:value="8.17072806887547E+019">
            <text:p>81,707,280,688,754,700,000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table:formula="of:=[.A100]*[.B99]" office:value-type="float" office:value="9.33262154439441E+155">
            <text:p>933,262,154,439,441,000,000,000,000,000,000,000,000,000,000,000,000,000,000,000,000,000,000,000,000,000,000,000,000,000,000,000,000,000,000,000,000,000,000,000,000,000,000,000,000,000,000,000,000,000,000,000</text:p>
          </table:table-cell>
          <table:table-cell table:formula="of:=[.$A100]*[.$A100]" office:value-type="float" office:value="9801">
            <text:p>9,801</text:p>
          </table:table-cell>
          <table:table-cell table:style-name="ce1" table:formula="of:=[.$A100]*[.$A100]*[.$A100]" office:value-type="float" office:value="970299">
            <text:p>970,299</text:p>
          </table:table-cell>
          <table:table-cell table:formula="of:=[.$A100]*[.$A100]*[.$A100]*[.$A100]" office:value-type="float" office:value="96059601">
            <text:p>96,059,601</text:p>
          </table:table-cell>
          <table:table-cell table:formula="of:=[.$A100]*[.$A100]*[.$A100]*[.$A100]*[.$A100]" office:value-type="float" office:value="9509900499">
            <text:p>9,509,900,499</text:p>
          </table:table-cell>
          <table:table-cell table:formula="of:=[.$A100]*[.$A100]*[.$A100]*[.$A100]*[.$A100]*[.$A100]" office:value-type="float" office:value="941480149401">
            <text:p>941,480,149,401</text:p>
          </table:table-cell>
          <table:table-cell table:formula="of:=[.$A100]*[.$A100]*[.$A100]*[.$A100]*[.$A100]*[.$A100]*[.$A100]" office:value-type="float" office:value="93206534790699">
            <text:p>93,206,534,790,699</text:p>
          </table:table-cell>
          <table:table-cell table:formula="of:=[.$A100]*[.$A100]*[.$A100]*[.$A100]*[.$A100]*[.$A100]*[.$A100]*[.$A100]" office:value-type="float" office:value="9.2274469442792E+015">
            <text:p>9,227,446,944,279,200</text:p>
          </table:table-cell>
          <table:table-cell table:formula="of:=[.$A100]*[.$A100]*[.$A100]*[.$A100]*[.$A100]*[.$A100]*[.$A100]*[.$A100]*[.$A100]" office:value-type="float" office:value="9.13517247483641E+017">
            <text:p>913,517,247,483,641,000</text:p>
          </table:table-cell>
          <table:table-cell table:formula="of:=[.$A100]*[.$A100]*[.$A100]*[.$A100]*[.$A100]*[.$A100]*[.$A100]*[.$A100]*[.$A100]*[.$A100]" office:value-type="float" office:value="9.04382075008805E+019">
            <text:p>90,438,207,500,880,500,000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table:formula="of:=[.A101]*[.B100]" office:value-type="float" office:value="9.33262154439441E+157">
            <text:p>93,326,215,443,944,100,000,000,000,000,000,000,000,000,000,000,000,000,000,000,000,000,000,000,000,000,000,000,000,000,000,000,000,000,000,000,000,000,000,000,000,000,000,000,000,000,000,000,000,000,000,000,000</text:p>
          </table:table-cell>
          <table:table-cell table:formula="of:=[.$A101]*[.$A101]" office:value-type="float" office:value="10000">
            <text:p>10,000</text:p>
          </table:table-cell>
          <table:table-cell table:style-name="ce1" table:formula="of:=[.$A101]*[.$A101]*[.$A101]" office:value-type="float" office:value="1000000">
            <text:p>1,000,000</text:p>
          </table:table-cell>
          <table:table-cell table:formula="of:=[.$A101]*[.$A101]*[.$A101]*[.$A101]" office:value-type="float" office:value="100000000">
            <text:p>100,000,000</text:p>
          </table:table-cell>
          <table:table-cell table:formula="of:=[.$A101]*[.$A101]*[.$A101]*[.$A101]*[.$A101]" office:value-type="float" office:value="10000000000">
            <text:p>10,000,000,000</text:p>
          </table:table-cell>
          <table:table-cell table:formula="of:=[.$A101]*[.$A101]*[.$A101]*[.$A101]*[.$A101]*[.$A101]" office:value-type="float" office:value="1000000000000">
            <text:p>1,000,000,000,000</text:p>
          </table:table-cell>
          <table:table-cell table:formula="of:=[.$A101]*[.$A101]*[.$A101]*[.$A101]*[.$A101]*[.$A101]*[.$A101]" office:value-type="float" office:value="100000000000000">
            <text:p>100,000,000,000,000</text:p>
          </table:table-cell>
          <table:table-cell table:formula="of:=[.$A101]*[.$A101]*[.$A101]*[.$A101]*[.$A101]*[.$A101]*[.$A101]*[.$A101]" office:value-type="float" office:value="1E+016">
            <text:p>10,000,000,000,000,000</text:p>
          </table:table-cell>
          <table:table-cell table:formula="of:=[.$A101]*[.$A101]*[.$A101]*[.$A101]*[.$A101]*[.$A101]*[.$A101]*[.$A101]*[.$A101]" office:value-type="float" office:value="1E+018">
            <text:p>1,000,000,000,000,000,000</text:p>
          </table:table-cell>
          <table:table-cell table:formula="of:=[.$A101]*[.$A101]*[.$A101]*[.$A101]*[.$A101]*[.$A101]*[.$A101]*[.$A101]*[.$A101]*[.$A101]" office:value-type="float" office:value="1E+020">
            <text:p>100,000,000,000,000,000,000</text:p>
          </table:table-cell>
          <table:table-cell table:number-columns-repeated="1013"/>
        </table:table-row>
      </table:table>
      <table:database-ranges>
        <table:database-range table:target-range-address="Results.AM1:Results.AP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11/24/2020</text:date>, <text:time>03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Ser</meta:initial-creator>
    <meta:creation-date>2020-11-22T19:57:25.47</meta:creation-date>
    <dc:date>2020-11-24T03:26:24.87</dc:date>
    <dc:creator>U Ser</dc:creator>
    <meta:editing-duration>P1DT5H2M26S</meta:editing-duration>
    <meta:editing-cycles>24</meta:editing-cycles>
    <meta:generator>OpenOffice/4.1.7$Win32 OpenOffice.org_project/417m1$Build-9800</meta:generator>
    <meta:document-statistic meta:table-count="4" meta:cell-count="79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432cm" xlink:href=".." xlink:type="simple" chart:class="chart:line" chart:style-name="ch1">
        <chart:legend chart:legend-position="bottom" svg:x="4.824cm" svg:y="8.623cm" style:legend-expansion="wide" chart:style-name="ch2"/>
        <chart:plot-area chart:style-name="ch3" table:cell-range-address="'Search Depth'.A1:'Search Depth'.D102" chart:data-source-has-labels="both" svg:x="0.77cm" svg:y="0.887cm" svg:width="14.605cm" svg:height="7.128cm">
          <chartooo:coordinate-region svg:x="1.391cm" svg:y="1.099cm" svg:width="13.704cm" svg:height="6.243cm"/>
          <chart:axis chart:dimension="x" chart:name="primary-x" chart:style-name="ch4" chartooo:axis-type="auto">
            <chartooo:date-scale/>
            <chart:categories table:cell-range-address="'Search Depth'.A2:'Search Depth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arch Depth'.B2:'Search Depth'.B102" chart:label-cell-address="'Search Depth'.B1:'Search Depth'.B1" chart:class="chart:line">
            <chart:data-point chart:repeated="101"/>
          </chart:series>
          <chart:series chart:style-name="ch8" chart:values-cell-range-address="'Search Depth'.C2:'Search Depth'.C102" chart:label-cell-address="'Search Depth'.C1:'Search Depth'.C1" chart:class="chart:line">
            <chart:data-point chart:repeated="101"/>
          </chart:series>
          <chart:series chart:style-name="ch9" chart:values-cell-range-address="'Search Depth'.D2:'Search Depth'.D102" chart:label-cell-address="'Search Depth'.D1:'Search Depth'.D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  <draw:g>
                  <svg:desc>'Search Depth'.B1:'Search Depth'.B1</svg:desc>
                </draw:g>
              </table:table-cell>
              <table:table-cell office:value-type="string">
                <text:p>Normal</text:p>
                <draw:g>
                  <svg:desc>'Search Depth'.C1:'Search Depth'.C1</svg:desc>
                </draw:g>
              </table:table-cell>
              <table:table-cell office:value-type="string">
                <text:p>Genius</text:p>
                <draw:g>
                  <svg:desc>'Search Depth'.D1:'Search Depth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earch Depth'.A2:'Search Depth'.A102</svg:desc>
                </draw:g>
              </table:table-cell>
              <table:table-cell office:value-type="float" office:value="NaN">
                <text:p>NaN</text:p>
                <draw:g>
                  <svg:desc>'Search Depth'.B2:'Search Depth'.B102</svg:desc>
                </draw:g>
              </table:table-cell>
              <table:table-cell office:value-type="float" office:value="NaN">
                <text:p>NaN</text:p>
                <draw:g>
                  <svg:desc>'Search Depth'.C2:'Search Depth'.C102</svg:desc>
                </draw:g>
              </table:table-cell>
              <table:table-cell office:value-type="float" office:value="NaN">
                <text:p>NaN</text:p>
                <draw:g>
                  <svg:desc>'Search Depth'.D2:'Search Depth'.D1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955cm" svg:height="11.823cm" xlink:href=".." xlink:type="simple" chart:class="chart:line" chart:style-name="ch1">
        <chart:legend chart:legend-position="bottom" svg:x="2.337cm" svg:y="10.49cm" style:legend-expansion="wide" chart:style-name="ch2"/>
        <chart:plot-area chart:style-name="ch3" table:cell-range-address="Plot.A1:Plot.J102" chart:data-source-has-labels="both" svg:x="0.869cm" svg:y="1.079cm" svg:width="19.248cm" svg:height="8.755cm">
          <chartooo:coordinate-region svg:x="1.676cm" svg:y="1.292cm" svg:width="18.162cm" svg:height="7.869cm"/>
          <chart:axis chart:dimension="x" chart:name="primary-x" chart:style-name="ch4" chartooo:axis-type="auto">
            <chartooo:date-scale/>
            <chart:categories table:cell-range-address="Plot.A4:Plot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.B4:Plot.B102" chart:label-cell-address="Plot.B1:Plot.B3" chart:class="chart:line">
            <chart:data-point chart:repeated="99"/>
          </chart:series>
          <chart:series chart:style-name="ch8" chart:values-cell-range-address="Plot.C4:Plot.C102" chart:label-cell-address="Plot.C1:Plot.C3" chart:class="chart:line">
            <chart:data-point chart:repeated="99"/>
          </chart:series>
          <chart:series chart:style-name="ch9" chart:values-cell-range-address="Plot.D4:Plot.D102" chart:label-cell-address="Plot.D1:Plot.D3" chart:class="chart:line">
            <chart:data-point chart:repeated="99"/>
          </chart:series>
          <chart:series chart:style-name="ch10" chart:values-cell-range-address="Plot.E4:Plot.E102" chart:label-cell-address="Plot.E1:Plot.E3" chart:class="chart:line">
            <chart:data-point chart:repeated="99"/>
          </chart:series>
          <chart:series chart:style-name="ch11" chart:values-cell-range-address="Plot.F4:Plot.F102" chart:label-cell-address="Plot.F1:Plot.F3" chart:class="chart:line">
            <chart:data-point chart:repeated="99"/>
          </chart:series>
          <chart:series chart:style-name="ch12" chart:values-cell-range-address="Plot.G4:Plot.G102" chart:label-cell-address="Plot.G1:Plot.G3" chart:class="chart:line">
            <chart:data-point chart:repeated="99"/>
          </chart:series>
          <chart:series chart:style-name="ch13" chart:values-cell-range-address="Plot.H4:Plot.H102" chart:label-cell-address="Plot.H1:Plot.H3" chart:class="chart:line">
            <chart:data-point chart:repeated="99"/>
          </chart:series>
          <chart:series chart:style-name="ch14" chart:values-cell-range-address="Plot.I4:Plot.I102" chart:label-cell-address="Plot.I1:Plot.I3" chart:class="chart:line">
            <chart:data-point chart:repeated="99"/>
          </chart:series>
          <chart:series chart:style-name="ch15" chart:values-cell-range-address="Plot.J4:Plot.J102" chart:label-cell-address="Plot.J1:Plot.J3" chart:class="chart:line">
            <chart:data-point chart:repeated="9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x6 Easy</text:p>
                <text:list>
                  <text:list-item>
                    <text:p>6x6 Eas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B1:Plot.B3</svg:desc>
                </draw:g>
              </table:table-cell>
              <table:table-cell office:value-type="string">
                <text:p>6x6 Normal</text:p>
                <text:list>
                  <text:list-item>
                    <text:p>6x6 Norm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C1:Plot.C3</svg:desc>
                </draw:g>
              </table:table-cell>
              <table:table-cell office:value-type="string">
                <text:p>6x6 Genius</text:p>
                <text:list>
                  <text:list-item>
                    <text:p>6x6 Geniu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D1:Plot.D3</svg:desc>
                </draw:g>
              </table:table-cell>
              <table:table-cell office:value-type="string">
                <text:p>8x8 Easy</text:p>
                <text:list>
                  <text:list-item>
                    <text:p>8x8 Eas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E1:Plot.E3</svg:desc>
                </draw:g>
              </table:table-cell>
              <table:table-cell office:value-type="string">
                <text:p>8x8 Normal</text:p>
                <text:list>
                  <text:list-item>
                    <text:p>8x8 Norm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F1:Plot.F3</svg:desc>
                </draw:g>
              </table:table-cell>
              <table:table-cell office:value-type="string">
                <text:p>8x8 Genius</text:p>
                <text:list>
                  <text:list-item>
                    <text:p>8x8 Geniu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G1:Plot.G3</svg:desc>
                </draw:g>
              </table:table-cell>
              <table:table-cell office:value-type="string">
                <text:p>10x10 Easy</text:p>
                <text:list>
                  <text:list-item>
                    <text:p>10x10 Eas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H1:Plot.H3</svg:desc>
                </draw:g>
              </table:table-cell>
              <table:table-cell office:value-type="string">
                <text:p>10x10 Normal</text:p>
                <text:list>
                  <text:list-item>
                    <text:p>10x10 Normal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I1:Plot.I3</svg:desc>
                </draw:g>
              </table:table-cell>
              <table:table-cell office:value-type="string">
                <text:p>10x10 Genius</text:p>
                <text:list>
                  <text:list-item>
                    <text:p>10x10 Geniu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Plot.J1:Plot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lot.A4:Plot.A102</svg:desc>
                </draw:g>
              </table:table-cell>
              <table:table-cell office:value-type="float" office:value="0">
                <text:p>0</text:p>
                <draw:g>
                  <svg:desc>Plot.B4:Plot.B102</svg:desc>
                </draw:g>
              </table:table-cell>
              <table:table-cell office:value-type="float" office:value="0">
                <text:p>0</text:p>
                <draw:g>
                  <svg:desc>Plot.C4:Plot.C102</svg:desc>
                </draw:g>
              </table:table-cell>
              <table:table-cell office:value-type="float" office:value="0">
                <text:p>0</text:p>
                <draw:g>
                  <svg:desc>Plot.D4:Plot.D102</svg:desc>
                </draw:g>
              </table:table-cell>
              <table:table-cell office:value-type="float" office:value="0">
                <text:p>0</text:p>
                <draw:g>
                  <svg:desc>Plot.E4:Plot.E102</svg:desc>
                </draw:g>
              </table:table-cell>
              <table:table-cell office:value-type="float" office:value="0">
                <text:p>0</text:p>
                <draw:g>
                  <svg:desc>Plot.F4:Plot.F102</svg:desc>
                </draw:g>
              </table:table-cell>
              <table:table-cell office:value-type="float" office:value="0">
                <text:p>0</text:p>
                <draw:g>
                  <svg:desc>Plot.G4:Plot.G102</svg:desc>
                </draw:g>
              </table:table-cell>
              <table:table-cell office:value-type="float" office:value="0">
                <text:p>0</text:p>
                <draw:g>
                  <svg:desc>Plot.H4:Plot.H102</svg:desc>
                </draw:g>
              </table:table-cell>
              <table:table-cell office:value-type="float" office:value="0">
                <text:p>0</text:p>
                <draw:g>
                  <svg:desc>Plot.I4:Plot.I102</svg:desc>
                </draw:g>
              </table:table-cell>
              <table:table-cell office:value-type="float" office:value="0">
                <text:p>0</text:p>
                <draw:g>
                  <svg:desc>Plot.J4:Plot.J1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89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94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67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28">
                <text:p>42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643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